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2cm"/>
    </style:style>
    <style:style style:name="co4" style:family="table-column">
      <style:table-column-properties fo:break-before="auto" style:column-width="6.436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7.742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0.908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0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/>
      <style:text-properties fo:color="#1a1a1a" style:text-outline="false" style:text-line-through-style="none" style:text-position="0% 100%" fo:font-family="Cantarell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Cantarell" style:font-pitch-asian="variable" style:font-size-asian="6.40000009536743pt" style:language-asian="none" style:country-asian="none" style:font-style-asian="normal" style:font-weight-asian="normal" style:font-family-complex="Cantarell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table table:name="Motor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4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4" office:value-type="percentage" office:value="0.519">
            <text:p>51.90%</text:p>
          </table:table-cell>
          <table:table-cell/>
          <table:table-cell table:style-name="ce4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8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3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4]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5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6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9"/>
          <table:table-cell table:formula="of:=[.B7]" office:value-type="float" office:value="0.64">
            <text:p>0.64</text:p>
          </table:table-cell>
          <table:table-cell table:number-columns-repeated="101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9"/>
          <table:table-cell table:formula="of:=[.B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Disabled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string">
            <text:p>Multiplexer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:.B10])" office:value-type="float" office:value="66.64">
            <text:p>66.64</text:p>
          </table:table-cell>
          <table:table-cell/>
          <table:table-cell table:style-name="Default"/>
          <table:table-cell table:number-columns-repeated="9"/>
          <table:table-cell table:style-name="ce2" table:formula="of:=SUM([.N3:.N10])" office:value-type="float" office:value="46.64">
            <text:p>46.6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9" office:value-type="percentage" office:value="0.8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14]" office:value-type="percentage" office:value="0.8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6"/>
          <table:table-cell table:style-name="ce9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Disabled Total (minus pull-ups)</text:p>
          </table:table-cell>
          <table:table-cell table:formula="of:=[.B11] - [.B9] - [.B10]" office:value-type="float" office:value="18.64">
            <text:p>18.64</text:p>
          </table:table-cell>
          <table:table-cell/>
          <table:table-cell table:style-name="Default"/>
          <table:table-cell table:number-columns-repeated="9"/>
          <table:table-cell table:formula="of:=[.N11] - [.N9] - [.N10]" office:value-type="float" office:value="18.64">
            <text:p>18.64</text:p>
          </table:table-cell>
          <table:table-cell table:number-columns-repeated="1010"/>
        </table:table-row>
        <table:table-row table:style-name="ro1">
          <table:table-cell office:value-type="string">
            <text:p>Extra Quiescent</text:p>
          </table:table-cell>
          <table:table-cell table:formula="of:=100 - [.B3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9"/>
          <table:table-cell table:formula="of:=100 - [.N3]" office:value-type="float" office:value="99">
            <text:p>99</text:p>
          </table:table-cell>
          <table:table-cell table:number-columns-repeated="101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9"/>
          <table:table-cell table:formula="of:=[.B19]"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string">
            <text:p>Output Bypass – 4x 10uF</text:p>
          </table:table-cell>
          <table:table-cell table:formula="of:=2 * [.B7]" office:value-type="float" office:value="1.28">
            <text:p>1.28</text:p>
          </table:table-cell>
          <table:table-cell/>
          <table:table-cell table:style-name="Default"/>
          <table:table-cell table:number-columns-repeated="9"/>
          <table:table-cell table:formula="of:=[.B20]" office:value-type="float" office:value="1.28">
            <text:p>1.28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17:.B20])" office:value-type="float" office:value="125.92">
            <text:p>125.92</text:p>
          </table:table-cell>
          <table:table-cell/>
          <table:table-cell table:style-name="Default"/>
          <table:table-cell table:number-columns-repeated="9"/>
          <table:table-cell table:style-name="ce2" table:formula="of:=SUM([.N17:.N20])" office:value-type="float" office:value="125.92">
            <text:p>125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9" office:value-type="percentage" office:value="0.8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24]" office:value-type="percentage" office:value="0.8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7"/>
          <table:table-cell table:style-name="ce10" table:number-columns-repeated="10"/>
          <table:table-cell/>
          <table:table-cell table:style-name="ce10" table:number-columns-repeated="101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Enabled Low Power total</text:p>
          </table:table-cell>
          <table:table-cell table:formula="of:=[.B21]" office:value-type="float" office:value="125.92">
            <text:p>125.92</text:p>
          </table:table-cell>
          <table:table-cell/>
          <table:table-cell table:style-name="Default"/>
          <table:table-cell table:number-columns-repeated="9"/>
          <table:table-cell table:formula="of:=[.N21]" office:value-type="float" office:value="125.92">
            <text:p>125.92</text:p>
          </table:table-cell>
          <table:table-cell table:number-columns-repeated="101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9"/>
          <table:table-cell table:formula="of:=[.B28]" office:value-type="float" office:value="75">
            <text:p>75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27:.B28])" office:value-type="float" office:value="200.92">
            <text:p>200.92</text:p>
          </table:table-cell>
          <table:table-cell/>
          <table:table-cell table:style-name="Default"/>
          <table:table-cell table:number-columns-repeated="9"/>
          <table:table-cell table:style-name="ce2" table:formula="of:=SUM([.N27:.N28])" office:value-type="float" office:value="200.92">
            <text:p>200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VINA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3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VINB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4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Out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5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6]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7]" office:value-type="float" office:value="1.2">
            <text:p>1.2</text:p>
          </table:table-cell>
          <table:table-cell table:number-columns-repeated="101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8]" office:value-type="float" office:value="1.2">
            <text:p>1.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3:.B38])" office:value-type="float" office:value="25.06">
            <text:p>25.06</text:p>
          </table:table-cell>
          <table:table-cell/>
          <table:table-cell table:style-name="Default"/>
          <table:table-cell table:number-columns-repeated="9"/>
          <table:table-cell table:style-name="ce2" table:formula="of:=SUM([.N33:.N38])" office:value-type="float" office:value="25.06">
            <text:p>25.0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7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office:value-type="float" office:value="1.5">
            <text:p>1.5</text:p>
          </table:table-cell>
          <table:table-cell table:number-columns-repeated="101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5.5">
            <text:p>5.5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9"/>
          <table:table-cell table:formula="of:=[.B50]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9"/>
          <table:table-cell table:formula="of:=[.B51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table:formula="of:=[.B52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9"/>
          <table:table-cell table:formula="of:=[.B53]" office:value-type="float" office:value="0.44">
            <text:p>0.44</text:p>
          </table:table-cell>
          <table:table-cell table:number-columns-repeated="1010"/>
        </table:table-row>
        <table:table-row table:style-name="ro1">
          <table:table-cell office:value-type="string">
            <text:p>PIC Input Protection Diode leakage – 3x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9"/>
          <table:table-cell table:formula="of:=[.B54]"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43:.B54])" office:value-type="float" office:value="38.24">
            <text:p>38.24</text:p>
          </table:table-cell>
          <table:table-cell/>
          <table:table-cell table:style-name="Default"/>
          <table:table-cell table:number-columns-repeated="9"/>
          <table:table-cell table:style-name="ce2" table:formula="of:=SUM([.N43:.N54])" office:value-type="float" office:value="36.44">
            <text:p>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PIC (Asleep)</text:p>
          </table:table-cell>
          <table:table-cell table:formula="of:=[.B55]" office:value-type="float" office:value="38.24">
            <text:p>38.24</text:p>
          </table:table-cell>
          <table:table-cell/>
          <table:table-cell table:style-name="Default"/>
          <table:table-cell table:number-columns-repeated="9"/>
          <table:table-cell table:formula="of:=[.N55]" office:value-type="float" office:value="36.44">
            <text:p>36.44</text:p>
          </table:table-cell>
          <table:table-cell table:number-columns-repeated="1010"/>
        </table:table-row>
        <table:table-row table:style-name="ro1">
          <table:table-cell office:value-type="string">
            <text:p>HFINTOSC 8MHz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office:value-type="float" office:value="950">
            <text:p>95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59:.B60])" office:value-type="float" office:value="1688.24">
            <text:p>1688.24</text:p>
          </table:table-cell>
          <table:table-cell table:number-columns-repeated="11"/>
          <table:table-cell table:style-name="ce2" table:formula="of:=SUM([.N59:.N60])" office:value-type="float" office:value="986.44">
            <text:p>986.4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PIC (Awake – HFINTOSC)</text:p>
          </table:table-cell>
          <table:table-cell table:formula="of:=[.B61]" office:value-type="float" office:value="1688.24">
            <text:p>1688.24</text:p>
          </table:table-cell>
          <table:table-cell table:number-columns-repeated="11"/>
          <table:table-cell table:formula="of:=[.N61]" office:value-type="float" office:value="986.44">
            <text:p>986.44</text:p>
          </table:table-cell>
          <table:table-cell table:number-columns-repeated="1010"/>
        </table:table-row>
        <table:table-row table:style-name="ro1">
          <table:table-cell office:value-type="string">
            <text:p>ADC VREF / Capture current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table:formula="of:=[.B66]" office:value-type="float" office:value="1050">
            <text:p>1050</text:p>
          </table:table-cell>
          <table:table-cell table:number-columns-repeated="1010"/>
        </table:table-row>
        <table:table-row table:style-name="ro1">
          <table:table-cell office:value-type="string">
            <text:p>Fudge Factor !!!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Finger in the air, arm-waving guestimate – PWM current, ADC conversions, whatever...</text:p>
          </table:table-cell>
          <table:table-cell table:number-columns-repeated="9"/>
          <table:table-cell table:formula="of:=[.B67]" office:value-type="float" office:value="2000">
            <text:p>200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65:.B67])" office:value-type="float" office:value="4738.24">
            <text:p>4738.24</text:p>
          </table:table-cell>
          <table:table-cell/>
          <table:table-cell table:style-name="Default"/>
          <table:table-cell table:number-columns-repeated="9"/>
          <table:table-cell table:style-name="ce2" table:formula="of:=SUM([.N65:.N67])" office:value-type="float" office:value="4036.44">
            <text:p>40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2]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73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Temperature Sensor Filter leakage</text:p>
          </table:table-cell>
          <table:table-cell office:value-type="float" office:value="0.22">
            <text:p>0.22</text:p>
          </table:table-cell>
          <table:table-cell/>
          <table:table-cell table:style-name="Default"/>
          <table:table-cell table:number-columns-repeated="9"/>
          <table:table-cell table:formula="of:=[.B74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5]" office:value-type="float" office:value="80">
            <text:p>80</text:p>
          </table:table-cell>
          <table:table-cell table:number-columns-repeated="101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76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7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8]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office:value-type="string">
            <text:p>Offboard VDD Bypasses – 4x 2.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9"/>
          <table:table-cell table:formula="of:=[.B79]" office:value-type="float" office:value="0.88">
            <text:p>0.88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72:.B79])" office:value-type="float" office:value="143.54">
            <text:p>143.54</text:p>
          </table:table-cell>
          <table:table-cell/>
          <table:table-cell table:style-name="Default"/>
          <table:table-cell table:number-columns-repeated="9"/>
          <table:table-cell table:style-name="ce2" table:formula="of:=SUM([.N72:.N79])" office:value-type="float" office:value="143.54">
            <text:p>143.54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style-name="ce1" office:value-type="string">
            <text:p>LCD / Motor Power Supply</text:p>
          </table:table-cell>
          <table:table-cell table:style-name="ce8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office:value-type="string">
            <text:p>Current Limit Comparator quiescent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84]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string">
            <text:p>Comparato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85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Comparator Reference current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At 1.05% of 3.3V, minimum resistor value; at 95% of 3.3V, maximum resistor value, this is about 84uA – MOSFET Rdson drop reduces this by ~5uA</text:p>
          </table:table-cell>
          <table:table-cell table:number-columns-repeated="9"/>
          <table:table-cell table:formula="of:=[.B86]" office:value-type="float" office:value="151">
            <text:p>151</text:p>
          </table:table-cell>
          <table:table-cell table:number-columns-repeated="1010"/>
        </table:table-row>
        <table:table-row table:style-name="ro1">
          <table:table-cell office:value-type="string">
            <text:p>Motor Driver Quiescent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Sum of datasheet parameters</text:p>
          </table:table-cell>
          <table:table-cell table:number-columns-repeated="9"/>
          <table:table-cell table:formula="of:=[.B87]" office:value-type="float" office:value="671">
            <text:p>671</text:p>
          </table:table-cell>
          <table:table-cell table:number-columns-repeated="1010"/>
        </table:table-row>
        <table:table-row table:style-name="ro1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88]"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Motor H-Bridge Reservoir leakage</text:p>
          </table:table-cell>
          <table:table-cell table:style-name="ce11" table:formula="of:=2 * 0.32 + 0.22" office:value-type="float" office:value="0.86">
            <text:p>0.86</text:p>
          </table:table-cell>
          <table:table-cell table:number-columns-repeated="11"/>
          <table:table-cell table:formula="of:=[.B89]" office:value-type="float" office:value="0.86">
            <text:p>0.86</text:p>
          </table:table-cell>
          <table:table-cell table:number-columns-repeated="1010"/>
        </table:table-row>
        <table:table-row table:style-name="ro1">
          <table:table-cell office:value-type="string">
            <text:p>Motor Current Sense quiescent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90]" office:value-type="float" office:value="2.4">
            <text:p>2.4</text:p>
          </table:table-cell>
          <table:table-cell table:number-columns-repeated="1010"/>
        </table:table-row>
        <table:table-row table:style-name="ro1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91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92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84:.B92])" office:value-type="float" office:value="870.2">
            <text:p>870.2</text:p>
          </table:table-cell>
          <table:table-cell table:number-columns-repeated="11"/>
          <table:table-cell table:style-name="ce2" table:formula="of:=SUM([.N84:.N92])" office:value-type="float" office:value="870.2">
            <text:p>870.2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 Events</text:p>
          </table:table-cell>
          <table:table-cell table:style-name="ce8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mA</text:p>
          </table:table-cell>
          <table:table-cell table:number-columns-repeated="1010"/>
        </table:table-row>
        <table:table-row table:style-name="ro1">
          <table:table-cell office:value-type="string">
            <text:p>Quiescent</text:p>
          </table:table-cell>
          <table:table-cell table:style-name="ce5" office:value-type="float" office:value="2.5">
            <text:p>2.5</text:p>
          </table:table-cell>
          <table:table-cell/>
          <table:table-cell office:value-type="string">
            <text:p>Various – Contrast and Pin Leakages, for example</text:p>
          </table:table-cell>
          <table:table-cell table:number-columns-repeated="9"/>
          <table:table-cell table:formula="of:=[.B97]" office:value-type="float" office:value="2.5">
            <text:p>2.5</text:p>
          </table:table-cell>
          <table:table-cell table:number-columns-repeated="1010"/>
        </table:table-row>
        <table:table-row table:style-name="ro1">
          <table:table-cell office:value-type="string">
            <text:p>LCD On</text:p>
          </table:table-cell>
          <table:table-cell table:style-name="ce5" office:value-type="float" office:value="3">
            <text:p>3</text:p>
          </table:table-cell>
          <table:table-cell/>
          <table:table-cell table:style-name="Default"/>
          <table:table-cell table:number-columns-repeated="9"/>
          <table:table-cell table:formula="of:=[.B98]"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LCD Backlight</text:p>
          </table:table-cell>
          <table:table-cell table:style-name="ce5" office:value-type="float" office:value="30">
            <text:p>30</text:p>
          </table:table-cell>
          <table:table-cell/>
          <table:table-cell table:style-name="Default"/>
          <table:table-cell table:number-columns-repeated="9"/>
          <table:table-cell table:formula="of:=[.B99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office:value-type="string">
            <text:p>Motor On, No Load</text:p>
          </table:table-cell>
          <table:table-cell table:style-name="ce5" office:value-type="float" office:value="130">
            <text:p>130</text:p>
          </table:table-cell>
          <table:table-cell/>
          <table:table-cell table:style-name="Default"/>
          <table:table-cell table:number-columns-repeated="9"/>
          <table:table-cell table:formula="of:=[.B100]" office:value-type="float" office:value="130">
            <text:p>130</text:p>
          </table:table-cell>
          <table:table-cell table:number-columns-repeated="1010"/>
        </table:table-row>
        <table:table-row table:style-name="ro1">
          <table:table-cell office:value-type="string">
            <text:p>Motor On, Load</text:p>
          </table:table-cell>
          <table:table-cell table:style-name="ce5" office:value-type="float" office:value="500">
            <text:p>500</text:p>
          </table:table-cell>
          <table:table-cell/>
          <table:table-cell table:style-name="Default"/>
          <table:table-cell table:number-columns-repeated="9"/>
          <table:table-cell table:formula="of:=[.B101]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Motor On, Stall</text:p>
          </table:table-cell>
          <table:table-cell table:style-name="ce5" office:value-type="float" office:value="1200">
            <text:p>1200</text:p>
          </table:table-cell>
          <table:table-cell/>
          <table:table-cell table:style-name="Default"/>
          <table:table-cell table:number-columns-repeated="9"/>
          <table:table-cell table:formula="of:=[.B102]" office:value-type="float" office:value="1200">
            <text:p>12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9] + [.B55]" office:value-type="float" office:value="129.94">
            <text:p>129.94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9"/>
          <table:table-cell table:style-name="ce2" table:formula="of:=[.N11] + [.N39] + [.N55]" office:value-type="float" office:value="108.14">
            <text:p>108.1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2" table:formula="of:=[.B11] + [.B39] + [.B61]" office:value-type="float" office:value="1779.94">
            <text:p>1779.94</text:p>
          </table:table-cell>
          <table:table-cell/>
          <table:table-cell office:value-type="string">
            <text:p>SMPS Disabled, PIC VDD Multiplexer, PIC Awake (HFINTOSC)</text:p>
          </table:table-cell>
          <table:table-cell table:number-columns-repeated="9"/>
          <table:table-cell table:style-name="ce12" table:formula="of:=[.N11] + [.N39] + [.N61]" office:value-type="float" office:value="1058.14">
            <text:p>1058.1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2" table:formula="of:=[.B21] + [.B39] + ([.B68] + [.B80]) / [.B14]" office:value-type="float" office:value="6253.205">
            <text:p>6253.205</text:p>
          </table:table-cell>
          <table:table-cell/>
          <table:table-cell office:value-type="string">
            <text:p>SMPS Enabled (Low Power), PIC VDD Multiplexer, PIC Awake (HFINTOSC and Working Hard), Sensors / Glue</text:p>
          </table:table-cell>
          <table:table-cell table:number-columns-repeated="9"/>
          <table:table-cell table:style-name="ce12" table:formula="of:=[.N21] + [.N39] + ([.N68] + [.N80]) / [.N14]" office:value-type="float" office:value="5375.955">
            <text:p>5375.95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2" table:formula="of:=[.B29] + [.B39] + ([.B68] + [.B80] + [.B93] + 1000 * ([.B97] + [.B101])) / [.B24]" office:value-type="float" office:value="635540.955">
            <text:p>635540.955</text:p>
          </table:table-cell>
          <table:table-cell/>
          <table:table-cell office:value-type="string">
            <text:p>SMPS Enabled (High Power), PIC VDD Multiplexer, PIC Awake (HFINTOSC and Working Hard), Sensors / Glue, Motor VDD, Motor at Load</text:p>
          </table:table-cell>
          <table:table-cell table:number-columns-repeated="9"/>
          <table:table-cell table:style-name="ce12" table:formula="of:=[.N29] + [.N39] + ([.N68] + [.N80] + [.N93] + 1000 * ([.N97] + [.N101])) / [.N24]" office:value-type="float" office:value="634663.705">
            <text:p>634663.70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9"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table:style-name="ce2" office:value-type="string">
            <text:p>Q</text:p>
          </table:table-cell>
          <table:table-cell table:number-columns-repeated="1008"/>
        </table:table-row>
        <table:table-row table:style-name="ro1">
          <table:table-cell table:style-name="ce2" table:formula="of:=[.A106]" office:value-type="string" office:string-value="Low Power State (Default)">
            <text:p>Low Power State (Default)</text:p>
          </table:table-cell>
          <table:table-cell table:style-name="ce2" table:formula="of:=[.B106]" office:value-type="float" office:value="129.94">
            <text:p>129.94</text:p>
          </table:table-cell>
          <table:table-cell table:style-name="ce2" table:formula="of:=3600 * 24 - SUM([.C114:.C123])" office:value-type="float" office:value="86208.5540540541">
            <text:p>86208.5540540541</text:p>
          </table:table-cell>
          <table:table-cell table:formula="of:=([.B113] / 1000) * ([.C113] / 3600)" office:value-type="float" office:value="3.11164986493994">
            <text:p>3.1116498649</text:p>
          </table:table-cell>
          <table:table-cell table:number-columns-repeated="9"/>
          <table:table-cell table:style-name="ce2" table:formula="of:=[.N106]" office:value-type="float" office:value="108.14">
            <text:p>108.14</text:p>
          </table:table-cell>
          <table:table-cell table:style-name="ce5" table:formula="of:=[.C113]" office:value-type="float" office:value="86208.5540540541">
            <text:p>86208.5540540541</text:p>
          </table:table-cell>
          <table:table-cell table:style-name="ce2" table:formula="of:=([.N113] / 1000) * ([.O113] / 3600)" office:value-type="float" office:value="2.5896091765015">
            <text:p>2.589609176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107]" office:value-type="float" office:value="1779.94">
            <text:p>1779.94</text:p>
          </table:table-cell>
          <table:table-cell table:formula="of:=0.001 * (24 * 3600 / (8 * 65536 / 32768))" office:value-type="float" office:value="5.4">
            <text:p>5.4</text:p>
          </table:table-cell>
          <table:table-cell table:formula="of:=([.B114] / 1000) * ([.C114] / 3600)" office:value-type="float" office:value="0.00266991">
            <text:p>0.00266991</text:p>
          </table:table-cell>
          <table:table-cell/>
          <table:table-cell table:style-name="ce2" office:value-type="string">
            <text:p>16-bit overflow with pre-scaler of 8; average 1ms (1000 instructions @ 4MHz) awake time</text:p>
          </table:table-cell>
          <table:table-cell table:number-columns-repeated="7"/>
          <table:table-cell table:style-name="ce2" table:formula="of:=[.N107]" office:value-type="float" office:value="1058.14">
            <text:p>1058.14</text:p>
          </table:table-cell>
          <table:table-cell table:style-name="ce5" table:formula="of:=[.C114]" office:value-type="float" office:value="5.4">
            <text:p>5.4</text:p>
          </table:table-cell>
          <table:table-cell table:style-name="ce2" table:formula="of:=([.N114] / 1000) * ([.O114] / 3600)" office:value-type="float" office:value="0.00158721">
            <text:p>0.0015872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108]" office:value-type="float" office:value="6253.205">
            <text:p>6253.205</text:p>
          </table:table-cell>
          <table:table-cell table:formula="of:=1 * (24 * 3600 / (37 * 8 * 65536 / 32768))" office:value-type="float" office:value="145.945945945946">
            <text:p>145.9459459459</text:p>
          </table:table-cell>
          <table:table-cell table:formula="of:=([.B115] / 1000) * ([.C115] / 3600)" office:value-type="float" office:value="0.253508310810811">
            <text:p>0.2535083108</text:p>
          </table:table-cell>
          <table:table-cell/>
          <table:table-cell table:style-name="ce2" office:value-type="string">
            <text:p>Every 37 overflows (~10 minutes), wake up for 1 second to read sensors</text:p>
          </table:table-cell>
          <table:table-cell table:number-columns-repeated="7"/>
          <table:table-cell table:style-name="ce2" table:formula="of:=[.N108]" office:value-type="float" office:value="5375.955">
            <text:p>5375.955</text:p>
          </table:table-cell>
          <table:table-cell table:style-name="ce5" table:formula="of:=[.C115]" office:value-type="float" office:value="145.945945945946">
            <text:p>145.9459459459</text:p>
          </table:table-cell>
          <table:table-cell table:style-name="ce2" table:formula="of:=([.N115] / 1000) * ([.O115] / 3600)" office:value-type="float" office:value="0.217944121621622">
            <text:p>0.217944121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109]" office:value-type="float" office:value="635540.955">
            <text:p>635540.955</text:p>
          </table:table-cell>
          <table:table-cell table:formula="of:=2 * 20" office:value-type="float" office:value="40">
            <text:p>40</text:p>
          </table:table-cell>
          <table:table-cell table:formula="of:=([.B116] / 1000) * ([.C116] / 3600)" office:value-type="float" office:value="7.06156616666667">
            <text:p>7.0615661667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7"/>
          <table:table-cell table:style-name="ce2" table:formula="of:=[.N109]" office:value-type="float" office:value="634663.705">
            <text:p>634663.705</text:p>
          </table:table-cell>
          <table:table-cell table:style-name="ce5" table:formula="of:=[.C116]" office:value-type="float" office:value="40">
            <text:p>40</text:p>
          </table:table-cell>
          <table:table-cell table:style-name="ce2" table:formula="of:=([.N116] / 1000) * ([.O116] / 3600)" office:value-type="float" office:value="7.05181894444444">
            <text:p>7.051818944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otor Stall</text:p>
          </table:table-cell>
          <table:table-cell table:style-name="ce2" table:formula="of:=1000 * [.B102]" office:value-type="float" office:value="1200000">
            <text:p>1200000</text:p>
          </table:table-cell>
          <table:table-cell office:value-type="float" office:value="0.1">
            <text:p>0.1</text:p>
          </table:table-cell>
          <table:table-cell table:formula="of:=([.B117] / 1000) * ([.C117] / 3600)" office:value-type="float" office:value="0.0333333333333333">
            <text:p>0.0333333333</text:p>
          </table:table-cell>
          <table:table-cell/>
          <table:table-cell table:style-name="ce2" office:value-type="string">
            <text:p>Once per day, 100ms rising door stop</text:p>
          </table:table-cell>
          <table:table-cell table:number-columns-repeated="7"/>
          <table:table-cell table:style-name="ce2" table:formula="of:=1000 * [.N102]" office:value-type="float" office:value="1200000">
            <text:p>1200000</text:p>
          </table:table-cell>
          <table:table-cell table:style-name="ce5" table:formula="of:=[.C117]" office:value-type="float" office:value="0.1">
            <text:p>0.1</text:p>
          </table:table-cell>
          <table:table-cell table:style-name="ce2" table:formula="of:=([.N117] / 1000) * ([.O117] / 3600)" office:value-type="float" office:value="0.0333333333333333">
            <text:p>0.03333333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8] / 1000) * ([.C118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18]" office:value-type="float" office:value="0">
            <text:p>0</text:p>
          </table:table-cell>
          <table:table-cell table:style-name="ce2" table:formula="of:=([.N118] / 1000) * ([.O118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9] / 1000) * ([.C119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19]" office:value-type="float" office:value="0">
            <text:p>0</text:p>
          </table:table-cell>
          <table:table-cell table:style-name="ce2" table:formula="of:=([.N119] / 1000) * ([.O119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0] / 1000) * ([.C120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20]" office:value-type="float" office:value="0">
            <text:p>0</text:p>
          </table:table-cell>
          <table:table-cell table:style-name="ce2" table:formula="of:=([.N120] / 1000) * ([.O120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1] / 1000) * ([.C121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21]" office:value-type="float" office:value="0">
            <text:p>0</text:p>
          </table:table-cell>
          <table:table-cell table:style-name="ce2" table:formula="of:=([.N121] / 1000) * ([.O121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2] / 1000) * ([.C122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22]" office:value-type="float" office:value="0">
            <text:p>0</text:p>
          </table:table-cell>
          <table:table-cell table:style-name="ce2" table:formula="of:=([.N122] / 1000) * ([.O122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3] / 1000) * ([.C123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23]" office:value-type="float" office:value="0">
            <text:p>0</text:p>
          </table:table-cell>
          <table:table-cell table:style-name="ce2" table:formula="of:=([.N123] / 1000) * ([.O123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9"/>
          <table:table-cell table:formula="of:=[.B124]" office:value-type="float" office:value="3600">
            <text:p>360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24] / SUM([.D113:.D123])" office:value-type="float" office:value="344.078536929783">
            <text:p>344.0785369298</text:p>
          </table:table-cell>
          <table:table-cell/>
          <table:table-cell table:style-name="Default"/>
          <table:table-cell table:number-columns-repeated="9"/>
          <table:table-cell table:style-name="ce2" table:formula="of:= [.N124] / SUM([.P113:.P123])" office:value-type="float" office:value="363.846115927548">
            <text:p>363.846115927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25] / 365.25" office:value-type="float" office:value="0.942035693168469">
            <text:p>0.9420356932</text:p>
          </table:table-cell>
          <table:table-cell/>
          <table:table-cell table:style-name="Default"/>
          <table:table-cell table:number-columns-repeated="9"/>
          <table:table-cell table:style-name="ce2" table:formula="of:=[.N125] / 365.25" office:value-type="float" office:value="0.996156374887195">
            <text:p>0.9961563749</text:p>
          </table:table-cell>
          <table:table-cell table:number-columns-repeated="1010"/>
        </table:table-row>
      </table:table>
      <table:table table:name="Capacitor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>
            <text:p>GRM31CR71C106KA12L</text:p>
          </table:table-cell>
          <table:table-cell table:style-name="ce10"/>
          <table:table-cell table:style-name="ce10" office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in (-) Initial Tolerance (%)</text:p>
          </table:table-cell>
          <table:table-cell table:style-name="ce4" office:value-type="percentage" office:value="0.1">
            <text:p>10.00%</text:p>
          </table:table-cell>
          <table:table-cell table:number-columns-repeated="9"/>
          <table:table-cell table:style-name="ce4" office:value-type="percentage" office:value="0.1">
            <text:p>10.00%</text:p>
          </table:table-cell>
          <table:table-cell/>
          <table:table-cell table:style-name="ce4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ax (+) Initial Tolerance (%)</text:p>
          </table:table-cell>
          <table:table-cell table:style-name="ce4" office:value-type="percentage" office:value="0.1">
            <text:p>10.00%</text:p>
          </table:table-cell>
          <table:table-cell table:number-columns-repeated="9"/>
          <table:table-cell table:style-name="ce4" office:value-type="percentage" office:value="0.1">
            <text:p>10.00%</text:p>
          </table:table-cell>
          <table:table-cell/>
          <table:table-cell table:style-name="ce4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in (-) Temperature Coefficient (%)</text:p>
          </table:table-cell>
          <table:table-cell table:style-name="ce4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4" office:value-type="percentage" office:value="0.15">
            <text:p>15.00%</text:p>
          </table:table-cell>
          <table:table-cell/>
          <table:table-cell table:style-name="ce4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ax (+) Temperature Coefficient (%)</text:p>
          </table:table-cell>
          <table:table-cell table:style-name="ce4" office:value-type="percentage" office:value="0.15">
            <text:p>15.00%</text:p>
          </table:table-cell>
          <table:table-cell table:number-columns-repeated="9"/>
          <table:table-cell table:style-name="ce4" office:value-type="percentage" office:value="0.15">
            <text:p>15.00%</text:p>
          </table:table-cell>
          <table:table-cell/>
          <table:table-cell table:style-name="ce4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1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1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10">
            <text:p>10</text:p>
          </table:table-cell>
          <table:table-cell/>
          <table:table-cell table:formula="of:=[.B23] / 1000000" office:value-type="float" office:value="0.00001">
            <text:p>0.00001</text:p>
          </table:table-cell>
          <table:table-cell table:number-columns-repeated="1020"/>
        </table:table-row>
        <table:table-row table:style-name="ro2">
          <table:table-cell office:value-type="string">
            <text:p>ESR (mOhms)</text:p>
          </table:table-cell>
          <table:table-cell office:value-type="float" office:value="10">
            <text:p>10</text:p>
          </table:table-cell>
          <table:table-cell/>
          <table:table-cell table:formula="of:=[.B24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Number in parall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Wiring resistance (mOhms)</text:p>
          </table:table-cell>
          <table:table-cell office:value-type="float" office:value="10">
            <text:p>10</text:p>
          </table:table-cell>
          <table:table-cell/>
          <table:table-cell table:formula="of:=[.B26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Capacitance (uF)</text:p>
          </table:table-cell>
          <table:table-cell table:style-name="ce2" table:formula="of:=[.B23] * [.B25]" office:value-type="float" office:value="20">
            <text:p>20</text:p>
          </table:table-cell>
          <table:table-cell/>
          <table:table-cell table:formula="of:=[.B28] / 1000000" office:value-type="float" office:value="0.00002">
            <text:p>0.00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ESR (mOhms)</text:p>
          </table:table-cell>
          <table:table-cell table:style-name="ce2" table:formula="of:=[.B24] / [.B25]" office:value-type="float" office:value="5">
            <text:p>5</text:p>
          </table:table-cell>
          <table:table-cell/>
          <table:table-cell table:formula="of:=[.B29] / 1000" office:value-type="float" office:value="0.005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ltage (V)</text:p>
          </table:table-cell>
          <table:table-cell office:value-type="float" office:value="3.5">
            <text:p>3.5</text:p>
          </table:table-cell>
          <table:table-cell/>
          <table:table-cell table:formula="of:=[.B31]" office:value-type="float" office:value="3.5">
            <text:p>3.5</text:p>
          </table:table-cell>
          <table:table-cell table:number-columns-repeated="1020"/>
        </table:table-row>
        <table:table-row table:style-name="ro2">
          <table:table-cell office:value-type="string">
            <text:p>Rise time (ns)</text:p>
          </table:table-cell>
          <table:table-cell office:value-type="float" office:value="7">
            <text:p>7</text:p>
          </table:table-cell>
          <table:table-cell/>
          <table:table-cell table:formula="of:=[.B32] / 1000000000" office:value-type="float" office:value="0.000000007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pacitance Formula Inrush (A)</text:p>
          </table:table-cell>
          <table:table-cell table:style-name="ce2" table:formula="of:=[.D28] * [.D31] / [.D32]" office:value-type="float" office:value="10000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ESR Formula Inrush (A)</text:p>
          </table:table-cell>
          <table:table-cell table:style-name="ce2" table:formula="of:=[.D31] / ([.D26] + [.D29])" office:value-type="float" office:value="233.333333333333">
            <text:p>233.33333333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rush Current (A)</text:p>
          </table:table-cell>
          <table:table-cell table:style-name="ce2" table:formula="of:=MIN([.B34:.B35])" office:value-type="float" office:value="233.333333333333">
            <text:p>233.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6800">
            <text:p>6800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4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6732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6868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6701.706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1" table:formula="of:=[.B13] * (1 + [.D4] * [.B10])" office:value-type="float" office:value="6892.038">
            <text:p>6892.038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Resistor (mOhms)</text:p>
          </table:table-cell>
          <table:table-cell office:value-type="float" office:value="32.5">
            <text:p>32.5</text:p>
          </table:table-cell>
          <table:table-cell/>
          <table:table-cell table:formula="of:=[.B2] / 1000" office:value-type="float" office:value="0.0325">
            <text:p>0.0325</text:p>
          </table:table-cell>
          <table:table-cell table:number-columns-repeated="1020"/>
        </table:table-row>
        <table:table-row table:style-name="ro2">
          <table:table-cell office:value-type="string">
            <text:p>Max Resistor (mOhms)</text:p>
          </table:table-cell>
          <table:table-cell office:value-type="float" office:value="33.5">
            <text:p>33.5</text:p>
          </table:table-cell>
          <table:table-cell/>
          <table:table-cell table:formula="of:=[.B3] / 1000" office:value-type="float" office:value="0.0335">
            <text:p>0.0335</text:p>
          </table:table-cell>
          <table:table-cell table:number-columns-repeated="1020"/>
        </table:table-row>
        <table:table-row table:style-name="ro2">
          <table:table-cell office:value-type="string">
            <text:p>Min Current (mA)</text:p>
          </table:table-cell>
          <table:table-cell office:value-type="float" office:value="30">
            <text:p>30</text:p>
          </table:table-cell>
          <table:table-cell/>
          <table:table-cell table:formula="of:=[.B4] / 1000" office:value-type="float" office:value="0.03">
            <text:p>0.03</text:p>
          </table:table-cell>
          <table:table-cell table:number-columns-repeated="1020"/>
        </table:table-row>
        <table:table-row table:style-name="ro2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nse Resistor Voltage + (V)</text:p>
          </table:table-cell>
          <table:table-cell table:formula="of:=3.3 * 0.95 - 0.02 * [.D5]" office:value-type="float" office:value="3.119">
            <text:p>3.119</text:p>
          </table:table-cell>
          <table:table-cell table:number-columns-repeated="2"/>
          <table:table-cell table:style-name="ce2" office:value-type="string">
            <text:p>SMPS minimum output, minus VDD_MOTOR MOSFET Rdson at maximum curren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0922">
            <text:p>3.09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Gain Error (%)</text:p>
          </table:table-cell>
          <table:table-cell table:style-name="ce4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3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3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>
            <text:p>Sense Voltage @ 30mA (mV)</text:p>
          </table:table-cell>
          <table:table-cell table:style-name="ce2" table:formula="of:=1000 * [.D4] * [.D2]" office:value-type="float" office:value="0.975">
            <text:p>0.975</text:p>
          </table:table-cell>
          <table:table-cell table:style-name="ce12" table:formula="of:=1000 * [.D4] * [.D3]" office:value-type="float" office:value="1.005">
            <text:p>1.005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4]; &quot;mA (mV)&quot;)" office:value-type="string" office:string-value="Output Voltage @ 30mA (mV)">
            <text:p>Output Voltage @ 30mA (mV)</text:p>
          </table:table-cell>
          <table:table-cell table:style-name="ce2" table:formula="of:=[.B15] * [.B12]" office:value-type="float" office:value="96.525">
            <text:p>96.525</text:p>
          </table:table-cell>
          <table:table-cell table:style-name="ce2" table:formula="of:=[.C15] * [.B13]" office:value-type="float" office:value="101.505">
            <text:p>101.505</text:p>
          </table:table-cell>
          <table:table-cell/>
          <table:table-cell table:style-name="ce2" office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6">
            <text:p>26</text:p>
          </table:table-cell>
          <table:table-cell table:style-name="ce2" table:formula="of:=1000 * [.D5] * [.D3]" office:value-type="float" office:value="26.8">
            <text:p>26.8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74">
            <text:p>2574</text:p>
          </table:table-cell>
          <table:table-cell table:style-name="ce2" table:formula="of:=[.C17] * [.B13]" office:value-type="float" office:value="2706.8">
            <text:p>2706.8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Output High Voltage (mV)</text:p>
          </table:table-cell>
          <table:table-cell table:style-name="ce12" table:formula="of:=1000 * ([.B8] - 0.2)" office:value-type="float" office:value="2892.2">
            <text:p>2892.2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hange per mA (mV)</text:p>
          </table:table-cell>
          <table:table-cell table:style-name="ce2" table:formula="of:=0.001 * [.D2] * [.B12] * 1000" office:value-type="float" office:value="3.2175">
            <text:p>3.2175</text:p>
          </table:table-cell>
          <table:table-cell table:style-name="ce12" table:formula="of:=0.001 * [.D3] * [.B13] * 1000" office:value-type="float" office:value="3.3835">
            <text:p>3.38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urrent Limiting Comparator</text:p>
          </table:table-cell>
          <table:table-cell table:style-name="ce3" table:number-columns-repeated="1023"/>
        </table:table-row>
        <table:table-row table:style-name="ro1">
          <table:table-cell table:style-name="ce2" table:formula="of:=CONCATENATE(&quot;VREF for &quot;; [.B5]; &quot;mA Threshold (V)&quot;)" office:value-type="string" office:string-value="VREF for 800mA Threshold (V)">
            <text:p>VREF for 800mA Threshold (V)</text:p>
          </table:table-cell>
          <table:table-cell table:style-name="ce2" table:formula="of:=[.B18] / 1000" office:value-type="float" office:value="2.574">
            <text:p>2.57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in Divider Supply (V)</text:p>
          </table:table-cell>
          <table:table-cell table:formula="of:=3.3 * 0.95" office:value-type="float" office:value="3.135">
            <text:p>3.135</text:p>
          </table:table-cell>
          <table:table-cell table:number-columns-repeated="1022"/>
        </table:table-row>
        <table:table-row table:style-name="ro1">
          <table:table-cell office:value-type="string">
            <text:p>Max Divider Supply (V)</text:p>
          </table:table-cell>
          <table:table-cell table:formula="of:=3.3 * 1.05" office:value-type="float" office:value="3.465">
            <text:p>3.465</text:p>
          </table:table-cell>
          <table:table-cell table:number-columns-repeated="1022"/>
        </table:table-row>
        <table:table-row table:style-name="ro2">
          <table:table-cell office:value-type="string">
            <text:p>Min R1 (kOhms)</text:p>
          </table:table-cell>
          <table:table-cell office:value-type="float" office:value="24.64">
            <text:p>24.64</text:p>
          </table:table-cell>
          <table:table-cell table:number-columns-repeated="1022"/>
        </table:table-row>
        <table:table-row table:style-name="ro2">
          <table:table-cell office:value-type="string">
            <text:p>Max R1 (kOhms)</text:p>
          </table:table-cell>
          <table:table-cell office:value-type="float" office:value="25.34">
            <text:p>25.34</text:p>
          </table:table-cell>
          <table:table-cell table:number-columns-repeated="1022"/>
        </table:table-row>
        <table:table-row table:style-name="ro2">
          <table:table-cell office:value-type="string">
            <text:p>Min R2 (kOhms)</text:p>
          </table:table-cell>
          <table:table-cell office:value-type="float" office:value="73.91">
            <text:p>73.91</text:p>
          </table:table-cell>
          <table:table-cell table:number-columns-repeated="1022"/>
        </table:table-row>
        <table:table-row table:style-name="ro2">
          <table:table-cell office:value-type="string">
            <text:p>Max R2 (kOhms)</text:p>
          </table:table-cell>
          <table:table-cell office:value-type="float" office:value="76.02">
            <text:p>76.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R1-R2 VREF (V)</text:p>
          </table:table-cell>
          <table:table-cell table:style-name="ce2" table:formula="of:=[.B27] * ([.B31] / ([.B30] + [.B31]))" office:value-type="float" office:value="2.3345879093199">
            <text:p>2.33458790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1-R2 VREF(V)</text:p>
          </table:table-cell>
          <table:table-cell table:style-name="ce12" table:formula="of:=[.B28] * ([.B32] / ([.B29] + [.B32]))" office:value-type="float" office:value="2.61682197496523">
            <text:p>2.616821975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4"/>
          <table:table-cell table:number-columns-repeated="1022"/>
        </table:table-row>
        <table:table-row table:style-name="ro1">
          <table:table-cell table:style-name="ce5" office:value-type="string">
            <text:p>Min VREF (V)</text:p>
          </table:table-cell>
          <table:table-cell table:style-name="ce14" office:value-type="float" office:value="2.45">
            <text:p>2.45</text:p>
          </table:table-cell>
          <table:table-cell table:number-columns-repeated="2"/>
          <table:table-cell table:style-name="ce2" office:value-type="string">
            <text:p>Use LM4040 rather than a resistive divider (with the +/- 5% power supply !)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ax VREF (V)</text:p>
          </table:table-cell>
          <table:table-cell table:style-name="ce14" office:value-type="float" office:value="2.55">
            <text:p>2.55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Comparator Input Offset (mV)</text:p>
          </table:table-cell>
          <table:table-cell table:style-name="ce14" office:value-type="float" office:value="11">
            <text:p>11</text:p>
          </table:table-cell>
          <table:table-cell/>
          <table:table-cell table:formula="of:=[.B39] / 1000" office:value-type="float" office:value="0.011">
            <text:p>0.011</text:p>
          </table:table-cell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REF Trigger Current (mA)</text:p>
          </table:table-cell>
          <table:table-cell table:style-name="ce2" table:formula="of:=1000 * (([.B37] - [.D39]) / [.B13] / [.D3])" office:value-type="float" office:value="720.851189596572">
            <text:p>720.851189596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REF Trigger Current (mA)</text:p>
          </table:table-cell>
          <table:table-cell table:style-name="ce2" table:formula="of:=1000 * (([.B38] + [.D39]) / [.B12] / [.D2])" office:value-type="float" office:value="795.959595959596">
            <text:p>795.9595959596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6" office:value-type="string">
            <text:p>Number of Bits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2" office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>
            <text:p>Voltage Reference (V)</text:p>
          </table:table-cell>
          <table:table-cell table:style-name="ce10" table:formula="of:=3.3 * 0.95" office:value-type="float" office:value="3.135">
            <text:p>3.135</text:p>
          </table:table-cell>
          <table:table-cell table:style-name="ce10" table:formula="of:=3.3 * 1.05" office:value-type="float" office:value="3.465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2">
          <table:table-cell table:style-name="ce7" office:value-type="string">
            <text:p>LSB (mV)</text:p>
          </table:table-cell>
          <table:table-cell table:style-name="ce7" table:formula="of:=1000 * [.B3] / POWER(2; [.B2])" office:value-type="float" office:value="3.0615234375">
            <text:p>3.0615234375</text:p>
          </table:table-cell>
          <table:table-cell table:style-name="ce7" table:formula="of:=1000 * [.C3] / POWER(2; [.B2])" office:value-type="float" office:value="3.3837890625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Maximum SNR (dB)</text:p>
          </table:table-cell>
          <table:table-cell table:style-name="ce7" table:formula="of:=6.02 * [.B2]" office:value-type="float" office:value="60.2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>
            <text:p>Acquisition Tim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Temperature (degC)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ADC 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ADC Temperature Coefficient (us/degC)</text:p>
          </table:table-cell>
          <table:table-cell office:value-type="float" office:value="0.05">
            <text:p>0.05</text:p>
          </table:table-cell>
          <table:table-cell/>
          <table:table-cell table:formula="of:=[.B10] / 1000000" office:value-type="float" office:value="0.00000005">
            <text:p>0.0000000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f LSB</text:p>
          </table:table-cell>
          <table:table-cell table:style-name="ce2" table:formula="of:=1 / (2 * POWER(2; [.B2]) - 1)" office:value-type="float" office:value="0.000488519785051295">
            <text:p>0.0004885198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ternal Impedance (kOhms)</text:p>
          </table:table-cell>
          <table:table-cell office:value-type="float" office:value="1">
            <text:p>1</text:p>
          </table:table-cell>
          <table:table-cell/>
          <table:table-cell table:formula="of:=[.B13] * 1000" office:value-type="float" office:value="1000">
            <text:p>1000</text:p>
          </table:table-cell>
          <table:table-cell table:number-columns-repeated="1020"/>
        </table:table-row>
        <table:table-row table:style-name="ro2">
          <table:table-cell office:value-type="string">
            <text:p>Amplifier Settling Time (us)</text:p>
          </table:table-cell>
          <table:table-cell office:value-type="float" office:value="2">
            <text:p>2</text:p>
          </table:table-cell>
          <table:table-cell/>
          <table:table-cell table:formula="of:=[.B14] / 1000000" office:value-type="float" office:value="0.000002">
            <text:p>0.00000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Holding Capacitor (pF)</text:p>
          </table:table-cell>
          <table:table-cell office:value-type="float" office:value="10">
            <text:p>10</text:p>
          </table:table-cell>
          <table:table-cell/>
          <table:table-cell table:formula="of:=[.B15] / 1000000000000" office:value-type="float" office:value="0.00000000001">
            <text:p>1E-01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Interconnect Resistance (kOhms)</text:p>
          </table:table-cell>
          <table:table-cell office:value-type="float" office:value="1">
            <text:p>1</text:p>
          </table:table-cell>
          <table:table-cell/>
          <table:table-cell table:formula="of:=[.B16] * 1000" office:value-type="float" office:value="1000">
            <text:p>10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Sampling Switch Resistance (kOhms)</text:p>
          </table:table-cell>
          <table:table-cell office:value-type="float" office:value="10">
            <text:p>10</text:p>
          </table:table-cell>
          <table:table-cell/>
          <table:table-cell table:formula="of:=[.B17] * 1000" office:value-type="float" office:value="10000">
            <text:p>10000</text:p>
          </table:table-cell>
          <table:table-cell/>
          <table:table-cell table:style-name="ce2" office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2" office:value-type="string">
            <text:p>Hold Cap Charge Time (us)</text:p>
          </table:table-cell>
          <table:table-cell table:formula="of:=1000000 * [.D19]" office:value-type="float" office:value="0.914895670279355">
            <text:p>0.9148956703</text:p>
          </table:table-cell>
          <table:table-cell/>
          <table:table-cell table:formula="of:=-[.D15] * ([.D16] + [.D17] + [.D13]) * LN([.B11])" office:value-type="float" office:value="0.000000914895670279355">
            <text:p>9.14895670279355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quisition Time (us)</text:p>
          </table:table-cell>
          <table:table-cell table:formula="of:=1000000 * [.D20]" office:value-type="float" office:value="4.16489567027935">
            <text:p>4.1648956703</text:p>
          </table:table-cell>
          <table:table-cell/>
          <table:table-cell table:style-name="ce11" table:formula="of:=[.D14] + [.D19] + ([.B8] - [.B9]) * [.D10]" office:value-type="float" office:value="0.00000416489567027935">
            <text:p>4.16489567027935E-0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nti-Aliasing</text:p>
          </table:table-cell>
          <table:table-cell table:style-name="ce3" table:number-columns-repeated="6"/>
          <table:table-cell table:style-name="ce1" office:value-type="string">
            <text:p>Motor Current S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Resistor (kOhms)</text:p>
          </table:table-cell>
          <table:table-cell office:value-type="float" office:value="4.7">
            <text:p>4.7</text:p>
          </table:table-cell>
          <table:table-cell/>
          <table:table-cell table:formula="of:=[.B23] * 1000" office:value-type="float" office:value="4700">
            <text:p>4700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string">
            <text:p>Capacitor (nF)</text:p>
          </table:table-cell>
          <table:table-cell office:value-type="float" office:value="2200">
            <text:p>2200</text:p>
          </table:table-cell>
          <table:table-cell/>
          <table:table-cell table:formula="of:=[.B24] / 1000000000" office:value-type="float" office:value="0.0000022">
            <text:p>0.0000022</text:p>
          </table:table-cell>
          <table:table-cell table:number-columns-repeated="3"/>
          <table:table-cell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-3dB Rolloff <text:span text:style-name="T1">(</text:span>Hz<text:span text:style-name="T1">)</text:span></text:p>
          </table:table-cell>
          <table:table-cell table:style-name="ce2" table:formula="of:=1 / (2 * PI() * [.D23]* [.D24])" office:value-type="float" office:value="15.3921608406088">
            <text:p>15.3921608406</text:p>
          </table:table-cell>
          <table:table-cell table:number-columns-repeated="5"/>
          <table:table-cell office:value-type="float" office:value="15.3921608406088">
            <text:p>15.392160840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ing Frequency (kHz)</text:p>
          </table:table-cell>
          <table:table-cell office:value-type="float" office:value="10">
            <text:p>10</text:p>
          </table:table-cell>
          <table:table-cell/>
          <table:table-cell table:formula="of:=[.B27] * 1000" office:value-type="float" office:value="10000">
            <text:p>10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yquist Frequency (kHz)</text:p>
          </table:table-cell>
          <table:table-cell table:style-name="ce2" table:formula="of:=[.B27] / 2" office:value-type="float" office:value="5">
            <text:p>5</text:p>
          </table:table-cell>
          <table:table-cell/>
          <table:table-cell table:style-name="ce2" table:formula="of:=[.B28] * 1000" office:value-type="float" office:value="5000">
            <text:p>500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mplied ENOB</text:p>
          </table:table-cell>
          <table:table-cell table:formula="of:=MIN(-[.B29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CONCATENATE(&quot;Attenuation @ &quot;; [.B28]; &quot;kHz from previous stage (dB)&quot;)" office:value-type="string" office:string-value="Attenuation @ 5kHz from previous stage (dB)">
            <text:p>Attenuation @ 5kHz from previous stage (dB)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" office:value-type="string">
            <text:p>Total attenuation at Nyquist Frequency (dB)</text:p>
          </table:table-cell>
          <table:table-cell table:formula="of:=[.B29] + [.B32]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NOB with previous stage filtering</text:p>
          </table:table-cell>
          <table:table-cell table:style-name="ce11" table:formula="of:=MIN(-[.B33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office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SC1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OSC2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C1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2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PCB Strays (pF)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oad Capacitance (pF)</text:p>
          </table:table-cell>
          <table:table-cell table:style-name="ce2" table:formula="of:=([.B2] + [.B4]) * ([.B3] + [.B5]) / SUM([.B2:.B5]) + [.B6]" office:value-type="float" office:value="12">
            <text:p>12</text:p>
          </table:table-cell>
          <table:table-cell table:number-columns-repeated="1022"/>
        </table:table-row>
      </table:table>
      <table:table table:name="SunriseSunset" table:style-name="ta1" table:print="false">
        <table:table-column table:style-name="co8" table:default-cell-style-name="Default"/>
        <table:table-column table:style-name="co2" table:number-columns-repeated="20" table:default-cell-style-name="Default"/>
        <table:table-row table:style-name="ro2">
          <table:table-cell office:value-type="string">
            <text:p>An iterative algorithm for Sunrise / Sunset, using sin, asin, cos and acos trigonometric functions.</text:p>
          </table:table-cell>
          <table:table-cell table:number-columns-repeated="20"/>
        </table:table-row>
        <table:table-row table:style-name="ro2">
          <table:table-cell office:value-type="string">
            <text:p>Taken from the description here: <text:a xlink:href="http://www.stargazing.net/kepler/sunrise.html">http://www.stargazing.net/kepler/sunrise.html</text:a></text:p>
          </table:table-cell>
          <table:table-cell table:number-columns-repeated="20"/>
        </table:table-row>
        <table:table-row table:style-name="ro1">
          <table:table-cell office:value-type="string">
            <text:p>Which in turn is derived from the Explanatory Supplement to the Astronomical Almanac section 9.33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Limited to operating within +/- 60 degree latitudes !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office:value-type="string">
            <text:p>1). Generate a sunrise / sunset table for desired location: <text:a xlink:href="http://aa.usno.navy.mil/data/docs/RS_OneYear.php">http://aa.usno.navy.mil/data/docs/RS_OneYear.php</text:a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office:value-type="string">
            <text:p>2). Save the text portion of the US Navy table to SunriseSunsetTable.txt and import it (fixed-width) into the SunriseSunsetTable_txt sheet. <text:s/>Use wwwget-suntable.sh for thi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3). Ensure that the year is correct (cell A13)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4). Enter initial values for the 'Event Time' (column B) – this is the Sunrise or Sunset (calculate them iteratively, one at a time). <text:s/>A good starting value is midday, or 180 degree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5). The Event Time is calculated for the first day of each month. <text:s/>This value (column T for Sunrise or column U for Sunset) can then be copied into column B to incrementally improve on the estimated Event Time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6). After the desired number of iterations, copy column T into column J or column U into column K to see the results plotted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Latitude (degrees)</text:p>
          </table:table-cell>
          <table:table-cell/>
          <table:table-cell table:style-name="ce2" office:value-type="float" office:value="51.509865">
            <text:p>51.509865</text:p>
          </table:table-cell>
          <table:table-cell table:number-columns-repeated="18"/>
        </table:table-row>
        <table:table-row table:style-name="ro1">
          <table:table-cell office:value-type="string">
            <text:p>Longitude (degrees)</text:p>
          </table:table-cell>
          <table:table-cell/>
          <table:table-cell table:style-name="ce2" office:value-type="float" office:value="-0.118092">
            <text:p>-0.11809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float" office:value="2000">
            <text:p>2000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/>
          <table:table-cell office:value-type="string">
            <text:p>Sunrise (HH)</text:p>
          </table:table-cell>
          <table:table-cell office:value-type="string">
            <text:p>Sunrise (MM)</text:p>
          </table:table-cell>
          <table:table-cell office:value-type="string">
            <text:p>Sunset (HH)</text:p>
          </table:table-cell>
          <table:table-cell office:value-type="string">
            <text:p>Sunset (MM)</text:p>
          </table:table-cell>
          <table:table-cell/>
          <table:table-cell office:value-type="string">
            <text:p>Sunrise (Normalised Day)</text:p>
          </table:table-cell>
          <table:table-cell office:value-type="string">
            <text:p>Sunset (Normalised Day)</text:p>
          </table:table-cell>
          <table:table-cell table:number-columns-repeated="10"/>
        </table:table-row>
        <table:table-row table:style-name="ro1">
          <table:table-cell office:value-type="string">
            <text:p>Jan</text:p>
          </table:table-cell>
          <table:table-cell table:formula="of:=RIGHT(CONCATENATE(&quot;0000&quot;; [SunriseSunsetTable_txt.B$3]); 4)" office:value-type="string" office:string-value="0806">
            <text:p>0806</text:p>
          </table:table-cell>
          <table:table-cell table:formula="of:=RIGHT(CONCATENATE(&quot;0000&quot;; [SunriseSunsetTable_txt.C$3]); 4)" office:value-type="string" office:string-value="1602">
            <text:p>1602</text:p>
          </table:table-cell>
          <table:table-cell/>
          <table:table-cell table:formula="of:=LEFT([.$B22]; 2)" office:value-type="string" office:string-value="08">
            <text:p>08</text:p>
          </table:table-cell>
          <table:table-cell table:formula="of:=RIGHT([.$B22]; 2)" office:value-type="string" office:string-value="06">
            <text:p>06</text:p>
          </table:table-cell>
          <table:table-cell table:formula="of:=LEFT([.$C22]; 2)" office:value-type="string" office:string-value="16">
            <text:p>16</text:p>
          </table:table-cell>
          <table:table-cell table:formula="of:=RIGHT([.$C22]; 2)" office:value-type="string" office:string-value="02">
            <text:p>02</text:p>
          </table:table-cell>
          <table:table-cell/>
          <table:table-cell table:formula="of:=([.$E22] + [.$F22] / 60) / 24" office:value-type="float" office:value="0.3375">
            <text:p>0.3375</text:p>
          </table:table-cell>
          <table:table-cell table:formula="of:=([.$G22] + [.$H22] / 60) / 24" office:value-type="float" office:value="0.668055555555556">
            <text:p>0.6680555556</text:p>
          </table:table-cell>
          <table:table-cell table:number-columns-repeated="10"/>
        </table:table-row>
        <table:table-row table:style-name="ro1">
          <table:table-cell office:value-type="string">
            <text:p>Feb</text:p>
          </table:table-cell>
          <table:table-cell table:formula="of:=RIGHT(CONCATENATE(&quot;0000&quot;; [SunriseSunsetTable_txt.D$3]); 4)" office:value-type="string" office:string-value="0740">
            <text:p>0740</text:p>
          </table:table-cell>
          <table:table-cell table:formula="of:=RIGHT(CONCATENATE(&quot;0000&quot;; [SunriseSunsetTable_txt.E$3]); 4)" office:value-type="string" office:string-value="1649">
            <text:p>1649</text:p>
          </table:table-cell>
          <table:table-cell/>
          <table:table-cell table:formula="of:=LEFT([.$B23]; 2)" office:value-type="string" office:string-value="07">
            <text:p>07</text:p>
          </table:table-cell>
          <table:table-cell table:formula="of:=RIGHT([.$B23]; 2)" office:value-type="string" office:string-value="40">
            <text:p>40</text:p>
          </table:table-cell>
          <table:table-cell table:formula="of:=LEFT([.$C23]; 2)" office:value-type="string" office:string-value="16">
            <text:p>16</text:p>
          </table:table-cell>
          <table:table-cell table:formula="of:=RIGHT([.$C23]; 2)" office:value-type="string" office:string-value="49">
            <text:p>49</text:p>
          </table:table-cell>
          <table:table-cell/>
          <table:table-cell table:formula="of:=([.$E23] + [.$F23] / 60) / 24" office:value-type="float" office:value="0.319444444444444">
            <text:p>0.3194444444</text:p>
          </table:table-cell>
          <table:table-cell table:formula="of:=([.$G23] + [.$H23] / 60) / 24" office:value-type="float" office:value="0.700694444444444">
            <text:p>0.7006944444</text:p>
          </table:table-cell>
          <table:table-cell table:number-columns-repeated="10"/>
        </table:table-row>
        <table:table-row table:style-name="ro1">
          <table:table-cell office:value-type="string">
            <text:p>Mar</text:p>
          </table:table-cell>
          <table:table-cell table:formula="of:=RIGHT(CONCATENATE(&quot;0000&quot;; [SunriseSunsetTable_txt.F$3]); 4)" office:value-type="string" office:string-value="0645">
            <text:p>0645</text:p>
          </table:table-cell>
          <table:table-cell table:formula="of:=RIGHT(CONCATENATE(&quot;0000&quot;; [SunriseSunsetTable_txt.G$3]); 4)" office:value-type="string" office:string-value="1741">
            <text:p>1741</text:p>
          </table:table-cell>
          <table:table-cell/>
          <table:table-cell table:formula="of:=LEFT([.$B24]; 2)" office:value-type="string" office:string-value="06">
            <text:p>06</text:p>
          </table:table-cell>
          <table:table-cell table:formula="of:=RIGHT([.$B24]; 2)" office:value-type="string" office:string-value="45">
            <text:p>45</text:p>
          </table:table-cell>
          <table:table-cell table:formula="of:=LEFT([.$C24]; 2)" office:value-type="string" office:string-value="17">
            <text:p>17</text:p>
          </table:table-cell>
          <table:table-cell table:formula="of:=RIGHT([.$C24]; 2)" office:value-type="string" office:string-value="41">
            <text:p>41</text:p>
          </table:table-cell>
          <table:table-cell/>
          <table:table-cell table:formula="of:=([.$E24] + [.$F24] / 60) / 24" office:value-type="float" office:value="0.28125">
            <text:p>0.28125</text:p>
          </table:table-cell>
          <table:table-cell table:formula="of:=([.$G24] + [.$H24] / 60) / 24" office:value-type="float" office:value="0.736805555555556">
            <text:p>0.7368055556</text:p>
          </table:table-cell>
          <table:table-cell table:number-columns-repeated="10"/>
        </table:table-row>
        <table:table-row table:style-name="ro1">
          <table:table-cell office:value-type="string">
            <text:p>Apr</text:p>
          </table:table-cell>
          <table:table-cell table:formula="of:=RIGHT(CONCATENATE(&quot;0000&quot;; [SunriseSunsetTable_txt.H$3]); 4)" office:value-type="string" office:string-value="0535">
            <text:p>0535</text:p>
          </table:table-cell>
          <table:table-cell table:formula="of:=RIGHT(CONCATENATE(&quot;0000&quot;; [SunriseSunsetTable_txt.I$3]); 4)" office:value-type="string" office:string-value="1834">
            <text:p>1834</text:p>
          </table:table-cell>
          <table:table-cell/>
          <table:table-cell table:formula="of:=LEFT([.$B25]; 2)" office:value-type="string" office:string-value="05">
            <text:p>05</text:p>
          </table:table-cell>
          <table:table-cell table:formula="of:=RIGHT([.$B25]; 2)" office:value-type="string" office:string-value="35">
            <text:p>35</text:p>
          </table:table-cell>
          <table:table-cell table:formula="of:=LEFT([.$C25]; 2)" office:value-type="string" office:string-value="18">
            <text:p>18</text:p>
          </table:table-cell>
          <table:table-cell table:formula="of:=RIGHT([.$C25]; 2)" office:value-type="string" office:string-value="34">
            <text:p>34</text:p>
          </table:table-cell>
          <table:table-cell/>
          <table:table-cell table:formula="of:=([.$E25] + [.$F25] / 60) / 24" office:value-type="float" office:value="0.232638888888889">
            <text:p>0.2326388889</text:p>
          </table:table-cell>
          <table:table-cell table:formula="of:=([.$G25] + [.$H25] / 60) / 24" office:value-type="float" office:value="0.773611111111111">
            <text:p>0.7736111111</text:p>
          </table:table-cell>
          <table:table-cell table:number-columns-repeated="10"/>
        </table:table-row>
        <table:table-row table:style-name="ro1">
          <table:table-cell office:value-type="string">
            <text:p>May</text:p>
          </table:table-cell>
          <table:table-cell table:formula="of:=RIGHT(CONCATENATE(&quot;0000&quot;; [SunriseSunsetTable_txt.J$3]); 4)" office:value-type="string" office:string-value="0432">
            <text:p>0432</text:p>
          </table:table-cell>
          <table:table-cell table:formula="of:=RIGHT(CONCATENATE(&quot;0000&quot;; [SunriseSunsetTable_txt.K$3]); 4)" office:value-type="string" office:string-value="1924">
            <text:p>1924</text:p>
          </table:table-cell>
          <table:table-cell/>
          <table:table-cell table:formula="of:=LEFT([.$B26]; 2)" office:value-type="string" office:string-value="04">
            <text:p>04</text:p>
          </table:table-cell>
          <table:table-cell table:formula="of:=RIGHT([.$B26]; 2)" office:value-type="string" office:string-value="32">
            <text:p>32</text:p>
          </table:table-cell>
          <table:table-cell table:formula="of:=LEFT([.$C26]; 2)" office:value-type="string" office:string-value="19">
            <text:p>19</text:p>
          </table:table-cell>
          <table:table-cell table:formula="of:=RIGHT([.$C26]; 2)" office:value-type="string" office:string-value="24">
            <text:p>24</text:p>
          </table:table-cell>
          <table:table-cell/>
          <table:table-cell table:formula="of:=([.$E26] + [.$F26] / 60) / 24" office:value-type="float" office:value="0.188888888888889">
            <text:p>0.1888888889</text:p>
          </table:table-cell>
          <table:table-cell table:formula="of:=([.$G26] + [.$H26] / 60) / 24" office:value-type="float" office:value="0.808333333333333">
            <text:p>0.8083333333</text:p>
          </table:table-cell>
          <table:table-cell table:number-columns-repeated="10"/>
        </table:table-row>
        <table:table-row table:style-name="ro2">
          <table:table-cell office:value-type="string">
            <text:p>Jun</text:p>
          </table:table-cell>
          <table:table-cell table:formula="of:=RIGHT(CONCATENATE(&quot;0000&quot;; [SunriseSunsetTable_txt.L$3]); 4)" office:value-type="string" office:string-value="0349">
            <text:p>0349</text:p>
          </table:table-cell>
          <table:table-cell table:formula="of:=RIGHT(CONCATENATE(&quot;0000&quot;; [SunriseSunsetTable_txt.M$3]); 4)" office:value-type="string" office:string-value="2008">
            <text:p>2008</text:p>
          </table:table-cell>
          <table:table-cell/>
          <table:table-cell table:formula="of:=LEFT([.$B27]; 2)" office:value-type="string" office:string-value="03">
            <text:p>03</text:p>
          </table:table-cell>
          <table:table-cell table:formula="of:=RIGHT([.$B27]; 2)" office:value-type="string" office:string-value="49">
            <text:p>49</text:p>
          </table:table-cell>
          <table:table-cell table:formula="of:=LEFT([.$C27]; 2)" office:value-type="string" office:string-value="20">
            <text:p>20</text:p>
          </table:table-cell>
          <table:table-cell table:formula="of:=RIGHT([.$C27]; 2)" office:value-type="string" office:string-value="08">
            <text:p>08</text:p>
          </table:table-cell>
          <table:table-cell/>
          <table:table-cell table:formula="of:=([.$E27] + [.$F27] / 60) / 24" office:value-type="float" office:value="0.159027777777778">
            <text:p>0.1590277778</text:p>
          </table:table-cell>
          <table:table-cell table:formula="of:=([.$G27] + [.$H27] / 60) / 24" office:value-type="float" office:value="0.838888888888889">
            <text:p>0.8388888889</text:p>
          </table:table-cell>
          <table:table-cell table:number-columns-repeated="10"/>
        </table:table-row>
        <table:table-row table:style-name="ro2">
          <table:table-cell office:value-type="string">
            <text:p>Jul</text:p>
          </table:table-cell>
          <table:table-cell table:formula="of:=RIGHT(CONCATENATE(&quot;0000&quot;; [SunriseSunsetTable_txt.N$3]); 4)" office:value-type="string" office:string-value="0348">
            <text:p>0348</text:p>
          </table:table-cell>
          <table:table-cell table:formula="of:=RIGHT(CONCATENATE(&quot;0000&quot;; [SunriseSunsetTable_txt.O$3]); 4)" office:value-type="string" office:string-value="2021">
            <text:p>2021</text:p>
          </table:table-cell>
          <table:table-cell/>
          <table:table-cell table:formula="of:=LEFT([.$B28]; 2)" office:value-type="string" office:string-value="03">
            <text:p>03</text:p>
          </table:table-cell>
          <table:table-cell table:formula="of:=RIGHT([.$B28]; 2)" office:value-type="string" office:string-value="48">
            <text:p>48</text:p>
          </table:table-cell>
          <table:table-cell table:formula="of:=LEFT([.$C28]; 2)" office:value-type="string" office:string-value="20">
            <text:p>20</text:p>
          </table:table-cell>
          <table:table-cell table:formula="of:=RIGHT([.$C28]; 2)" office:value-type="string" office:string-value="21">
            <text:p>21</text:p>
          </table:table-cell>
          <table:table-cell/>
          <table:table-cell table:formula="of:=([.$E28] + [.$F28] / 60) / 24" office:value-type="float" office:value="0.158333333333333">
            <text:p>0.1583333333</text:p>
          </table:table-cell>
          <table:table-cell table:formula="of:=([.$G28] + [.$H28] / 60) / 24" office:value-type="float" office:value="0.847916666666667">
            <text:p>0.8479166667</text:p>
          </table:table-cell>
          <table:table-cell table:number-columns-repeated="10"/>
        </table:table-row>
        <table:table-row table:style-name="ro1">
          <table:table-cell office:value-type="string">
            <text:p>Aug</text:p>
          </table:table-cell>
          <table:table-cell table:formula="of:=RIGHT(CONCATENATE(&quot;0000&quot;; [SunriseSunsetTable_txt.P$3]); 4)" office:value-type="string" office:string-value="0425">
            <text:p>0425</text:p>
          </table:table-cell>
          <table:table-cell table:formula="of:=RIGHT(CONCATENATE(&quot;0000&quot;; [SunriseSunsetTable_txt.Q$3]); 4)" office:value-type="string" office:string-value="1948">
            <text:p>1948</text:p>
          </table:table-cell>
          <table:table-cell/>
          <table:table-cell table:formula="of:=LEFT([.$B29]; 2)" office:value-type="string" office:string-value="04">
            <text:p>04</text:p>
          </table:table-cell>
          <table:table-cell table:formula="of:=RIGHT([.$B29]; 2)" office:value-type="string" office:string-value="25">
            <text:p>25</text:p>
          </table:table-cell>
          <table:table-cell table:formula="of:=LEFT([.$C29]; 2)" office:value-type="string" office:string-value="19">
            <text:p>19</text:p>
          </table:table-cell>
          <table:table-cell table:formula="of:=RIGHT([.$C29]; 2)" office:value-type="string" office:string-value="48">
            <text:p>48</text:p>
          </table:table-cell>
          <table:table-cell/>
          <table:table-cell table:formula="of:=([.$E29] + [.$F29] / 60) / 24" office:value-type="float" office:value="0.184027777777778">
            <text:p>0.1840277778</text:p>
          </table:table-cell>
          <table:table-cell table:formula="of:=([.$G29] + [.$H29] / 60) / 24" office:value-type="float" office:value="0.825">
            <text:p>0.825</text:p>
          </table:table-cell>
          <table:table-cell table:number-columns-repeated="10"/>
        </table:table-row>
        <table:table-row table:style-name="ro2">
          <table:table-cell office:value-type="string">
            <text:p>Sep</text:p>
          </table:table-cell>
          <table:table-cell table:formula="of:=RIGHT(CONCATENATE(&quot;0000&quot;; [SunriseSunsetTable_txt.R$3]); 4)" office:value-type="string" office:string-value="0513">
            <text:p>0513</text:p>
          </table:table-cell>
          <table:table-cell table:formula="of:=RIGHT(CONCATENATE(&quot;0000&quot;; [SunriseSunsetTable_txt.S$3]); 4)" office:value-type="string" office:string-value="1846">
            <text:p>1846</text:p>
          </table:table-cell>
          <table:table-cell/>
          <table:table-cell table:formula="of:=LEFT([.$B30]; 2)" office:value-type="string" office:string-value="05">
            <text:p>05</text:p>
          </table:table-cell>
          <table:table-cell table:formula="of:=RIGHT([.$B30]; 2)" office:value-type="string" office:string-value="13">
            <text:p>13</text:p>
          </table:table-cell>
          <table:table-cell table:formula="of:=LEFT([.$C30]; 2)" office:value-type="string" office:string-value="18">
            <text:p>18</text:p>
          </table:table-cell>
          <table:table-cell table:formula="of:=RIGHT([.$C30]; 2)" office:value-type="string" office:string-value="46">
            <text:p>46</text:p>
          </table:table-cell>
          <table:table-cell/>
          <table:table-cell table:formula="of:=([.$E30] + [.$F30] / 60) / 24" office:value-type="float" office:value="0.217361111111111">
            <text:p>0.2173611111</text:p>
          </table:table-cell>
          <table:table-cell table:formula="of:=([.$G30] + [.$H30] / 60) / 24" office:value-type="float" office:value="0.781944444444444">
            <text:p>0.7819444444</text:p>
          </table:table-cell>
          <table:table-cell table:number-columns-repeated="10"/>
        </table:table-row>
        <table:table-row table:style-name="ro1">
          <table:table-cell office:value-type="string">
            <text:p>Oct</text:p>
          </table:table-cell>
          <table:table-cell table:formula="of:=RIGHT(CONCATENATE(&quot;0000&quot;; [SunriseSunsetTable_txt.T$3]); 4)" office:value-type="string" office:string-value="0601">
            <text:p>0601</text:p>
          </table:table-cell>
          <table:table-cell table:formula="of:=RIGHT(CONCATENATE(&quot;0000&quot;; [SunriseSunsetTable_txt.U$3]); 4)" office:value-type="string" office:string-value="1738">
            <text:p>1738</text:p>
          </table:table-cell>
          <table:table-cell/>
          <table:table-cell table:formula="of:=LEFT([.$B31]; 2)" office:value-type="string" office:string-value="06">
            <text:p>06</text:p>
          </table:table-cell>
          <table:table-cell table:formula="of:=RIGHT([.$B31]; 2)" office:value-type="string" office:string-value="01">
            <text:p>01</text:p>
          </table:table-cell>
          <table:table-cell table:formula="of:=LEFT([.$C31]; 2)" office:value-type="string" office:string-value="17">
            <text:p>17</text:p>
          </table:table-cell>
          <table:table-cell table:formula="of:=RIGHT([.$C31]; 2)" office:value-type="string" office:string-value="38">
            <text:p>38</text:p>
          </table:table-cell>
          <table:table-cell/>
          <table:table-cell table:formula="of:=([.$E31] + [.$F31] / 60) / 24" office:value-type="float" office:value="0.250694444444444">
            <text:p>0.2506944444</text:p>
          </table:table-cell>
          <table:table-cell table:formula="of:=([.$G31] + [.$H31] / 60) / 24" office:value-type="float" office:value="0.734722222222222">
            <text:p>0.7347222222</text:p>
          </table:table-cell>
          <table:table-cell table:number-columns-repeated="10"/>
        </table:table-row>
        <table:table-row table:style-name="ro1">
          <table:table-cell office:value-type="string">
            <text:p>Nov</text:p>
          </table:table-cell>
          <table:table-cell table:formula="of:=RIGHT(CONCATENATE(&quot;0000&quot;; [SunriseSunsetTable_txt.V$3]); 4)" office:value-type="string" office:string-value="0654">
            <text:p>0654</text:p>
          </table:table-cell>
          <table:table-cell table:formula="of:=RIGHT(CONCATENATE(&quot;0000&quot;; [SunriseSunsetTable_txt.W$3]); 4)" office:value-type="string" office:string-value="1633">
            <text:p>1633</text:p>
          </table:table-cell>
          <table:table-cell/>
          <table:table-cell table:formula="of:=LEFT([.$B32]; 2)" office:value-type="string" office:string-value="06">
            <text:p>06</text:p>
          </table:table-cell>
          <table:table-cell table:formula="of:=RIGHT([.$B32]; 2)" office:value-type="string" office:string-value="54">
            <text:p>54</text:p>
          </table:table-cell>
          <table:table-cell table:formula="of:=LEFT([.$C32]; 2)" office:value-type="string" office:string-value="16">
            <text:p>16</text:p>
          </table:table-cell>
          <table:table-cell table:formula="of:=RIGHT([.$C32]; 2)" office:value-type="string" office:string-value="33">
            <text:p>33</text:p>
          </table:table-cell>
          <table:table-cell/>
          <table:table-cell table:formula="of:=([.$E32] + [.$F32] / 60) / 24" office:value-type="float" office:value="0.2875">
            <text:p>0.2875</text:p>
          </table:table-cell>
          <table:table-cell table:formula="of:=([.$G32] + [.$H32] / 60) / 24" office:value-type="float" office:value="0.689583333333333">
            <text:p>0.6895833333</text:p>
          </table:table-cell>
          <table:table-cell table:number-columns-repeated="10"/>
        </table:table-row>
        <table:table-row table:style-name="ro1">
          <table:table-cell office:value-type="string">
            <text:p>Dec</text:p>
          </table:table-cell>
          <table:table-cell table:formula="of:=RIGHT(CONCATENATE(&quot;0000&quot;; [SunriseSunsetTable_txt.X$3]); 4)" office:value-type="string" office:string-value="0744">
            <text:p>0744</text:p>
          </table:table-cell>
          <table:table-cell table:formula="of:=RIGHT(CONCATENATE(&quot;0000&quot;; [SunriseSunsetTable_txt.Y$3]); 4)" office:value-type="string" office:string-value="1555">
            <text:p>1555</text:p>
          </table:table-cell>
          <table:table-cell/>
          <table:table-cell table:formula="of:=LEFT([.$B33]; 2)" office:value-type="string" office:string-value="07">
            <text:p>07</text:p>
          </table:table-cell>
          <table:table-cell table:formula="of:=RIGHT([.$B33]; 2)" office:value-type="string" office:string-value="44">
            <text:p>44</text:p>
          </table:table-cell>
          <table:table-cell table:formula="of:=LEFT([.$C33]; 2)" office:value-type="string" office:string-value="15">
            <text:p>15</text:p>
          </table:table-cell>
          <table:table-cell table:formula="of:=RIGHT([.$C33]; 2)" office:value-type="string" office:string-value="55">
            <text:p>55</text:p>
          </table:table-cell>
          <table:table-cell/>
          <table:table-cell table:formula="of:=([.$E33] + [.$F33] / 60) / 24" office:value-type="float" office:value="0.322222222222222">
            <text:p>0.3222222222</text:p>
          </table:table-cell>
          <table:table-cell table:formula="of:=([.$G33] + [.$H33] / 60) / 24" office:value-type="float" office:value="0.663194444444444">
            <text:p>0.6631944444</text:p>
          </table:table-cell>
          <table:table-cell table:number-columns-repeated="10"/>
        </table:table-row>
        <table:table-row table:style-name="ro1">
          <table:table-cell>
            <draw:frame table:end-cell-address="SunriseSunset.I60" table:end-x="2.003cm" table:end-y="0.252cm" draw:z-index="0" draw:style-name="gr1" svg:width="19.992cm" svg:height="11.207cm" svg:x="0.084cm" svg:y="0.102cm">
              <draw:object draw:notify-on-update-of-ranges="SunriseSunset.A65:SunriseSunset.A76 SunriseSunset.A22:SunriseSunset.A33 SunriseSunset.J22:SunriseSunset.J33 SunriseSunset.M65:SunriseSunset.M76 SunriseSunset.N65:SunriseSunset.N76 SunriseSunset.A22:SunriseSunset.A33 SunriseSunset.K22:SunriseSunset.K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" table:number-columns-repeated="2"/>
          <table:table-cell table:number-columns-repeated="9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office:value-type="string">
            <text:p>Iterative Calculations</text:p>
          </table:table-cell>
          <table:table-cell/>
          <table:table-cell office:value-type="string">
            <text:p>* There are 360 degrees in a day</text:p>
          </table:table-cell>
          <table:table-cell table:number-columns-repeated="5"/>
          <table:table-cell office:value-type="string">
            <text:p>Plotted Resul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vent Time (degrees)</text:p>
          </table:table-cell>
          <table:table-cell table:number-columns-repeated="7"/>
          <table:table-cell office:value-type="string">
            <text:p>Sunrise (degrees)</text:p>
          </table:table-cell>
          <table:table-cell office:value-type="string">
            <text:p>Sunset (degrees)</text:p>
          </table:table-cell>
          <table:table-cell/>
          <table:table-cell office:value-type="string">
            <text:p>Sunrise (Normalised Day)</text:p>
          </table:table-cell>
          <table:table-cell office:value-type="string">
            <text:p>Sunset (Normalised Day)</text:p>
          </table:table-cell>
          <table:table-cell table:number-columns-repeated="7"/>
        </table:table-row>
        <table:table-row table:style-name="ro1">
          <table:table-cell office:value-type="string">
            <text:p>Jan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107.256537287528">
            <text:p>107.2565372875</text:p>
          </table:table-cell>
          <table:table-cell table:style-name="ce2" office:value-type="float" office:value="254.796366781995">
            <text:p>254.796366782</text:p>
          </table:table-cell>
          <table:table-cell/>
          <table:table-cell table:formula="of:=[.J65] / 360" office:value-type="float" office:value="0.297934825798689">
            <text:p>0.2979348258</text:p>
          </table:table-cell>
          <table:table-cell table:formula="of:=[.K65] / 360" office:value-type="float" office:value="0.707767685505542">
            <text:p>0.7077676855</text:p>
          </table:table-cell>
          <table:table-cell table:number-columns-repeated="7"/>
        </table:table-row>
        <table:table-row table:style-name="ro1">
          <table:table-cell office:value-type="string">
            <text:p>Feb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101.74492514656">
            <text:p>101.7449251466</text:p>
          </table:table-cell>
          <table:table-cell table:style-name="ce2" office:value-type="float" office:value="265.458798473499">
            <text:p>265.4587984735</text:p>
          </table:table-cell>
          <table:table-cell/>
          <table:table-cell table:formula="of:=[.J66] / 360" office:value-type="float" office:value="0.282624792073778">
            <text:p>0.2826247921</text:p>
          </table:table-cell>
          <table:table-cell table:formula="of:=[.K66] / 360" office:value-type="float" office:value="0.737385551315276">
            <text:p>0.7373855513</text:p>
          </table:table-cell>
          <table:table-cell table:number-columns-repeated="7"/>
        </table:table-row>
        <table:table-row table:style-name="ro1">
          <table:table-cell office:value-type="string">
            <text:p>Mar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88.8658873018708">
            <text:p>88.8658873019</text:p>
          </table:table-cell>
          <table:table-cell table:style-name="ce2" office:value-type="float" office:value="277.7107952956">
            <text:p>277.7107952956</text:p>
          </table:table-cell>
          <table:table-cell/>
          <table:table-cell table:formula="of:=[.J67] / 360" office:value-type="float" office:value="0.246849686949641">
            <text:p>0.2468496869</text:p>
          </table:table-cell>
          <table:table-cell table:formula="of:=[.K67] / 360" office:value-type="float" office:value="0.771418875821111">
            <text:p>0.7714188758</text:p>
          </table:table-cell>
          <table:table-cell table:number-columns-repeated="7"/>
        </table:table-row>
        <table:table-row table:style-name="ro1">
          <table:table-cell office:value-type="string">
            <text:p>Apr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71.1080861647713">
            <text:p>71.1080861648</text:p>
          </table:table-cell>
          <table:table-cell table:style-name="ce2" office:value-type="float" office:value="291.267560670426">
            <text:p>291.2675606704</text:p>
          </table:table-cell>
          <table:table-cell/>
          <table:table-cell table:formula="of:=[.J68] / 360" office:value-type="float" office:value="0.197522461568809">
            <text:p>0.1975224616</text:p>
          </table:table-cell>
          <table:table-cell table:formula="of:=[.K68] / 360" office:value-type="float" office:value="0.809076557417851">
            <text:p>0.8090765574</text:p>
          </table:table-cell>
          <table:table-cell table:number-columns-repeated="7"/>
        </table:table-row>
        <table:table-row table:style-name="ro1">
          <table:table-cell office:value-type="string">
            <text:p>May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53.4833754411375">
            <text:p>53.4833754411</text:p>
          </table:table-cell>
          <table:table-cell table:style-name="ce2" office:value-type="float" office:value="305.61074477153">
            <text:p>305.6107447715</text:p>
          </table:table-cell>
          <table:table-cell/>
          <table:table-cell table:formula="of:=[.J69] / 360" office:value-type="float" office:value="0.148564931780937">
            <text:p>0.1485649318</text:p>
          </table:table-cell>
          <table:table-cell table:formula="of:=[.K69] / 360" office:value-type="float" office:value="0.848918735476472">
            <text:p>0.8489187355</text:p>
          </table:table-cell>
          <table:table-cell table:number-columns-repeated="7"/>
        </table:table-row>
        <table:table-row table:style-name="ro2">
          <table:table-cell office:value-type="string">
            <text:p>Jun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39.7632937903999">
            <text:p>39.7632937904</text:p>
          </table:table-cell>
          <table:table-cell table:style-name="ce2" office:value-type="float" office:value="319.68852203702">
            <text:p>319.688522037</text:p>
          </table:table-cell>
          <table:table-cell/>
          <table:table-cell table:formula="of:=[.J70] / 360" office:value-type="float" office:value="0.110453593862222">
            <text:p>0.1104535939</text:p>
          </table:table-cell>
          <table:table-cell table:formula="of:=[.K70] / 360" office:value-type="float" office:value="0.888023672325055">
            <text:p>0.8880236723</text:p>
          </table:table-cell>
          <table:table-cell table:number-columns-repeated="7"/>
        </table:table-row>
        <table:table-row table:style-name="ro2">
          <table:table-cell office:value-type="string">
            <text:p>Jul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38.9865506023265">
            <text:p>38.9865506023</text:p>
          </table:table-cell>
          <table:table-cell table:style-name="ce2" office:value-type="float" office:value="323.093470474196">
            <text:p>323.0934704742</text:p>
          </table:table-cell>
          <table:table-cell/>
          <table:table-cell table:formula="of:=[.J71] / 360" office:value-type="float" office:value="0.108295973895351">
            <text:p>0.1082959739</text:p>
          </table:table-cell>
          <table:table-cell table:formula="of:=[.K71] / 360" office:value-type="float" office:value="0.897481862428323">
            <text:p>0.8974818624</text:p>
          </table:table-cell>
          <table:table-cell table:number-columns-repeated="7"/>
        </table:table-row>
        <table:table-row table:style-name="ro1">
          <table:table-cell office:value-type="string">
            <text:p>Aug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51.1609128608358">
            <text:p>51.1609128608</text:p>
          </table:table-cell>
          <table:table-cell table:style-name="ce2" office:value-type="float" office:value="311.848586802488">
            <text:p>311.8485868025</text:p>
          </table:table-cell>
          <table:table-cell/>
          <table:table-cell table:formula="of:=[.J72] / 360" office:value-type="float" office:value="0.142113646835655">
            <text:p>0.1421136468</text:p>
          </table:table-cell>
          <table:table-cell table:formula="of:=[.K72] / 360" office:value-type="float" office:value="0.866246074451355">
            <text:p>0.8662460745</text:p>
          </table:table-cell>
          <table:table-cell table:number-columns-repeated="7"/>
        </table:table-row>
        <table:table-row table:style-name="ro2">
          <table:table-cell office:value-type="string">
            <text:p>Sep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65.7069338433823">
            <text:p>65.7069338434</text:p>
          </table:table-cell>
          <table:table-cell table:style-name="ce2" office:value-type="float" office:value="294.052658056527">
            <text:p>294.0526580565</text:p>
          </table:table-cell>
          <table:table-cell/>
          <table:table-cell table:formula="of:=[.J73] / 360" office:value-type="float" office:value="0.182519260676062">
            <text:p>0.1825192607</text:p>
          </table:table-cell>
          <table:table-cell table:formula="of:=[.K73] / 360" office:value-type="float" office:value="0.816812939045909">
            <text:p>0.816812939</text:p>
          </table:table-cell>
          <table:table-cell table:number-columns-repeated="7"/>
        </table:table-row>
        <table:table-row table:style-name="ro1">
          <table:table-cell office:value-type="string">
            <text:p>Oct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78.4510340559813">
            <text:p>78.451034056</text:p>
          </table:table-cell>
          <table:table-cell table:style-name="ce2" office:value-type="float" office:value="276.213875404118">
            <text:p>276.2138754041</text:p>
          </table:table-cell>
          <table:table-cell/>
          <table:table-cell table:formula="of:=[.J74] / 360" office:value-type="float" office:value="0.217919539044393">
            <text:p>0.217919539</text:p>
          </table:table-cell>
          <table:table-cell table:formula="of:=[.K74] / 360" office:value-type="float" office:value="0.767260765011439">
            <text:p>0.767260765</text:p>
          </table:table-cell>
          <table:table-cell table:number-columns-repeated="7"/>
        </table:table-row>
        <table:table-row table:style-name="ro1">
          <table:table-cell office:value-type="string">
            <text:p>Nov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91.084058149017">
            <text:p>91.084058149</text:p>
          </table:table-cell>
          <table:table-cell table:style-name="ce2" office:value-type="float" office:value="260.749076278593">
            <text:p>260.7490762786</text:p>
          </table:table-cell>
          <table:table-cell/>
          <table:table-cell table:formula="of:=[.J75] / 360" office:value-type="float" office:value="0.253011272636158">
            <text:p>0.2530112726</text:p>
          </table:table-cell>
          <table:table-cell table:formula="of:=[.K75] / 360" office:value-type="float" office:value="0.724302989662759">
            <text:p>0.7243029897</text:p>
          </table:table-cell>
          <table:table-cell table:number-columns-repeated="7"/>
        </table:table-row>
        <table:table-row table:style-name="ro1">
          <table:table-cell office:value-type="string">
            <text:p>Dec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102.192395615231">
            <text:p>102.1923956152</text:p>
          </table:table-cell>
          <table:table-cell table:style-name="ce2" office:value-type="float" office:value="252.642328212484">
            <text:p>252.6423282125</text:p>
          </table:table-cell>
          <table:table-cell/>
          <table:table-cell table:formula="of:=[.J76] / 360" office:value-type="float" office:value="0.283867765597865">
            <text:p>0.2838677656</text:p>
          </table:table-cell>
          <table:table-cell table:formula="of:=[.K76] / 360" office:value-type="float" office:value="0.701784245034677">
            <text:p>0.701784245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Sunrise / Sunset Height (degrees)</text:p>
          </table:table-cell>
          <table:table-cell/>
          <table:table-cell table:style-name="ce2" office:value-type="float" office:value="-8.359">
            <text:p>-8.359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>
            <text:p>Sun's Position</text:p>
          </table:table-cell>
          <table:table-cell table:number-columns-repeated="8"/>
          <table:table-cell office:value-type="string">
            <text:p>Estimated Sunrise and Sunse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ys since Epoch</text:p>
          </table:table-cell>
          <table:table-cell/>
          <table:table-cell office:value-type="string">
            <text:p>Julian Centuries</text:p>
          </table:table-cell>
          <table:table-cell/>
          <table:table-cell office:value-type="string">
            <office:annotation draw:style-name="gr2" draw:text-style-name="P1" svg:width="2.899cm" svg:height="0.991cm" svg:x="14.157cm" svg:y="32.288cm" draw:caption-point-x="-0.61cm" draw:caption-point-y="1.511cm">
              <dc:date>2016-12-11T00:00:00</dc:date>
              <text:p text:style-name="P1">Mean Longitude Plus Aberration</text:p>
            </office:annotation>
            <text:p>L (degrees)</text:p>
          </table:table-cell>
          <table:table-cell office:value-type="string">
            <office:annotation draw:style-name="gr2" draw:text-style-name="P1" svg:width="2.899cm" svg:height="0.596cm" svg:x="16.415cm" svg:y="32.288cm" draw:caption-point-x="-0.61cm" draw:caption-point-y="1.511cm">
              <dc:date>2016-12-11T00:00:00</dc:date>
              <text:p text:style-name="P1">Mean Anomaly</text:p>
            </office:annotation>
            <text:p>G (degrees)</text:p>
          </table:table-cell>
          <table:table-cell office:value-type="string">
            <office:annotation draw:style-name="gr2" draw:text-style-name="P1" svg:width="2.899cm" svg:height="1.386cm" svg:x="18.673cm" svg:y="32.288cm" draw:caption-point-x="-0.61cm" draw:caption-point-y="1.511cm">
              <dc:date>2016-12-11T00:00:00</dc:date>
              <text:p text:style-name="P1">Equatorial Centre Correction</text:p>
            </office:annotation>
            <text:p>EC (degrees)</text:p>
          </table:table-cell>
          <table:table-cell office:value-type="string">
            <office:annotation draw:style-name="gr2" draw:text-style-name="P1" svg:width="2.899cm" svg:height="1.386cm" svg:x="20.931cm" svg:y="32.288cm" draw:caption-point-x="-0.61cm" draw:caption-point-y="1.511cm">
              <dc:date>2016-12-11T00:00:00</dc:date>
              <text:p text:style-name="P1">Ecliptic Longitude of the Sun</text:p>
            </office:annotation>
            <text:p>Lambda (degrees)</text:p>
          </table:table-cell>
          <table:table-cell office:value-type="string">
            <text:p>E</text:p>
          </table:table-cell>
          <table:table-cell office:value-type="string">
            <office:annotation draw:style-name="gr2" draw:text-style-name="P1" svg:width="2.899cm" svg:height="1.781cm" svg:x="25.448cm" svg:y="32.288cm" draw:caption-point-x="-0.61cm" draw:caption-point-y="1.511cm">
              <dc:date>2016-12-11T00:00:00</dc:date>
              <text:p text:style-name="P1">Hour Angle of Sun on the Greenwich Meridian</text:p>
            </office:annotation>
            <text:p>GHA (degrees)</text:p>
          </table:table-cell>
          <table:table-cell office:value-type="string">
            <office:annotation draw:style-name="gr2" draw:text-style-name="P1" svg:width="2.899cm" svg:height="1.386cm" svg:x="27.706cm" svg:y="32.288cm" draw:caption-point-x="-0.61cm" draw:caption-point-y="1.511cm">
              <dc:date>2016-12-11T00:00:00</dc:date>
              <text:p text:style-name="P1">Obliquity of the Elliptic (tilt of the Earth's axis)</text:p>
            </office:annotation>
            <text:p>OBL (degrees)</text:p>
          </table:table-cell>
          <table:table-cell office:value-type="string">
            <office:annotation draw:style-name="gr2" draw:text-style-name="P1" svg:width="2.899cm" svg:height="0.503cm" svg:x="29.964cm" svg:y="32.288cm" draw:caption-point-x="-0.61cm" draw:caption-point-y="1.511cm">
              <dc:date>2016-12-11T00:00:00</dc:date>
              <text:p text:style-name="P2">Sun's Declination</text:p>
            </office:annotation>
            <text:p>Delta (degrees)</text:p>
          </table:table-cell>
          <table:table-cell/>
          <table:table-cell office:value-type="string">
            <text:p>COSC Numerator</text:p>
          </table:table-cell>
          <table:table-cell office:value-type="string">
            <text:p>COSC Denominator</text:p>
          </table:table-cell>
          <table:table-cell office:value-type="string">
            <text:p>COSC</text:p>
          </table:table-cell>
          <table:table-cell office:value-type="string">
            <text:p>Correction (degrees)</text:p>
          </table:table-cell>
          <table:table-cell/>
          <table:table-cell office:value-type="string">
            <text:p>Sunrise Event Time (degrees)</text:p>
          </table:table-cell>
          <table:table-cell office:value-type="string">
            <text:p>Sunset Event Time (degrees)</text:p>
          </table:table-cell>
        </table:table-row>
        <table:table-row table:style-name="ro1">
          <table:table-cell office:value-type="string">
            <text:p>Jan</text:p>
          </table:table-cell>
          <table:table-cell table:formula="of:=DATE([.$A$21]; 1; 1) - DATE(2000; 1; 1)" office:value-type="float" office:value="0">
            <text:p>0</text:p>
          </table:table-cell>
          <table:table-cell/>
          <table:table-cell table:formula="of:=([.B81] + [.$B65] / 360) / 36525" office:value-type="float" office:value="0.0000136892539356605">
            <text:p>1.36892539356605E-005</text:p>
          </table:table-cell>
          <table:table-cell/>
          <table:table-cell table:formula="of:=280.46 + 36000.77 * [.D81]" office:value-type="float" office:value="280.952823682409">
            <text:p>280.9528236824</text:p>
          </table:table-cell>
          <table:table-cell table:formula="of:=357.528 + 35999.05 * [.D81]" office:value-type="float" office:value="358.020800136893">
            <text:p>358.0208001369</text:p>
          </table:table-cell>
          <table:table-cell table:formula="of:=1.915 * SIN([.G81] * PI() / 180) + 0.02 * SIN(2 * [.G81] * PI() / 180)" office:value-type="float" office:value="-0.067518394419595">
            <text:p>-0.0675183944</text:p>
          </table:table-cell>
          <table:table-cell table:formula="of:=[.F81] + [.H81]" office:value-type="float" office:value="280.88530528799">
            <text:p>280.885305288</text:p>
          </table:table-cell>
          <table:table-cell table:formula="of:=-[.H81] + 2.466 * SIN (2 * [.I81] * PI() / 180) - 0.053 * SIN(4 * [.I81] * PI() / 180)" office:value-type="float" office:value="-0.883610553517023">
            <text:p>-0.8836105535</text:p>
          </table:table-cell>
          <table:table-cell table:formula="of:=[.$B65] - 180 + [.J81]" office:value-type="float" office:value="-0.883610553517023">
            <text:p>-0.8836105535</text:p>
          </table:table-cell>
          <table:table-cell table:formula="of:=23.4393 - 0.013 * [.D81]" office:value-type="float" office:value="23.4392998220397">
            <text:p>23.439299822</text:p>
          </table:table-cell>
          <table:table-cell table:formula="of:=ASIN(SIN([.L81] * PI() / 180) * SIN([.I81] * PI() / 180)) * 180 / PI()" office:value-type="float" office:value="-22.9930930264991">
            <text:p>-22.9930930265</text:p>
          </table:table-cell>
          <table:table-cell/>
          <table:table-cell table:formula="of:=SIN([.$C$78] * PI() / 180) - SIN([.$C$18] * PI() / 180) * SIN([.M81] * PI() / 180)" office:value-type="float" office:value="0.160369303253865">
            <text:p>0.1603693033</text:p>
          </table:table-cell>
          <table:table-cell table:formula="of:=COS([.$C$18] * PI() / 180) * COS([.M81] * PI() / 180)" office:value-type="float" office:value="0.572933012121076">
            <text:p>0.5729330121</text:p>
          </table:table-cell>
          <table:table-cell table:formula="of:=IF(([.O81] / [.P81]) &gt; 1; 0; IF(([.O81] / [.P81]) &lt; -1; 1; [.O81] / [.P81]))" office:value-type="float" office:value="0.279909343432937">
            <text:p>0.2799093434</text:p>
          </table:table-cell>
          <table:table-cell table:formula="of:=ACOS([.Q81]) * 180 / PI()" office:value-type="float" office:value="73.745205882474">
            <text:p>73.7452058825</text:p>
          </table:table-cell>
          <table:table-cell/>
          <table:table-cell table:formula="of:=[.$B65] - ([.K81] + [.$C$19] + [.R81])" office:value-type="float" office:value="107.256496671043">
            <text:p>107.256496671</text:p>
          </table:table-cell>
          <table:table-cell table:style-name="ce11" table:formula="of:=[.$B65] - ([.K81] + [.$C$19] - [.R81])" office:value-type="float" office:value="254.746908435991">
            <text:p>254.746908436</text:p>
          </table:table-cell>
        </table:table-row>
        <table:table-row table:style-name="ro1">
          <table:table-cell office:value-type="string">
            <text:p>Feb</text:p>
          </table:table-cell>
          <table:table-cell table:formula="of:=DATE([.$A$21]; 2; 1) - DATE(2000; 1; 1)" office:value-type="float" office:value="31">
            <text:p>31</text:p>
          </table:table-cell>
          <table:table-cell/>
          <table:table-cell table:formula="of:=([.B82] + [.$B66] / 360) / 36525" office:value-type="float" office:value="0.000862422997946612">
            <text:p>0.000862423</text:p>
          </table:table-cell>
          <table:table-cell/>
          <table:table-cell table:formula="of:=280.46 + 36000.77 * [.D82]" office:value-type="float" office:value="311.507891991786">
            <text:p>311.5078919918</text:p>
          </table:table-cell>
          <table:table-cell table:formula="of:=357.528 + 35999.05 * [.D82]" office:value-type="float" office:value="388.57440862423">
            <text:p>388.5744086242</text:p>
          </table:table-cell>
          <table:table-cell table:formula="of:=1.915 * SIN([.G82] * PI() / 180) + 0.02 * SIN(2 * [.G82] * PI() / 180)" office:value-type="float" office:value="0.932745487981185">
            <text:p>0.932745488</text:p>
          </table:table-cell>
          <table:table-cell table:formula="of:=[.F82] + [.H82]" office:value-type="float" office:value="312.440637479768">
            <text:p>312.4406374798</text:p>
          </table:table-cell>
          <table:table-cell table:formula="of:=-[.H82] + 2.466 * SIN (2 * [.I82] * PI() / 180) - 0.053 * SIN(4 * [.I82] * PI() / 180)" office:value-type="float" office:value="-3.39833056618473">
            <text:p>-3.3983305662</text:p>
          </table:table-cell>
          <table:table-cell table:formula="of:=[.$B66] - 180 + [.J82]" office:value-type="float" office:value="-3.39833056618473">
            <text:p>-3.3983305662</text:p>
          </table:table-cell>
          <table:table-cell table:formula="of:=23.4393 - 0.013 * [.D82]" office:value-type="float" office:value="23.439288788501">
            <text:p>23.4392887885</text:p>
          </table:table-cell>
          <table:table-cell table:formula="of:=ASIN(SIN([.L82] * PI() / 180) * SIN([.I82] * PI() / 180)) * 180 / PI()" office:value-type="float" office:value="-17.0706288724527">
            <text:p>-17.0706288725</text:p>
          </table:table-cell>
          <table:table-cell/>
          <table:table-cell table:formula="of:=SIN([.$C$78] * PI() / 180) - SIN([.$C$18] * PI() / 180) * SIN([.M82] * PI() / 180)" office:value-type="float" office:value="0.0843912562653357">
            <text:p>0.0843912563</text:p>
          </table:table-cell>
          <table:table-cell table:formula="of:=COS([.$C$18] * PI() / 180) * COS([.M82] * PI() / 180)" office:value-type="float" office:value="0.59496007660481">
            <text:p>0.5949600766</text:p>
          </table:table-cell>
          <table:table-cell table:formula="of:=IF(([.O82] / [.P82]) &gt; 1; 0; IF(([.O82] / [.P82]) &lt; -1; 1; [.O82] / [.P82]))" office:value-type="float" office:value="0.141843561583025">
            <text:p>0.1418435616</text:p>
          </table:table-cell>
          <table:table-cell table:formula="of:=ACOS([.Q82]) * 180 / PI()" office:value-type="float" office:value="81.8454607202581">
            <text:p>81.8454607203</text:p>
          </table:table-cell>
          <table:table-cell/>
          <table:table-cell table:formula="of:=[.$B66] - ([.K82] + [.$C$19] + [.R82])" office:value-type="float" office:value="101.670961845927">
            <text:p>101.6709618459</text:p>
          </table:table-cell>
          <table:table-cell table:style-name="ce11" table:formula="of:=[.$B66] - ([.K82] + [.$C$19] - [.R82])" office:value-type="float" office:value="265.361883286443">
            <text:p>265.3618832864</text:p>
          </table:table-cell>
        </table:table-row>
        <table:table-row table:style-name="ro1">
          <table:table-cell office:value-type="string">
            <text:p>Mar</text:p>
          </table:table-cell>
          <table:table-cell table:formula="of:=DATE([.$A$21]; 3; 1) - DATE(2000; 1; 1)" office:value-type="float" office:value="60">
            <text:p>60</text:p>
          </table:table-cell>
          <table:table-cell/>
          <table:table-cell table:formula="of:=([.B83] + [.$B67] / 360) / 36525" office:value-type="float" office:value="0.00165639972621492">
            <text:p>0.0016563997</text:p>
          </table:table-cell>
          <table:table-cell/>
          <table:table-cell table:formula="of:=280.46 + 36000.77 * [.D83]" office:value-type="float" office:value="340.091665571526">
            <text:p>340.0916655715</text:p>
          </table:table-cell>
          <table:table-cell table:formula="of:=357.528 + 35999.05 * [.D83]" office:value-type="float" office:value="417.156816563997">
            <text:p>417.156816564</text:p>
          </table:table-cell>
          <table:table-cell table:formula="of:=1.915 * SIN([.G83] * PI() / 180) + 0.02 * SIN(2 * [.G83] * PI() / 180)" office:value-type="float" office:value="1.62712883567776">
            <text:p>1.6271288357</text:p>
          </table:table-cell>
          <table:table-cell table:formula="of:=[.F83] + [.H83]" office:value-type="float" office:value="341.718794407204">
            <text:p>341.7187944072</text:p>
          </table:table-cell>
          <table:table-cell table:formula="of:=-[.H83] + 2.466 * SIN (2 * [.I83] * PI() / 180) - 0.053 * SIN(4 * [.I83] * PI() / 180)" office:value-type="float" office:value="-3.0454024601519">
            <text:p>-3.0454024602</text:p>
          </table:table-cell>
          <table:table-cell table:formula="of:=[.$B67] - 180 + [.J83]" office:value-type="float" office:value="-3.0454024601519">
            <text:p>-3.0454024602</text:p>
          </table:table-cell>
          <table:table-cell table:formula="of:=23.4393 - 0.013 * [.D83]" office:value-type="float" office:value="23.4392784668036">
            <text:p>23.4392784668</text:p>
          </table:table-cell>
          <table:table-cell table:formula="of:=ASIN(SIN([.L83] * PI() / 180) * SIN([.I83] * PI() / 180)) * 180 / PI()" office:value-type="float" office:value="-7.16776679689279">
            <text:p>-7.1677667969</text:p>
          </table:table-cell>
          <table:table-cell/>
          <table:table-cell table:formula="of:=SIN([.$C$78] * PI() / 180) - SIN([.$C$18] * PI() / 180) * SIN([.M83] * PI() / 180)" office:value-type="float" office:value="-0.0477117195942574">
            <text:p>-0.0477117196</text:p>
          </table:table-cell>
          <table:table-cell table:formula="of:=COS([.$C$18] * PI() / 180) * COS([.M83] * PI() / 180)" office:value-type="float" office:value="0.617516015166866">
            <text:p>0.6175160152</text:p>
          </table:table-cell>
          <table:table-cell table:formula="of:=IF(([.O83] / [.P83]) &gt; 1; 0; IF(([.O83] / [.P83]) &lt; -1; 1; [.O83] / [.P83]))" office:value-type="float" office:value="-0.0772639387844292">
            <text:p>-0.0772639388</text:p>
          </table:table-cell>
          <table:table-cell table:formula="of:=ACOS([.Q83]) * 180 / PI()" office:value-type="float" office:value="94.4313140291401">
            <text:p>94.4313140291</text:p>
          </table:table-cell>
          <table:table-cell/>
          <table:table-cell table:formula="of:=[.$B67] - ([.K83] + [.$C$19] + [.R83])" office:value-type="float" office:value="88.7321804310118">
            <text:p>88.732180431</text:p>
          </table:table-cell>
          <table:table-cell table:style-name="ce11" table:formula="of:=[.$B67] - ([.K83] + [.$C$19] - [.R83])" office:value-type="float" office:value="277.594808489292">
            <text:p>277.5948084893</text:p>
          </table:table-cell>
        </table:table-row>
        <table:table-row table:style-name="ro1">
          <table:table-cell office:value-type="string">
            <text:p>Apr</text:p>
          </table:table-cell>
          <table:table-cell table:formula="of:=DATE([.$A$21]; 4; 1) - DATE(2000; 1; 1)" office:value-type="float" office:value="91">
            <text:p>91</text:p>
          </table:table-cell>
          <table:table-cell/>
          <table:table-cell table:formula="of:=([.B84] + [.$B68] / 360) / 36525" office:value-type="float" office:value="0.00250513347022587">
            <text:p>0.0025051335</text:p>
          </table:table-cell>
          <table:table-cell/>
          <table:table-cell table:formula="of:=280.46 + 36000.77 * [.D84]" office:value-type="float" office:value="370.646733880903">
            <text:p>370.6467338809</text:p>
          </table:table-cell>
          <table:table-cell table:formula="of:=357.528 + 35999.05 * [.D84]" office:value-type="float" office:value="447.710425051335">
            <text:p>447.7104250513</text:p>
          </table:table-cell>
          <table:table-cell table:formula="of:=1.915 * SIN([.G84] * PI() / 180) + 0.02 * SIN(2 * [.G84] * PI() / 180)" office:value-type="float" office:value="1.91506794213957">
            <text:p>1.9150679421</text:p>
          </table:table-cell>
          <table:table-cell table:formula="of:=[.F84] + [.H84]" office:value-type="float" office:value="372.561801823043">
            <text:p>372.561801823</text:p>
          </table:table-cell>
          <table:table-cell table:formula="of:=-[.H84] + 2.466 * SIN (2 * [.I84] * PI() / 180) - 0.053 * SIN(4 * [.I84] * PI() / 180)" office:value-type="float" office:value="-0.908819255293629">
            <text:p>-0.9088192553</text:p>
          </table:table-cell>
          <table:table-cell table:formula="of:=[.$B68] - 180 + [.J84]" office:value-type="float" office:value="-0.908819255293629">
            <text:p>-0.9088192553</text:p>
          </table:table-cell>
          <table:table-cell table:formula="of:=23.4393 - 0.013 * [.D84]" office:value-type="float" office:value="23.4392674332649">
            <text:p>23.4392674333</text:p>
          </table:table-cell>
          <table:table-cell table:formula="of:=ASIN(SIN([.L84] * PI() / 180) * SIN([.I84] * PI() / 180)) * 180 / PI()" office:value-type="float" office:value="4.96306218668317">
            <text:p>4.9630621867</text:p>
          </table:table-cell>
          <table:table-cell/>
          <table:table-cell table:formula="of:=SIN([.$C$78] * PI() / 180) - SIN([.$C$18] * PI() / 180) * SIN([.M84] * PI() / 180)" office:value-type="float" office:value="-0.213090518600438">
            <text:p>-0.2130905186</text:p>
          </table:table-cell>
          <table:table-cell table:formula="of:=COS([.$C$18] * PI() / 180) * COS([.M84] * PI() / 180)" office:value-type="float" office:value="0.620046378663093">
            <text:p>0.6200463787</text:p>
          </table:table-cell>
          <table:table-cell table:formula="of:=IF(([.O84] / [.P84]) &gt; 1; 0; IF(([.O84] / [.P84]) &lt; -1; 1; [.O84] / [.P84]))" office:value-type="float" office:value="-0.343668676946217">
            <text:p>-0.3436686769</text:p>
          </table:table-cell>
          <table:table-cell table:formula="of:=ACOS([.Q84]) * 180 / PI()" office:value-type="float" office:value="110.100548030458">
            <text:p>110.1005480305</text:p>
          </table:table-cell>
          <table:table-cell/>
          <table:table-cell table:formula="of:=[.$B68] - ([.K84] + [.$C$19] + [.R84])" office:value-type="float" office:value="70.9263632248355">
            <text:p>70.9263632248</text:p>
          </table:table-cell>
          <table:table-cell table:style-name="ce11" table:formula="of:=[.$B68] - ([.K84] + [.$C$19] - [.R84])" office:value-type="float" office:value="291.127459285752">
            <text:p>291.1274592858</text:p>
          </table:table-cell>
        </table:table-row>
        <table:table-row table:style-name="ro1">
          <table:table-cell office:value-type="string">
            <text:p>May</text:p>
          </table:table-cell>
          <table:table-cell table:formula="of:=DATE([.$A$21]; 5; 1) - DATE(2000; 1; 1)" office:value-type="float" office:value="121">
            <text:p>121</text:p>
          </table:table-cell>
          <table:table-cell/>
          <table:table-cell table:formula="of:=([.B85] + [.$B69] / 360) / 36525" office:value-type="float" office:value="0.0033264887063655">
            <text:p>0.0033264887</text:p>
          </table:table-cell>
          <table:table-cell/>
          <table:table-cell table:formula="of:=280.46 + 36000.77 * [.D85]" office:value-type="float" office:value="400.216154825462">
            <text:p>400.2161548255</text:p>
          </table:table-cell>
          <table:table-cell table:formula="of:=357.528 + 35999.05 * [.D85]" office:value-type="float" office:value="477.278433264887">
            <text:p>477.2784332649</text:p>
          </table:table-cell>
          <table:table-cell table:formula="of:=1.915 * SIN([.G85] * PI() / 180) + 0.02 * SIN(2 * [.G85] * PI() / 180)" office:value-type="float" office:value="1.68573865718466">
            <text:p>1.6857386572</text:p>
          </table:table-cell>
          <table:table-cell table:formula="of:=[.F85] + [.H85]" office:value-type="float" office:value="401.901893482647">
            <text:p>401.9018934826</text:p>
          </table:table-cell>
          <table:table-cell table:formula="of:=-[.H85] + 2.466 * SIN (2 * [.I85] * PI() / 180) - 0.053 * SIN(4 * [.I85] * PI() / 180)" office:value-type="float" office:value="0.754481087859017">
            <text:p>0.7544810879</text:p>
          </table:table-cell>
          <table:table-cell table:formula="of:=[.$B69] - 180 + [.J85]" office:value-type="float" office:value="0.754481087859017">
            <text:p>0.7544810879</text:p>
          </table:table-cell>
          <table:table-cell table:formula="of:=23.4393 - 0.013 * [.D85]" office:value-type="float" office:value="23.4392567556468">
            <text:p>23.4392567556</text:p>
          </table:table-cell>
          <table:table-cell table:formula="of:=ASIN(SIN([.L85] * PI() / 180) * SIN([.I85] * PI() / 180)) * 180 / PI()" office:value-type="float" office:value="15.406052032718">
            <text:p>15.4060520327</text:p>
          </table:table-cell>
          <table:table-cell/>
          <table:table-cell table:formula="of:=SIN([.$C$78] * PI() / 180) - SIN([.$C$18] * PI() / 180) * SIN([.M85] * PI() / 180)" office:value-type="float" office:value="-0.35330963327537">
            <text:p>-0.3533096333</text:p>
          </table:table-cell>
          <table:table-cell table:formula="of:=COS([.$C$18] * PI() / 180) * COS([.M85] * PI() / 180)" office:value-type="float" office:value="0.600016121288588">
            <text:p>0.6000161213</text:p>
          </table:table-cell>
          <table:table-cell table:formula="of:=IF(([.O85] / [.P85]) &gt; 1; 0; IF(([.O85] / [.P85]) &lt; -1; 1; [.O85] / [.P85]))" office:value-type="float" office:value="-0.588833567532495">
            <text:p>-0.5888335675</text:p>
          </table:table-cell>
          <table:table-cell table:formula="of:=ACOS([.Q85]) * 180 / PI()" office:value-type="float" office:value="126.074278236775">
            <text:p>126.0742782368</text:p>
          </table:table-cell>
          <table:table-cell/>
          <table:table-cell table:formula="of:=[.$B69] - ([.K85] + [.$C$19] + [.R85])" office:value-type="float" office:value="53.2893326753662">
            <text:p>53.2893326754</text:p>
          </table:table-cell>
          <table:table-cell table:style-name="ce11" table:formula="of:=[.$B69] - ([.K85] + [.$C$19] - [.R85])" office:value-type="float" office:value="305.437889148916">
            <text:p>305.4378891489</text:p>
          </table:table-cell>
        </table:table-row>
        <table:table-row table:style-name="ro2">
          <table:table-cell office:value-type="string">
            <text:p>Jun</text:p>
          </table:table-cell>
          <table:table-cell table:formula="of:=DATE([.$A$21]; 6; 1) - DATE(2000; 1; 1)" office:value-type="float" office:value="152">
            <text:p>152</text:p>
          </table:table-cell>
          <table:table-cell/>
          <table:table-cell table:formula="of:=([.B86] + [.$B70] / 360) / 36525" office:value-type="float" office:value="0.00417522245037645">
            <text:p>0.0041752225</text:p>
          </table:table-cell>
          <table:table-cell/>
          <table:table-cell table:formula="of:=280.46 + 36000.77 * [.D86]" office:value-type="float" office:value="430.771223134839">
            <text:p>430.7712231348</text:p>
          </table:table-cell>
          <table:table-cell table:formula="of:=357.528 + 35999.05 * [.D86]" office:value-type="float" office:value="507.832041752225">
            <text:p>507.8320417522</text:p>
          </table:table-cell>
          <table:table-cell table:formula="of:=1.915 * SIN([.G86] * PI() / 180) + 0.02 * SIN(2 * [.G86] * PI() / 180)" office:value-type="float" office:value="1.00152471898708">
            <text:p>1.001524719</text:p>
          </table:table-cell>
          <table:table-cell table:formula="of:=[.F86] + [.H86]" office:value-type="float" office:value="431.772747853826">
            <text:p>431.7727478538</text:p>
          </table:table-cell>
          <table:table-cell table:formula="of:=-[.H86] + 2.466 * SIN (2 * [.I86] * PI() / 180) - 0.053 * SIN(4 * [.I86] * PI() / 180)" office:value-type="float" office:value="0.51439323646652">
            <text:p>0.5143932365</text:p>
          </table:table-cell>
          <table:table-cell table:formula="of:=[.$B70] - 180 + [.J86]" office:value-type="float" office:value="0.51439323646652">
            <text:p>0.5143932365</text:p>
          </table:table-cell>
          <table:table-cell table:formula="of:=23.4393 - 0.013 * [.D86]" office:value-type="float" office:value="23.4392457221081">
            <text:p>23.4392457221</text:p>
          </table:table-cell>
          <table:table-cell table:formula="of:=ASIN(SIN([.L86] * PI() / 180) * SIN([.I86] * PI() / 180)) * 180 / PI()" office:value-type="float" office:value="22.1985499389807">
            <text:p>22.198549939</text:p>
          </table:table-cell>
          <table:table-cell/>
          <table:table-cell table:formula="of:=SIN([.$C$78] * PI() / 180) - SIN([.$C$18] * PI() / 180) * SIN([.M86] * PI() / 180)" office:value-type="float" office:value="-0.441098517217665">
            <text:p>-0.4410985172</text:p>
          </table:table-cell>
          <table:table-cell table:formula="of:=COS([.$C$18] * PI() / 180) * COS([.M86] * PI() / 180)" office:value-type="float" office:value="0.576249175267192">
            <text:p>0.5762491753</text:p>
          </table:table-cell>
          <table:table-cell table:formula="of:=IF(([.O86] / [.P86]) &gt; 1; 0; IF(([.O86] / [.P86]) &lt; -1; 1; [.O86] / [.P86]))" office:value-type="float" office:value="-0.765464899820705">
            <text:p>-0.7654648998</text:p>
          </table:table-cell>
          <table:table-cell table:formula="of:=ACOS([.Q86]) * 180 / PI()" office:value-type="float" office:value="139.948369307937">
            <text:p>139.9483693079</text:p>
          </table:table-cell>
          <table:table-cell/>
          <table:table-cell table:formula="of:=[.$B70] - ([.K86] + [.$C$19] + [.R86])" office:value-type="float" office:value="39.6553294555967">
            <text:p>39.6553294556</text:p>
          </table:table-cell>
          <table:table-cell table:style-name="ce11" table:formula="of:=[.$B70] - ([.K86] + [.$C$19] - [.R86])" office:value-type="float" office:value="319.55206807147">
            <text:p>319.5520680715</text:p>
          </table:table-cell>
        </table:table-row>
        <table:table-row table:style-name="ro2">
          <table:table-cell office:value-type="string">
            <text:p>Jul</text:p>
          </table:table-cell>
          <table:table-cell table:formula="of:=DATE([.$A$21]; 7; 1) - DATE(2000; 1; 1)" office:value-type="float" office:value="182">
            <text:p>182</text:p>
          </table:table-cell>
          <table:table-cell/>
          <table:table-cell table:formula="of:=([.B87] + [.$B71] / 360) / 36525" office:value-type="float" office:value="0.00499657768651608">
            <text:p>0.0049965777</text:p>
          </table:table-cell>
          <table:table-cell/>
          <table:table-cell table:formula="of:=280.46 + 36000.77 * [.D87]" office:value-type="float" office:value="460.340644079398">
            <text:p>460.3406440794</text:p>
          </table:table-cell>
          <table:table-cell table:formula="of:=357.528 + 35999.05 * [.D87]" office:value-type="float" office:value="537.400049965777">
            <text:p>537.4000499658</text:p>
          </table:table-cell>
          <table:table-cell table:formula="of:=1.915 * SIN([.G87] * PI() / 180) + 0.02 * SIN(2 * [.G87] * PI() / 180)" office:value-type="float" office:value="0.0850558371129038">
            <text:p>0.0850558371</text:p>
          </table:table-cell>
          <table:table-cell table:formula="of:=[.F87] + [.H87]" office:value-type="float" office:value="460.425699916511">
            <text:p>460.4256999165</text:p>
          </table:table-cell>
          <table:table-cell table:formula="of:=-[.H87] + 2.466 * SIN (2 * [.I87] * PI() / 180) - 0.053 * SIN(4 * [.I87] * PI() / 180)" office:value-type="float" office:value="-0.99807645444402">
            <text:p>-0.9980764544</text:p>
          </table:table-cell>
          <table:table-cell table:formula="of:=[.$B71] - 180 + [.J87]" office:value-type="float" office:value="-0.99807645444402">
            <text:p>-0.9980764544</text:p>
          </table:table-cell>
          <table:table-cell table:formula="of:=23.4393 - 0.013 * [.D87]" office:value-type="float" office:value="23.4392350444901">
            <text:p>23.4392350445</text:p>
          </table:table-cell>
          <table:table-cell table:formula="of:=ASIN(SIN([.L87] * PI() / 180) * SIN([.I87] * PI() / 180)) * 180 / PI()" office:value-type="float" office:value="23.0297560269213">
            <text:p>23.0297560269</text:p>
          </table:table-cell>
          <table:table-cell/>
          <table:table-cell table:formula="of:=SIN([.$C$78] * PI() / 180) - SIN([.$C$18] * PI() / 180) * SIN([.M87] * PI() / 180)" office:value-type="float" office:value="-0.4515804662681">
            <text:p>-0.4515804663</text:p>
          </table:table-cell>
          <table:table-cell table:formula="of:=COS([.$C$18] * PI() / 180) * COS([.M87] * PI() / 180)" office:value-type="float" office:value="0.572777328518639">
            <text:p>0.5727773285</text:p>
          </table:table-cell>
          <table:table-cell table:formula="of:=IF(([.O87] / [.P87]) &gt; 1; 0; IF(([.O87] / [.P87]) &lt; -1; 1; [.O87] / [.P87]))" office:value-type="float" office:value="-0.788404924189322">
            <text:p>-0.7884049242</text:p>
          </table:table-cell>
          <table:table-cell table:formula="of:=ACOS([.Q87]) * 180 / PI()" office:value-type="float" office:value="142.036698046575">
            <text:p>142.0366980466</text:p>
          </table:table-cell>
          <table:table-cell/>
          <table:table-cell table:formula="of:=[.$B71] - ([.K87] + [.$C$19] + [.R87])" office:value-type="float" office:value="39.0794704078685">
            <text:p>39.0794704079</text:p>
          </table:table-cell>
          <table:table-cell table:style-name="ce11" table:formula="of:=[.$B71] - ([.K87] + [.$C$19] - [.R87])" office:value-type="float" office:value="323.152866501019">
            <text:p>323.152866501</text:p>
          </table:table-cell>
        </table:table-row>
        <table:table-row table:style-name="ro1">
          <table:table-cell office:value-type="string">
            <text:p>Aug</text:p>
          </table:table-cell>
          <table:table-cell table:formula="of:=DATE([.$A$21]; 8; 1) - DATE(2000; 1; 1)" office:value-type="float" office:value="213">
            <text:p>213</text:p>
          </table:table-cell>
          <table:table-cell/>
          <table:table-cell table:formula="of:=([.B88] + [.$B72] / 360) / 36525" office:value-type="float" office:value="0.00584531143052704">
            <text:p>0.0058453114</text:p>
          </table:table-cell>
          <table:table-cell/>
          <table:table-cell table:formula="of:=280.46 + 36000.77 * [.D88]" office:value-type="float" office:value="490.895712388775">
            <text:p>490.8957123888</text:p>
          </table:table-cell>
          <table:table-cell table:formula="of:=357.528 + 35999.05 * [.D88]" office:value-type="float" office:value="567.953658453114">
            <text:p>567.9536584531</text:p>
          </table:table-cell>
          <table:table-cell table:formula="of:=1.915 * SIN([.G88] * PI() / 180) + 0.02 * SIN(2 * [.G88] * PI() / 180)" office:value-type="float" office:value="-0.88110753393819">
            <text:p>-0.8811075339</text:p>
          </table:table-cell>
          <table:table-cell table:formula="of:=[.F88] + [.H88]" office:value-type="float" office:value="490.014604854837">
            <text:p>490.0146048548</text:p>
          </table:table-cell>
          <table:table-cell table:formula="of:=-[.H88] + 2.466 * SIN (2 * [.I88] * PI() / 180) - 0.053 * SIN(4 * [.I88] * PI() / 180)" office:value-type="float" office:value="-1.56572265427751">
            <text:p>-1.5657226543</text:p>
          </table:table-cell>
          <table:table-cell table:formula="of:=[.$B72] - 180 + [.J88]" office:value-type="float" office:value="-1.56572265427751">
            <text:p>-1.5657226543</text:p>
          </table:table-cell>
          <table:table-cell table:formula="of:=23.4393 - 0.013 * [.D88]" office:value-type="float" office:value="23.4392240109514">
            <text:p>23.439224011</text:p>
          </table:table-cell>
          <table:table-cell table:formula="of:=ASIN(SIN([.L88] * PI() / 180) * SIN([.I88] * PI() / 180)) * 180 / PI()" office:value-type="float" office:value="17.7370464706788">
            <text:p>17.7370464707</text:p>
          </table:table-cell>
          <table:table-cell/>
          <table:table-cell table:formula="of:=SIN([.$C$78] * PI() / 180) - SIN([.$C$18] * PI() / 180) * SIN([.M88] * PI() / 180)" office:value-type="float" office:value="-0.383828502719102">
            <text:p>-0.3838285027</text:p>
          </table:table-cell>
          <table:table-cell table:formula="of:=COS([.$C$18] * PI() / 180) * COS([.M88] * PI() / 180)" office:value-type="float" office:value="0.592794865885579">
            <text:p>0.5927948659</text:p>
          </table:table-cell>
          <table:table-cell table:formula="of:=IF(([.O88] / [.P88]) &gt; 1; 0; IF(([.O88] / [.P88]) &lt; -1; 1; [.O88] / [.P88]))" office:value-type="float" office:value="-0.647489586715125">
            <text:p>-0.6474895867</text:p>
          </table:table-cell>
          <table:table-cell table:formula="of:=ACOS([.Q88]) * 180 / PI()" office:value-type="float" office:value="130.352593789623">
            <text:p>130.3525937896</text:p>
          </table:table-cell>
          <table:table-cell/>
          <table:table-cell table:formula="of:=[.$B72] - ([.K88] + [.$C$19] + [.R88])" office:value-type="float" office:value="51.331220864655">
            <text:p>51.3312208647</text:p>
          </table:table-cell>
          <table:table-cell table:style-name="ce11" table:formula="of:=[.$B72] - ([.K88] + [.$C$19] - [.R88])" office:value-type="float" office:value="312.0364084439">
            <text:p>312.0364084439</text:p>
          </table:table-cell>
        </table:table-row>
        <table:table-row table:style-name="ro2">
          <table:table-cell office:value-type="string">
            <text:p>Sep</text:p>
          </table:table-cell>
          <table:table-cell table:formula="of:=DATE([.$A$21]; 9; 1) - DATE(2000; 1; 1)" office:value-type="float" office:value="244">
            <text:p>244</text:p>
          </table:table-cell>
          <table:table-cell/>
          <table:table-cell table:formula="of:=([.B89] + [.$B73] / 360) / 36525" office:value-type="float" office:value="0.00669404517453799">
            <text:p>0.0066940452</text:p>
          </table:table-cell>
          <table:table-cell/>
          <table:table-cell table:formula="of:=280.46 + 36000.77 * [.D89]" office:value-type="float" office:value="521.450780698152">
            <text:p>521.4507806982</text:p>
          </table:table-cell>
          <table:table-cell table:formula="of:=357.528 + 35999.05 * [.D89]" office:value-type="float" office:value="598.507266940452">
            <text:p>598.5072669405</text:p>
          </table:table-cell>
          <table:table-cell table:formula="of:=1.915 * SIN([.G89] * PI() / 180) + 0.02 * SIN(2 * [.G89] * PI() / 180)" office:value-type="float" office:value="-1.61511498111857">
            <text:p>-1.6151149811</text:p>
          </table:table-cell>
          <table:table-cell table:formula="of:=[.F89] + [.H89]" office:value-type="float" office:value="519.835665717033">
            <text:p>519.835665717</text:p>
          </table:table-cell>
          <table:table-cell table:formula="of:=-[.H89] + 2.466 * SIN (2 * [.I89] * PI() / 180) - 0.053 * SIN(4 * [.I89] * PI() / 180)" office:value-type="float" office:value="0.0714874967029852">
            <text:p>0.0714874967</text:p>
          </table:table-cell>
          <table:table-cell table:formula="of:=[.$B73] - 180 + [.J89]" office:value-type="float" office:value="0.0714874967029852">
            <text:p>0.0714874967</text:p>
          </table:table-cell>
          <table:table-cell table:formula="of:=23.4393 - 0.013 * [.D89]" office:value-type="float" office:value="23.4392129774127">
            <text:p>23.4392129774</text:p>
          </table:table-cell>
          <table:table-cell table:formula="of:=ASIN(SIN([.L89] * PI() / 180) * SIN([.I89] * PI() / 180)) * 180 / PI()" office:value-type="float" office:value="7.88116336337919">
            <text:p>7.8811633634</text:p>
          </table:table-cell>
          <table:table-cell/>
          <table:table-cell table:formula="of:=SIN([.$C$78] * PI() / 180) - SIN([.$C$18] * PI() / 180) * SIN([.M89] * PI() / 180)" office:value-type="float" office:value="-0.252700145515482">
            <text:p>-0.2527001455</text:p>
          </table:table-cell>
          <table:table-cell table:formula="of:=COS([.$C$18] * PI() / 180) * COS([.M89] * PI() / 180)" office:value-type="float" office:value="0.616501251184056">
            <text:p>0.6165012512</text:p>
          </table:table-cell>
          <table:table-cell table:formula="of:=IF(([.O89] / [.P89]) &gt; 1; 0; IF(([.O89] / [.P89]) &lt; -1; 1; [.O89] / [.P89]))" office:value-type="float" office:value="-0.409893970255769">
            <text:p>-0.4098939703</text:p>
          </table:table-cell>
          <table:table-cell table:formula="of:=ACOS([.Q89]) * 180 / PI()" office:value-type="float" office:value="114.198174353518">
            <text:p>114.1981743535</text:p>
          </table:table-cell>
          <table:table-cell/>
          <table:table-cell table:formula="of:=[.$B73] - ([.K89] + [.$C$19] + [.R89])" office:value-type="float" office:value="65.8484301497792">
            <text:p>65.8484301498</text:p>
          </table:table-cell>
          <table:table-cell table:style-name="ce11" table:formula="of:=[.$B73] - ([.K89] + [.$C$19] - [.R89])" office:value-type="float" office:value="294.244778856815">
            <text:p>294.2447788568</text:p>
          </table:table-cell>
        </table:table-row>
        <table:table-row table:style-name="ro1">
          <table:table-cell office:value-type="string">
            <text:p>Oct</text:p>
          </table:table-cell>
          <table:table-cell table:formula="of:=DATE([.$A$21]; 10; 1) - DATE(2000; 1; 1)" office:value-type="float" office:value="274">
            <text:p>274</text:p>
          </table:table-cell>
          <table:table-cell/>
          <table:table-cell table:formula="of:=([.B90] + [.$B74] / 360) / 36525" office:value-type="float" office:value="0.00751540041067762">
            <text:p>0.0075154004</text:p>
          </table:table-cell>
          <table:table-cell/>
          <table:table-cell table:formula="of:=280.46 + 36000.77 * [.D90]" office:value-type="float" office:value="551.02020164271">
            <text:p>551.0202016427</text:p>
          </table:table-cell>
          <table:table-cell table:formula="of:=357.528 + 35999.05 * [.D90]" office:value-type="float" office:value="628.075275154004">
            <text:p>628.075275154</text:p>
          </table:table-cell>
          <table:table-cell table:formula="of:=1.915 * SIN([.G90] * PI() / 180) + 0.02 * SIN(2 * [.G90] * PI() / 180)" office:value-type="float" office:value="-1.91257688578907">
            <text:p>-1.9125768858</text:p>
          </table:table-cell>
          <table:table-cell table:formula="of:=[.F90] + [.H90]" office:value-type="float" office:value="549.107624756921">
            <text:p>549.1076247569</text:p>
          </table:table-cell>
          <table:table-cell table:formula="of:=-[.H90] + 2.466 * SIN (2 * [.I90] * PI() / 180) - 0.053 * SIN(4 * [.I90] * PI() / 180)" office:value-type="float" office:value="2.65194436423696">
            <text:p>2.6519443642</text:p>
          </table:table-cell>
          <table:table-cell table:formula="of:=[.$B74] - 180 + [.J90]" office:value-type="float" office:value="2.65194436423696">
            <text:p>2.6519443642</text:p>
          </table:table-cell>
          <table:table-cell table:formula="of:=23.4393 - 0.013 * [.D90]" office:value-type="float" office:value="23.4392022997947">
            <text:p>23.4392022998</text:p>
          </table:table-cell>
          <table:table-cell table:formula="of:=ASIN(SIN([.L90] * PI() / 180) * SIN([.I90] * PI() / 180)) * 180 / PI()" office:value-type="float" office:value="-3.60994271667354">
            <text:p>-3.6099427167</text:p>
          </table:table-cell>
          <table:table-cell/>
          <table:table-cell table:formula="of:=SIN([.$C$78] * PI() / 180) - SIN([.$C$18] * PI() / 180) * SIN([.M90] * PI() / 180)" office:value-type="float" office:value="-0.0960924224237869">
            <text:p>-0.0960924224</text:p>
          </table:table-cell>
          <table:table-cell table:formula="of:=COS([.$C$18] * PI() / 180) * COS([.M90] * PI() / 180)" office:value-type="float" office:value="0.621144965021502">
            <text:p>0.621144965</text:p>
          </table:table-cell>
          <table:table-cell table:formula="of:=IF(([.O90] / [.P90]) &gt; 1; 0; IF(([.O90] / [.P90]) &lt; -1; 1; [.O90] / [.P90]))" office:value-type="float" office:value="-0.154702087008723">
            <text:p>-0.154702087</text:p>
          </table:table-cell>
          <table:table-cell table:formula="of:=ACOS([.Q90]) * 180 / PI()" office:value-type="float" office:value="98.8995186909546">
            <text:p>98.899518691</text:p>
          </table:table-cell>
          <table:table-cell/>
          <table:table-cell table:formula="of:=[.$B74] - ([.K90] + [.$C$19] + [.R90])" office:value-type="float" office:value="78.5666289448084">
            <text:p>78.5666289448</text:p>
          </table:table-cell>
          <table:table-cell table:style-name="ce11" table:formula="of:=[.$B74] - ([.K90] + [.$C$19] - [.R90])" office:value-type="float" office:value="276.365666326718">
            <text:p>276.3656663267</text:p>
          </table:table-cell>
        </table:table-row>
        <table:table-row table:style-name="ro1">
          <table:table-cell office:value-type="string">
            <text:p>Nov</text:p>
          </table:table-cell>
          <table:table-cell table:formula="of:=DATE([.$A$21]; 11; 1) - DATE(2000; 1; 1)" office:value-type="float" office:value="305">
            <text:p>305</text:p>
          </table:table-cell>
          <table:table-cell/>
          <table:table-cell table:formula="of:=([.B91] + [.$B75] / 360) / 36525" office:value-type="float" office:value="0.00836413415468857">
            <text:p>0.0083641342</text:p>
          </table:table-cell>
          <table:table-cell/>
          <table:table-cell table:formula="of:=280.46 + 36000.77 * [.D91]" office:value-type="float" office:value="581.575269952088">
            <text:p>581.5752699521</text:p>
          </table:table-cell>
          <table:table-cell table:formula="of:=357.528 + 35999.05 * [.D91]" office:value-type="float" office:value="658.628883641342">
            <text:p>658.6288836413</text:p>
          </table:table-cell>
          <table:table-cell table:formula="of:=1.915 * SIN([.G91] * PI() / 180) + 0.02 * SIN(2 * [.G91] * PI() / 180)" office:value-type="float" office:value="-1.69769731184402">
            <text:p>-1.6976973118</text:p>
          </table:table-cell>
          <table:table-cell table:formula="of:=[.F91] + [.H91]" office:value-type="float" office:value="579.877572640244">
            <text:p>579.8775726402</text:p>
          </table:table-cell>
          <table:table-cell table:formula="of:=-[.H91] + 2.466 * SIN (2 * [.I91] * PI() / 180) - 0.053 * SIN(4 * [.I91] * PI() / 180)" office:value-type="float" office:value="4.10582899369368">
            <text:p>4.1058289937</text:p>
          </table:table-cell>
          <table:table-cell table:formula="of:=[.$B75] - 180 + [.J91]" office:value-type="float" office:value="4.10582899369368">
            <text:p>4.1058289937</text:p>
          </table:table-cell>
          <table:table-cell table:formula="of:=23.4393 - 0.013 * [.D91]" office:value-type="float" office:value="23.439191266256">
            <text:p>23.4391912663</text:p>
          </table:table-cell>
          <table:table-cell table:formula="of:=ASIN(SIN([.L91] * PI() / 180) * SIN([.I91] * PI() / 180)) * 180 / PI()" office:value-type="float" office:value="-14.7755711409821">
            <text:p>-14.775571141</text:p>
          </table:table-cell>
          <table:table-cell/>
          <table:table-cell table:formula="of:=SIN([.$C$78] * PI() / 180) - SIN([.$C$18] * PI() / 180) * SIN([.M91] * PI() / 180)" office:value-type="float" office:value="0.0542435593037911">
            <text:p>0.0542435593</text:p>
          </table:table-cell>
          <table:table-cell table:formula="of:=COS([.$C$18] * PI() / 180) * COS([.M91] * PI() / 180)" office:value-type="float" office:value="0.60179915555204">
            <text:p>0.6017991556</text:p>
          </table:table-cell>
          <table:table-cell table:formula="of:=IF(([.O91] / [.P91]) &gt; 1; 0; IF(([.O91] / [.P91]) &lt; -1; 1; [.O91] / [.P91]))" office:value-type="float" office:value="0.0901356520748731">
            <text:p>0.0901356521</text:p>
          </table:table-cell>
          <table:table-cell table:formula="of:=ACOS([.Q91]) * 180 / PI()" office:value-type="float" office:value="84.8285888994218">
            <text:p>84.8285888994</text:p>
          </table:table-cell>
          <table:table-cell/>
          <table:table-cell table:formula="of:=[.$B75] - ([.K91] + [.$C$19] + [.R91])" office:value-type="float" office:value="91.1836741068845">
            <text:p>91.1836741069</text:p>
          </table:table-cell>
          <table:table-cell table:style-name="ce11" table:formula="of:=[.$B75] - ([.K91] + [.$C$19] - [.R91])" office:value-type="float" office:value="260.840851905728">
            <text:p>260.8408519057</text:p>
          </table:table-cell>
        </table:table-row>
        <table:table-row table:style-name="ro1">
          <table:table-cell office:value-type="string">
            <text:p>Dec</text:p>
          </table:table-cell>
          <table:table-cell table:formula="of:=DATE([.$A$21]; 12; 1) - DATE(2000; 1; 1)" office:value-type="float" office:value="335">
            <text:p>335</text:p>
          </table:table-cell>
          <table:table-cell/>
          <table:table-cell table:formula="of:=([.B92] + [.$B76] / 360) / 36525" office:value-type="float" office:value="0.0091854893908282">
            <text:p>0.0091854894</text:p>
          </table:table-cell>
          <table:table-cell/>
          <table:table-cell table:formula="of:=280.46 + 36000.77 * [.D92]" office:value-type="float" office:value="611.144690896646">
            <text:p>611.1446908966</text:p>
          </table:table-cell>
          <table:table-cell table:formula="of:=357.528 + 35999.05 * [.D92]" office:value-type="float" office:value="688.196891854894">
            <text:p>688.1968918549</text:p>
          </table:table-cell>
          <table:table-cell table:formula="of:=1.915 * SIN([.G92] * PI() / 180) + 0.02 * SIN(2 * [.G92] * PI() / 180)" office:value-type="float" office:value="-1.02712383680424">
            <text:p>-1.0271238368</text:p>
          </table:table-cell>
          <table:table-cell table:formula="of:=[.F92] + [.H92]" office:value-type="float" office:value="610.117567059842">
            <text:p>610.1175670598</text:p>
          </table:table-cell>
          <table:table-cell table:formula="of:=-[.H92] + 2.466 * SIN (2 * [.I92] * PI() / 180) - 0.053 * SIN(4 * [.I92] * PI() / 180)" office:value-type="float" office:value="2.65658980171729">
            <text:p>2.6565898017</text:p>
          </table:table-cell>
          <table:table-cell table:formula="of:=[.$B76] - 180 + [.J92]" office:value-type="float" office:value="2.65658980171729">
            <text:p>2.6565898017</text:p>
          </table:table-cell>
          <table:table-cell table:formula="of:=23.4393 - 0.013 * [.D92]" office:value-type="float" office:value="23.4391805886379">
            <text:p>23.4391805886</text:p>
          </table:table-cell>
          <table:table-cell table:formula="of:=ASIN(SIN([.L92] * PI() / 180) * SIN([.I92] * PI() / 180)) * 180 / PI()" office:value-type="float" office:value="-21.966533915326">
            <text:p>-21.9665339153</text:p>
          </table:table-cell>
          <table:table-cell/>
          <table:table-cell table:formula="of:=SIN([.$C$78] * PI() / 180) - SIN([.$C$18] * PI() / 180) * SIN([.M92] * PI() / 180)" office:value-type="float" office:value="0.147411300949137">
            <text:p>0.1474113009</text:p>
          </table:table-cell>
          <table:table-cell table:formula="of:=COS([.$C$18] * PI() / 180) * COS([.M92] * PI() / 180)" office:value-type="float" office:value="0.577196658130352">
            <text:p>0.5771966581</text:p>
          </table:table-cell>
          <table:table-cell table:formula="of:=IF(([.O92] / [.P92]) &gt; 1; 0; IF(([.O92] / [.P92]) &lt; -1; 1; [.O92] / [.P92]))" office:value-type="float" office:value="0.255391812950944">
            <text:p>0.255391813</text:p>
          </table:table-cell>
          <table:table-cell table:formula="of:=ACOS([.Q92]) * 180 / PI()" office:value-type="float" office:value="75.2031968580959">
            <text:p>75.2031968581</text:p>
          </table:table-cell>
          <table:table-cell/>
          <table:table-cell table:formula="of:=[.$B76] - ([.K92] + [.$C$19] + [.R92])" office:value-type="float" office:value="102.258305340187">
            <text:p>102.2583053402</text:p>
          </table:table-cell>
          <table:table-cell table:style-name="ce11" table:formula="of:=[.$B76] - ([.K92] + [.$C$19] - [.R92])" office:value-type="float" office:value="252.664699056379">
            <text:p>252.6646990564</text:p>
          </table:table-cell>
        </table:table-row>
      </table:table>
      <table:table table:name="SunriseSunsetTable_tx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</table:table-row>
        <table:table-row table:style-name="ro2">
          <table:table-cell/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  <table:table-cell office:value-type="float" office:value="1602">
            <text:p>1602</text:p>
          </table:table-cell>
          <table:table-cell office:value-type="float" office:value="740">
            <text:p>740</text:p>
          </table:table-cell>
          <table:table-cell office:value-type="float" office:value="1649">
            <text:p>1649</text:p>
          </table:table-cell>
          <table:table-cell office:value-type="float" office:value="645">
            <text:p>645</text:p>
          </table:table-cell>
          <table:table-cell office:value-type="float" office:value="1741">
            <text:p>1741</text:p>
          </table:table-cell>
          <table:table-cell office:value-type="float" office:value="535">
            <text:p>535</text:p>
          </table:table-cell>
          <table:table-cell office:value-type="float" office:value="1834">
            <text:p>1834</text:p>
          </table:table-cell>
          <table:table-cell office:value-type="float" office:value="432">
            <text:p>432</text:p>
          </table:table-cell>
          <table:table-cell office:value-type="float" office:value="1924">
            <text:p>1924</text:p>
          </table:table-cell>
          <table:table-cell office:value-type="float" office:value="349">
            <text:p>349</text:p>
          </table:table-cell>
          <table:table-cell office:value-type="float" office:value="2008">
            <text:p>2008</text:p>
          </table:table-cell>
          <table:table-cell office:value-type="float" office:value="348">
            <text:p>348</text:p>
          </table:table-cell>
          <table:table-cell office:value-type="float" office:value="2021">
            <text:p>2021</text:p>
          </table:table-cell>
          <table:table-cell office:value-type="float" office:value="425">
            <text:p>425</text:p>
          </table:table-cell>
          <table:table-cell office:value-type="float" office:value="1948">
            <text:p>1948</text:p>
          </table:table-cell>
          <table:table-cell office:value-type="float" office:value="513">
            <text:p>513</text:p>
          </table:table-cell>
          <table:table-cell office:value-type="float" office:value="1846">
            <text:p>1846</text:p>
          </table:table-cell>
          <table:table-cell office:value-type="float" office:value="601">
            <text:p>601</text:p>
          </table:table-cell>
          <table:table-cell office:value-type="float" office:value="1738">
            <text:p>1738</text:p>
          </table:table-cell>
          <table:table-cell office:value-type="float" office:value="654">
            <text:p>654</text:p>
          </table:table-cell>
          <table:table-cell office:value-type="float" office:value="1633">
            <text:p>1633</text:p>
          </table:table-cell>
          <table:table-cell office:value-type="float" office:value="744">
            <text:p>744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6">
            <text:p>806</text:p>
          </table:table-cell>
          <table:table-cell office:value-type="float" office:value="1603">
            <text:p>1603</text:p>
          </table:table-cell>
          <table:table-cell office:value-type="float" office:value="738">
            <text:p>738</text:p>
          </table:table-cell>
          <table:table-cell office:value-type="float" office:value="1651">
            <text:p>1651</text:p>
          </table:table-cell>
          <table:table-cell office:value-type="float" office:value="643">
            <text:p>643</text:p>
          </table:table-cell>
          <table:table-cell office:value-type="float" office:value="1743">
            <text:p>1743</text:p>
          </table:table-cell>
          <table:table-cell office:value-type="float" office:value="533">
            <text:p>533</text:p>
          </table:table-cell>
          <table:table-cell office:value-type="float" office:value="1836">
            <text:p>1836</text:p>
          </table:table-cell>
          <table:table-cell office:value-type="float" office:value="430">
            <text:p>430</text:p>
          </table:table-cell>
          <table:table-cell office:value-type="float" office:value="1926">
            <text:p>1926</text:p>
          </table:table-cell>
          <table:table-cell office:value-type="float" office:value="348">
            <text:p>348</text:p>
          </table:table-cell>
          <table:table-cell office:value-type="float" office:value="2009">
            <text:p>2009</text:p>
          </table:table-cell>
          <table:table-cell office:value-type="float" office:value="349">
            <text:p>349</text:p>
          </table:table-cell>
          <table:table-cell office:value-type="float" office:value="2020">
            <text:p>2020</text:p>
          </table:table-cell>
          <table:table-cell office:value-type="float" office:value="426">
            <text:p>426</text:p>
          </table:table-cell>
          <table:table-cell office:value-type="float" office:value="1946">
            <text:p>1946</text:p>
          </table:table-cell>
          <table:table-cell office:value-type="float" office:value="515">
            <text:p>515</text:p>
          </table:table-cell>
          <table:table-cell office:value-type="float" office:value="1844">
            <text:p>1844</text:p>
          </table:table-cell>
          <table:table-cell office:value-type="float" office:value="603">
            <text:p>603</text:p>
          </table:table-cell>
          <table:table-cell office:value-type="float" office:value="1735">
            <text:p>1735</text:p>
          </table:table-cell>
          <table:table-cell office:value-type="float" office:value="656">
            <text:p>656</text:p>
          </table:table-cell>
          <table:table-cell office:value-type="float" office:value="1631">
            <text:p>1631</text:p>
          </table:table-cell>
          <table:table-cell office:value-type="float" office:value="746">
            <text:p>746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6">
            <text:p>806</text:p>
          </table:table-cell>
          <table:table-cell office:value-type="float" office:value="1604">
            <text:p>1604</text:p>
          </table:table-cell>
          <table:table-cell office:value-type="float" office:value="737">
            <text:p>737</text:p>
          </table:table-cell>
          <table:table-cell office:value-type="float" office:value="1652">
            <text:p>1652</text:p>
          </table:table-cell>
          <table:table-cell office:value-type="float" office:value="641">
            <text:p>641</text:p>
          </table:table-cell>
          <table:table-cell office:value-type="float" office:value="1745">
            <text:p>1745</text:p>
          </table:table-cell>
          <table:table-cell office:value-type="float" office:value="531">
            <text:p>531</text:p>
          </table:table-cell>
          <table:table-cell office:value-type="float" office:value="1838">
            <text:p>1838</text:p>
          </table:table-cell>
          <table:table-cell office:value-type="float" office:value="428">
            <text:p>428</text:p>
          </table:table-cell>
          <table:table-cell office:value-type="float" office:value="1927">
            <text:p>1927</text:p>
          </table:table-cell>
          <table:table-cell office:value-type="float" office:value="347">
            <text:p>347</text:p>
          </table:table-cell>
          <table:table-cell office:value-type="float" office:value="2010">
            <text:p>2010</text:p>
          </table:table-cell>
          <table:table-cell office:value-type="float" office:value="349">
            <text:p>349</text:p>
          </table:table-cell>
          <table:table-cell office:value-type="float" office:value="2020">
            <text:p>2020</text:p>
          </table:table-cell>
          <table:table-cell office:value-type="float" office:value="428">
            <text:p>428</text:p>
          </table:table-cell>
          <table:table-cell office:value-type="float" office:value="1945">
            <text:p>1945</text:p>
          </table:table-cell>
          <table:table-cell office:value-type="float" office:value="517">
            <text:p>517</text:p>
          </table:table-cell>
          <table:table-cell office:value-type="float" office:value="1842">
            <text:p>1842</text:p>
          </table:table-cell>
          <table:table-cell office:value-type="float" office:value="605">
            <text:p>605</text:p>
          </table:table-cell>
          <table:table-cell office:value-type="float" office:value="1733">
            <text:p>1733</text:p>
          </table:table-cell>
          <table:table-cell office:value-type="float" office:value="658">
            <text:p>658</text:p>
          </table:table-cell>
          <table:table-cell office:value-type="float" office:value="1629">
            <text:p>1629</text:p>
          </table:table-cell>
          <table:table-cell office:value-type="float" office:value="747">
            <text:p>747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6">
            <text:p>806</text:p>
          </table:table-cell>
          <table:table-cell office:value-type="float" office:value="1605">
            <text:p>1605</text:p>
          </table:table-cell>
          <table:table-cell office:value-type="float" office:value="735">
            <text:p>735</text:p>
          </table:table-cell>
          <table:table-cell office:value-type="float" office:value="1654">
            <text:p>1654</text:p>
          </table:table-cell>
          <table:table-cell office:value-type="float" office:value="639">
            <text:p>639</text:p>
          </table:table-cell>
          <table:table-cell office:value-type="float" office:value="1747">
            <text:p>1747</text:p>
          </table:table-cell>
          <table:table-cell office:value-type="float" office:value="529">
            <text:p>529</text:p>
          </table:table-cell>
          <table:table-cell office:value-type="float" office:value="1839">
            <text:p>1839</text:p>
          </table:table-cell>
          <table:table-cell office:value-type="float" office:value="426">
            <text:p>426</text:p>
          </table:table-cell>
          <table:table-cell office:value-type="float" office:value="1929">
            <text:p>1929</text:p>
          </table:table-cell>
          <table:table-cell office:value-type="float" office:value="347">
            <text:p>347</text:p>
          </table:table-cell>
          <table:table-cell office:value-type="float" office:value="2011">
            <text:p>2011</text:p>
          </table:table-cell>
          <table:table-cell office:value-type="float" office:value="350">
            <text:p>350</text:p>
          </table:table-cell>
          <table:table-cell office:value-type="float" office:value="2019">
            <text:p>2019</text:p>
          </table:table-cell>
          <table:table-cell office:value-type="float" office:value="429">
            <text:p>429</text:p>
          </table:table-cell>
          <table:table-cell office:value-type="float" office:value="1943">
            <text:p>1943</text:p>
          </table:table-cell>
          <table:table-cell office:value-type="float" office:value="518">
            <text:p>518</text:p>
          </table:table-cell>
          <table:table-cell office:value-type="float" office:value="1840">
            <text:p>1840</text:p>
          </table:table-cell>
          <table:table-cell office:value-type="float" office:value="606">
            <text:p>606</text:p>
          </table:table-cell>
          <table:table-cell office:value-type="float" office:value="1731">
            <text:p>1731</text:p>
          </table:table-cell>
          <table:table-cell office:value-type="float" office:value="700">
            <text:p>700</text:p>
          </table:table-cell>
          <table:table-cell office:value-type="float" office:value="1628">
            <text:p>1628</text:p>
          </table:table-cell>
          <table:table-cell office:value-type="float" office:value="748">
            <text:p>748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5">
            <text:p>805</text:p>
          </table:table-cell>
          <table:table-cell office:value-type="float" office:value="1606">
            <text:p>1606</text:p>
          </table:table-cell>
          <table:table-cell office:value-type="float" office:value="734">
            <text:p>734</text:p>
          </table:table-cell>
          <table:table-cell office:value-type="float" office:value="1656">
            <text:p>1656</text:p>
          </table:table-cell>
          <table:table-cell office:value-type="float" office:value="636">
            <text:p>636</text:p>
          </table:table-cell>
          <table:table-cell office:value-type="float" office:value="1748">
            <text:p>1748</text:p>
          </table:table-cell>
          <table:table-cell office:value-type="float" office:value="526">
            <text:p>526</text:p>
          </table:table-cell>
          <table:table-cell office:value-type="float" office:value="1841">
            <text:p>1841</text:p>
          </table:table-cell>
          <table:table-cell office:value-type="float" office:value="425">
            <text:p>425</text:p>
          </table:table-cell>
          <table:table-cell office:value-type="float" office:value="1931">
            <text:p>1931</text:p>
          </table:table-cell>
          <table:table-cell office:value-type="float" office:value="346">
            <text:p>346</text:p>
          </table:table-cell>
          <table:table-cell office:value-type="float" office:value="2012">
            <text:p>2012</text:p>
          </table:table-cell>
          <table:table-cell office:value-type="float" office:value="351">
            <text:p>351</text:p>
          </table:table-cell>
          <table:table-cell office:value-type="float" office:value="2019">
            <text:p>2019</text:p>
          </table:table-cell>
          <table:table-cell office:value-type="float" office:value="431">
            <text:p>431</text:p>
          </table:table-cell>
          <table:table-cell office:value-type="float" office:value="1941">
            <text:p>1941</text:p>
          </table:table-cell>
          <table:table-cell office:value-type="float" office:value="520">
            <text:p>520</text:p>
          </table:table-cell>
          <table:table-cell office:value-type="float" office:value="1837">
            <text:p>1837</text:p>
          </table:table-cell>
          <table:table-cell office:value-type="float" office:value="608">
            <text:p>608</text:p>
          </table:table-cell>
          <table:table-cell office:value-type="float" office:value="1729">
            <text:p>1729</text:p>
          </table:table-cell>
          <table:table-cell office:value-type="float" office:value="701">
            <text:p>701</text:p>
          </table:table-cell>
          <table:table-cell office:value-type="float" office:value="1626">
            <text:p>1626</text:p>
          </table:table-cell>
          <table:table-cell office:value-type="float" office:value="749">
            <text:p>749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5">
            <text:p>805</text:p>
          </table:table-cell>
          <table:table-cell office:value-type="float" office:value="1607">
            <text:p>1607</text:p>
          </table:table-cell>
          <table:table-cell office:value-type="float" office:value="732">
            <text:p>732</text:p>
          </table:table-cell>
          <table:table-cell office:value-type="float" office:value="1658">
            <text:p>1658</text:p>
          </table:table-cell>
          <table:table-cell office:value-type="float" office:value="634">
            <text:p>634</text:p>
          </table:table-cell>
          <table:table-cell office:value-type="float" office:value="1750">
            <text:p>1750</text:p>
          </table:table-cell>
          <table:table-cell office:value-type="float" office:value="524">
            <text:p>524</text:p>
          </table:table-cell>
          <table:table-cell office:value-type="float" office:value="1843">
            <text:p>1843</text:p>
          </table:table-cell>
          <table:table-cell office:value-type="float" office:value="423">
            <text:p>423</text:p>
          </table:table-cell>
          <table:table-cell office:value-type="float" office:value="1932">
            <text:p>1932</text:p>
          </table:table-cell>
          <table:table-cell office:value-type="float" office:value="346">
            <text:p>346</text:p>
          </table:table-cell>
          <table:table-cell office:value-type="float" office:value="2013">
            <text:p>2013</text:p>
          </table:table-cell>
          <table:table-cell office:value-type="float" office:value="352">
            <text:p>352</text:p>
          </table:table-cell>
          <table:table-cell office:value-type="float" office:value="2018">
            <text:p>2018</text:p>
          </table:table-cell>
          <table:table-cell office:value-type="float" office:value="432">
            <text:p>432</text:p>
          </table:table-cell>
          <table:table-cell office:value-type="float" office:value="1939">
            <text:p>1939</text:p>
          </table:table-cell>
          <table:table-cell office:value-type="float" office:value="521">
            <text:p>521</text:p>
          </table:table-cell>
          <table:table-cell office:value-type="float" office:value="1835">
            <text:p>1835</text:p>
          </table:table-cell>
          <table:table-cell office:value-type="float" office:value="610">
            <text:p>610</text:p>
          </table:table-cell>
          <table:table-cell office:value-type="float" office:value="1726">
            <text:p>1726</text:p>
          </table:table-cell>
          <table:table-cell office:value-type="float" office:value="703">
            <text:p>703</text:p>
          </table:table-cell>
          <table:table-cell office:value-type="float" office:value="1624">
            <text:p>1624</text:p>
          </table:table-cell>
          <table:table-cell office:value-type="float" office:value="751">
            <text:p>751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5">
            <text:p>805</text:p>
          </table:table-cell>
          <table:table-cell office:value-type="float" office:value="1608">
            <text:p>1608</text:p>
          </table:table-cell>
          <table:table-cell office:value-type="float" office:value="730">
            <text:p>730</text:p>
          </table:table-cell>
          <table:table-cell office:value-type="float" office:value="1700">
            <text:p>1700</text:p>
          </table:table-cell>
          <table:table-cell office:value-type="float" office:value="632">
            <text:p>632</text:p>
          </table:table-cell>
          <table:table-cell office:value-type="float" office:value="1752">
            <text:p>1752</text:p>
          </table:table-cell>
          <table:table-cell office:value-type="float" office:value="522">
            <text:p>522</text:p>
          </table:table-cell>
          <table:table-cell office:value-type="float" office:value="1844">
            <text:p>1844</text:p>
          </table:table-cell>
          <table:table-cell office:value-type="float" office:value="421">
            <text:p>421</text:p>
          </table:table-cell>
          <table:table-cell office:value-type="float" office:value="1934">
            <text:p>1934</text:p>
          </table:table-cell>
          <table:table-cell office:value-type="float" office:value="345">
            <text:p>345</text:p>
          </table:table-cell>
          <table:table-cell office:value-type="float" office:value="2014">
            <text:p>2014</text:p>
          </table:table-cell>
          <table:table-cell office:value-type="float" office:value="353">
            <text:p>353</text:p>
          </table:table-cell>
          <table:table-cell office:value-type="float" office:value="2018">
            <text:p>2018</text:p>
          </table:table-cell>
          <table:table-cell office:value-type="float" office:value="434">
            <text:p>434</text:p>
          </table:table-cell>
          <table:table-cell office:value-type="float" office:value="1938">
            <text:p>1938</text:p>
          </table:table-cell>
          <table:table-cell office:value-type="float" office:value="523">
            <text:p>523</text:p>
          </table:table-cell>
          <table:table-cell office:value-type="float" office:value="1833">
            <text:p>1833</text:p>
          </table:table-cell>
          <table:table-cell office:value-type="float" office:value="611">
            <text:p>611</text:p>
          </table:table-cell>
          <table:table-cell office:value-type="float" office:value="1724">
            <text:p>1724</text:p>
          </table:table-cell>
          <table:table-cell office:value-type="float" office:value="705">
            <text:p>705</text:p>
          </table:table-cell>
          <table:table-cell office:value-type="float" office:value="1623">
            <text:p>1623</text:p>
          </table:table-cell>
          <table:table-cell office:value-type="float" office:value="752">
            <text:p>752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4">
            <text:p>804</text:p>
          </table:table-cell>
          <table:table-cell office:value-type="float" office:value="1610">
            <text:p>1610</text:p>
          </table:table-cell>
          <table:table-cell office:value-type="float" office:value="729">
            <text:p>729</text:p>
          </table:table-cell>
          <table:table-cell office:value-type="float" office:value="1701">
            <text:p>1701</text:p>
          </table:table-cell>
          <table:table-cell office:value-type="float" office:value="630">
            <text:p>630</text:p>
          </table:table-cell>
          <table:table-cell office:value-type="float" office:value="1754">
            <text:p>1754</text:p>
          </table:table-cell>
          <table:table-cell office:value-type="float" office:value="520">
            <text:p>520</text:p>
          </table:table-cell>
          <table:table-cell office:value-type="float" office:value="1846">
            <text:p>1846</text:p>
          </table:table-cell>
          <table:table-cell office:value-type="float" office:value="419">
            <text:p>419</text:p>
          </table:table-cell>
          <table:table-cell office:value-type="float" office:value="1935">
            <text:p>1935</text:p>
          </table:table-cell>
          <table:table-cell office:value-type="float" office:value="345">
            <text:p>345</text:p>
          </table:table-cell>
          <table:table-cell office:value-type="float" office:value="2015">
            <text:p>2015</text:p>
          </table:table-cell>
          <table:table-cell office:value-type="float" office:value="354">
            <text:p>354</text:p>
          </table:table-cell>
          <table:table-cell office:value-type="float" office:value="2017">
            <text:p>2017</text:p>
          </table:table-cell>
          <table:table-cell office:value-type="float" office:value="435">
            <text:p>435</text:p>
          </table:table-cell>
          <table:table-cell office:value-type="float" office:value="1936">
            <text:p>1936</text:p>
          </table:table-cell>
          <table:table-cell office:value-type="float" office:value="525">
            <text:p>525</text:p>
          </table:table-cell>
          <table:table-cell office:value-type="float" office:value="1830">
            <text:p>1830</text:p>
          </table:table-cell>
          <table:table-cell office:value-type="float" office:value="613">
            <text:p>613</text:p>
          </table:table-cell>
          <table:table-cell office:value-type="float" office:value="1722">
            <text:p>1722</text:p>
          </table:table-cell>
          <table:table-cell office:value-type="float" office:value="707">
            <text:p>707</text:p>
          </table:table-cell>
          <table:table-cell office:value-type="float" office:value="1621">
            <text:p>1621</text:p>
          </table:table-cell>
          <table:table-cell office:value-type="float" office:value="753">
            <text:p>753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4">
            <text:p>804</text:p>
          </table:table-cell>
          <table:table-cell office:value-type="float" office:value="1611">
            <text:p>1611</text:p>
          </table:table-cell>
          <table:table-cell office:value-type="float" office:value="727">
            <text:p>727</text:p>
          </table:table-cell>
          <table:table-cell office:value-type="float" office:value="1703">
            <text:p>1703</text:p>
          </table:table-cell>
          <table:table-cell office:value-type="float" office:value="628">
            <text:p>628</text:p>
          </table:table-cell>
          <table:table-cell office:value-type="float" office:value="1755">
            <text:p>1755</text:p>
          </table:table-cell>
          <table:table-cell office:value-type="float" office:value="517">
            <text:p>517</text:p>
          </table:table-cell>
          <table:table-cell office:value-type="float" office:value="1848">
            <text:p>1848</text:p>
          </table:table-cell>
          <table:table-cell office:value-type="float" office:value="418">
            <text:p>418</text:p>
          </table:table-cell>
          <table:table-cell office:value-type="float" office:value="1937">
            <text:p>1937</text:p>
          </table:table-cell>
          <table:table-cell office:value-type="float" office:value="344">
            <text:p>344</text:p>
          </table:table-cell>
          <table:table-cell office:value-type="float" office:value="2016">
            <text:p>2016</text:p>
          </table:table-cell>
          <table:table-cell office:value-type="float" office:value="355">
            <text:p>355</text:p>
          </table:table-cell>
          <table:table-cell office:value-type="float" office:value="2016">
            <text:p>2016</text:p>
          </table:table-cell>
          <table:table-cell office:value-type="float" office:value="437">
            <text:p>437</text:p>
          </table:table-cell>
          <table:table-cell office:value-type="float" office:value="1934">
            <text:p>1934</text:p>
          </table:table-cell>
          <table:table-cell office:value-type="float" office:value="526">
            <text:p>526</text:p>
          </table:table-cell>
          <table:table-cell office:value-type="float" office:value="1828">
            <text:p>1828</text:p>
          </table:table-cell>
          <table:table-cell office:value-type="float" office:value="615">
            <text:p>615</text:p>
          </table:table-cell>
          <table:table-cell office:value-type="float" office:value="1720">
            <text:p>1720</text:p>
          </table:table-cell>
          <table:table-cell office:value-type="float" office:value="708">
            <text:p>708</text:p>
          </table:table-cell>
          <table:table-cell office:value-type="float" office:value="1620">
            <text:p>1620</text:p>
          </table:table-cell>
          <table:table-cell office:value-type="float" office:value="754">
            <text:p>754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3">
            <text:p>803</text:p>
          </table:table-cell>
          <table:table-cell office:value-type="float" office:value="1612">
            <text:p>1612</text:p>
          </table:table-cell>
          <table:table-cell office:value-type="float" office:value="725">
            <text:p>725</text:p>
          </table:table-cell>
          <table:table-cell office:value-type="float" office:value="1705">
            <text:p>1705</text:p>
          </table:table-cell>
          <table:table-cell office:value-type="float" office:value="625">
            <text:p>625</text:p>
          </table:table-cell>
          <table:table-cell office:value-type="float" office:value="1757">
            <text:p>1757</text:p>
          </table:table-cell>
          <table:table-cell office:value-type="float" office:value="515">
            <text:p>515</text:p>
          </table:table-cell>
          <table:table-cell office:value-type="float" office:value="1849">
            <text:p>1849</text:p>
          </table:table-cell>
          <table:table-cell office:value-type="float" office:value="416">
            <text:p>416</text:p>
          </table:table-cell>
          <table:table-cell office:value-type="float" office:value="1939">
            <text:p>1939</text:p>
          </table:table-cell>
          <table:table-cell office:value-type="float" office:value="344">
            <text:p>344</text:p>
          </table:table-cell>
          <table:table-cell office:value-type="float" office:value="2016">
            <text:p>2016</text:p>
          </table:table-cell>
          <table:table-cell office:value-type="float" office:value="356">
            <text:p>356</text:p>
          </table:table-cell>
          <table:table-cell office:value-type="float" office:value="2015">
            <text:p>2015</text:p>
          </table:table-cell>
          <table:table-cell office:value-type="float" office:value="438">
            <text:p>438</text:p>
          </table:table-cell>
          <table:table-cell office:value-type="float" office:value="1932">
            <text:p>1932</text:p>
          </table:table-cell>
          <table:table-cell office:value-type="float" office:value="528">
            <text:p>528</text:p>
          </table:table-cell>
          <table:table-cell office:value-type="float" office:value="1826">
            <text:p>1826</text:p>
          </table:table-cell>
          <table:table-cell office:value-type="float" office:value="616">
            <text:p>616</text:p>
          </table:table-cell>
          <table:table-cell office:value-type="float" office:value="1718">
            <text:p>1718</text:p>
          </table:table-cell>
          <table:table-cell office:value-type="float" office:value="710">
            <text:p>710</text:p>
          </table:table-cell>
          <table:table-cell office:value-type="float" office:value="1618">
            <text:p>1618</text:p>
          </table:table-cell>
          <table:table-cell office:value-type="float" office:value="755">
            <text:p>755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03">
            <text:p>803</text:p>
          </table:table-cell>
          <table:table-cell office:value-type="float" office:value="1614">
            <text:p>1614</text:p>
          </table:table-cell>
          <table:table-cell office:value-type="float" office:value="723">
            <text:p>723</text:p>
          </table:table-cell>
          <table:table-cell office:value-type="float" office:value="1707">
            <text:p>1707</text:p>
          </table:table-cell>
          <table:table-cell office:value-type="float" office:value="623">
            <text:p>623</text:p>
          </table:table-cell>
          <table:table-cell office:value-type="float" office:value="1759">
            <text:p>1759</text:p>
          </table:table-cell>
          <table:table-cell office:value-type="float" office:value="513">
            <text:p>513</text:p>
          </table:table-cell>
          <table:table-cell office:value-type="float" office:value="1851">
            <text:p>1851</text:p>
          </table:table-cell>
          <table:table-cell office:value-type="float" office:value="415">
            <text:p>415</text:p>
          </table:table-cell>
          <table:table-cell office:value-type="float" office:value="1940">
            <text:p>1940</text:p>
          </table:table-cell>
          <table:table-cell office:value-type="float" office:value="344">
            <text:p>344</text:p>
          </table:table-cell>
          <table:table-cell office:value-type="float" office:value="2017">
            <text:p>2017</text:p>
          </table:table-cell>
          <table:table-cell office:value-type="float" office:value="357">
            <text:p>357</text:p>
          </table:table-cell>
          <table:table-cell office:value-type="float" office:value="2015">
            <text:p>2015</text:p>
          </table:table-cell>
          <table:table-cell office:value-type="float" office:value="440">
            <text:p>440</text:p>
          </table:table-cell>
          <table:table-cell office:value-type="float" office:value="1930">
            <text:p>1930</text:p>
          </table:table-cell>
          <table:table-cell office:value-type="float" office:value="529">
            <text:p>529</text:p>
          </table:table-cell>
          <table:table-cell office:value-type="float" office:value="1824">
            <text:p>1824</text:p>
          </table:table-cell>
          <table:table-cell office:value-type="float" office:value="618">
            <text:p>618</text:p>
          </table:table-cell>
          <table:table-cell office:value-type="float" office:value="1715">
            <text:p>1715</text:p>
          </table:table-cell>
          <table:table-cell office:value-type="float" office:value="712">
            <text:p>712</text:p>
          </table:table-cell>
          <table:table-cell office:value-type="float" office:value="1616">
            <text:p>1616</text:p>
          </table:table-cell>
          <table:table-cell office:value-type="float" office:value="756">
            <text:p>756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2">
            <text:p>802</text:p>
          </table:table-cell>
          <table:table-cell office:value-type="float" office:value="1615">
            <text:p>1615</text:p>
          </table:table-cell>
          <table:table-cell office:value-type="float" office:value="721">
            <text:p>721</text:p>
          </table:table-cell>
          <table:table-cell office:value-type="float" office:value="1709">
            <text:p>1709</text:p>
          </table:table-cell>
          <table:table-cell office:value-type="float" office:value="621">
            <text:p>621</text:p>
          </table:table-cell>
          <table:table-cell office:value-type="float" office:value="1800">
            <text:p>1800</text:p>
          </table:table-cell>
          <table:table-cell office:value-type="float" office:value="511">
            <text:p>511</text:p>
          </table:table-cell>
          <table:table-cell office:value-type="float" office:value="1853">
            <text:p>1853</text:p>
          </table:table-cell>
          <table:table-cell office:value-type="float" office:value="413">
            <text:p>413</text:p>
          </table:table-cell>
          <table:table-cell office:value-type="float" office:value="1942">
            <text:p>1942</text:p>
          </table:table-cell>
          <table:table-cell office:value-type="float" office:value="343">
            <text:p>343</text:p>
          </table:table-cell>
          <table:table-cell office:value-type="float" office:value="2018">
            <text:p>2018</text:p>
          </table:table-cell>
          <table:table-cell office:value-type="float" office:value="358">
            <text:p>358</text:p>
          </table:table-cell>
          <table:table-cell office:value-type="float" office:value="2014">
            <text:p>2014</text:p>
          </table:table-cell>
          <table:table-cell office:value-type="float" office:value="442">
            <text:p>442</text:p>
          </table:table-cell>
          <table:table-cell office:value-type="float" office:value="1928">
            <text:p>1928</text:p>
          </table:table-cell>
          <table:table-cell office:value-type="float" office:value="531">
            <text:p>531</text:p>
          </table:table-cell>
          <table:table-cell office:value-type="float" office:value="1821">
            <text:p>1821</text:p>
          </table:table-cell>
          <table:table-cell office:value-type="float" office:value="620">
            <text:p>620</text:p>
          </table:table-cell>
          <table:table-cell office:value-type="float" office:value="1713">
            <text:p>1713</text:p>
          </table:table-cell>
          <table:table-cell office:value-type="float" office:value="714">
            <text:p>714</text:p>
          </table:table-cell>
          <table:table-cell office:value-type="float" office:value="1615">
            <text:p>1615</text:p>
          </table:table-cell>
          <table:table-cell office:value-type="float" office:value="757">
            <text:p>757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2">
            <text:p>802</text:p>
          </table:table-cell>
          <table:table-cell office:value-type="float" office:value="1617">
            <text:p>1617</text:p>
          </table:table-cell>
          <table:table-cell office:value-type="float" office:value="720">
            <text:p>720</text:p>
          </table:table-cell>
          <table:table-cell office:value-type="float" office:value="1711">
            <text:p>1711</text:p>
          </table:table-cell>
          <table:table-cell office:value-type="float" office:value="619">
            <text:p>619</text:p>
          </table:table-cell>
          <table:table-cell office:value-type="float" office:value="1802">
            <text:p>1802</text:p>
          </table:table-cell>
          <table:table-cell office:value-type="float" office:value="509">
            <text:p>509</text:p>
          </table:table-cell>
          <table:table-cell office:value-type="float" office:value="1854">
            <text:p>1854</text:p>
          </table:table-cell>
          <table:table-cell office:value-type="float" office:value="411">
            <text:p>411</text:p>
          </table:table-cell>
          <table:table-cell office:value-type="float" office:value="1943">
            <text:p>1943</text:p>
          </table:table-cell>
          <table:table-cell office:value-type="float" office:value="343">
            <text:p>343</text:p>
          </table:table-cell>
          <table:table-cell office:value-type="float" office:value="2018">
            <text:p>2018</text:p>
          </table:table-cell>
          <table:table-cell office:value-type="float" office:value="359">
            <text:p>359</text:p>
          </table:table-cell>
          <table:table-cell office:value-type="float" office:value="2013">
            <text:p>2013</text:p>
          </table:table-cell>
          <table:table-cell office:value-type="float" office:value="443">
            <text:p>443</text:p>
          </table:table-cell>
          <table:table-cell office:value-type="float" office:value="1926">
            <text:p>1926</text:p>
          </table:table-cell>
          <table:table-cell office:value-type="float" office:value="532">
            <text:p>532</text:p>
          </table:table-cell>
          <table:table-cell office:value-type="float" office:value="1819">
            <text:p>1819</text:p>
          </table:table-cell>
          <table:table-cell office:value-type="float" office:value="621">
            <text:p>621</text:p>
          </table:table-cell>
          <table:table-cell office:value-type="float" office:value="1711">
            <text:p>1711</text:p>
          </table:table-cell>
          <table:table-cell office:value-type="float" office:value="715">
            <text:p>715</text:p>
          </table:table-cell>
          <table:table-cell office:value-type="float" office:value="1614">
            <text:p>1614</text:p>
          </table:table-cell>
          <table:table-cell office:value-type="float" office:value="758">
            <text:p>758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">
            <text:p>801</text:p>
          </table:table-cell>
          <table:table-cell office:value-type="float" office:value="1618">
            <text:p>1618</text:p>
          </table:table-cell>
          <table:table-cell office:value-type="float" office:value="718">
            <text:p>718</text:p>
          </table:table-cell>
          <table:table-cell office:value-type="float" office:value="1712">
            <text:p>1712</text:p>
          </table:table-cell>
          <table:table-cell office:value-type="float" office:value="616">
            <text:p>616</text:p>
          </table:table-cell>
          <table:table-cell office:value-type="float" office:value="1804">
            <text:p>1804</text:p>
          </table:table-cell>
          <table:table-cell office:value-type="float" office:value="507">
            <text:p>507</text:p>
          </table:table-cell>
          <table:table-cell office:value-type="float" office:value="1856">
            <text:p>1856</text:p>
          </table:table-cell>
          <table:table-cell office:value-type="float" office:value="410">
            <text:p>410</text:p>
          </table:table-cell>
          <table:table-cell office:value-type="float" office:value="1945">
            <text:p>1945</text:p>
          </table:table-cell>
          <table:table-cell office:value-type="float" office:value="343">
            <text:p>343</text:p>
          </table:table-cell>
          <table:table-cell office:value-type="float" office:value="2019">
            <text:p>2019</text:p>
          </table:table-cell>
          <table:table-cell office:value-type="float" office:value="400">
            <text:p>400</text:p>
          </table:table-cell>
          <table:table-cell office:value-type="float" office:value="2012">
            <text:p>2012</text:p>
          </table:table-cell>
          <table:table-cell office:value-type="float" office:value="445">
            <text:p>445</text:p>
          </table:table-cell>
          <table:table-cell office:value-type="float" office:value="1924">
            <text:p>1924</text:p>
          </table:table-cell>
          <table:table-cell office:value-type="float" office:value="534">
            <text:p>534</text:p>
          </table:table-cell>
          <table:table-cell office:value-type="float" office:value="1817">
            <text:p>1817</text:p>
          </table:table-cell>
          <table:table-cell office:value-type="float" office:value="623">
            <text:p>623</text:p>
          </table:table-cell>
          <table:table-cell office:value-type="float" office:value="1709">
            <text:p>1709</text:p>
          </table:table-cell>
          <table:table-cell office:value-type="float" office:value="717">
            <text:p>717</text:p>
          </table:table-cell>
          <table:table-cell office:value-type="float" office:value="1612">
            <text:p>1612</text:p>
          </table:table-cell>
          <table:table-cell office:value-type="float" office:value="759">
            <text:p>759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00">
            <text:p>800</text:p>
          </table:table-cell>
          <table:table-cell office:value-type="float" office:value="1620">
            <text:p>1620</text:p>
          </table:table-cell>
          <table:table-cell office:value-type="float" office:value="716">
            <text:p>716</text:p>
          </table:table-cell>
          <table:table-cell office:value-type="float" office:value="1714">
            <text:p>1714</text:p>
          </table:table-cell>
          <table:table-cell office:value-type="float" office:value="614">
            <text:p>614</text:p>
          </table:table-cell>
          <table:table-cell office:value-type="float" office:value="1806">
            <text:p>1806</text:p>
          </table:table-cell>
          <table:table-cell office:value-type="float" office:value="504">
            <text:p>504</text:p>
          </table:table-cell>
          <table:table-cell office:value-type="float" office:value="1858">
            <text:p>1858</text:p>
          </table:table-cell>
          <table:table-cell office:value-type="float" office:value="408">
            <text:p>408</text:p>
          </table:table-cell>
          <table:table-cell office:value-type="float" office:value="1946">
            <text:p>1946</text:p>
          </table:table-cell>
          <table:table-cell office:value-type="float" office:value="343">
            <text:p>343</text:p>
          </table:table-cell>
          <table:table-cell office:value-type="float" office:value="2019">
            <text:p>2019</text:p>
          </table:table-cell>
          <table:table-cell office:value-type="float" office:value="401">
            <text:p>401</text:p>
          </table:table-cell>
          <table:table-cell office:value-type="float" office:value="2011">
            <text:p>2011</text:p>
          </table:table-cell>
          <table:table-cell office:value-type="float" office:value="446">
            <text:p>446</text:p>
          </table:table-cell>
          <table:table-cell office:value-type="float" office:value="1922">
            <text:p>1922</text:p>
          </table:table-cell>
          <table:table-cell office:value-type="float" office:value="536">
            <text:p>536</text:p>
          </table:table-cell>
          <table:table-cell office:value-type="float" office:value="1814">
            <text:p>1814</text:p>
          </table:table-cell>
          <table:table-cell office:value-type="float" office:value="625">
            <text:p>625</text:p>
          </table:table-cell>
          <table:table-cell office:value-type="float" office:value="1707">
            <text:p>1707</text:p>
          </table:table-cell>
          <table:table-cell office:value-type="float" office:value="719">
            <text:p>719</text:p>
          </table:table-cell>
          <table:table-cell office:value-type="float" office:value="1611">
            <text:p>1611</text:p>
          </table:table-cell>
          <table:table-cell office:value-type="float" office:value="800">
            <text:p>800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9">
            <text:p>759</text:p>
          </table:table-cell>
          <table:table-cell office:value-type="float" office:value="1621">
            <text:p>1621</text:p>
          </table:table-cell>
          <table:table-cell office:value-type="float" office:value="714">
            <text:p>714</text:p>
          </table:table-cell>
          <table:table-cell office:value-type="float" office:value="1716">
            <text:p>1716</text:p>
          </table:table-cell>
          <table:table-cell office:value-type="float" office:value="612">
            <text:p>612</text:p>
          </table:table-cell>
          <table:table-cell office:value-type="float" office:value="1807">
            <text:p>1807</text:p>
          </table:table-cell>
          <table:table-cell office:value-type="float" office:value="502">
            <text:p>502</text:p>
          </table:table-cell>
          <table:table-cell office:value-type="float" office:value="1859">
            <text:p>1859</text:p>
          </table:table-cell>
          <table:table-cell office:value-type="float" office:value="407">
            <text:p>407</text:p>
          </table:table-cell>
          <table:table-cell office:value-type="float" office:value="1948">
            <text:p>1948</text:p>
          </table:table-cell>
          <table:table-cell office:value-type="float" office:value="343">
            <text:p>343</text:p>
          </table:table-cell>
          <table:table-cell office:value-type="float" office:value="2020">
            <text:p>2020</text:p>
          </table:table-cell>
          <table:table-cell office:value-type="float" office:value="402">
            <text:p>402</text:p>
          </table:table-cell>
          <table:table-cell office:value-type="float" office:value="2010">
            <text:p>2010</text:p>
          </table:table-cell>
          <table:table-cell office:value-type="float" office:value="448">
            <text:p>448</text:p>
          </table:table-cell>
          <table:table-cell office:value-type="float" office:value="1920">
            <text:p>1920</text:p>
          </table:table-cell>
          <table:table-cell office:value-type="float" office:value="537">
            <text:p>537</text:p>
          </table:table-cell>
          <table:table-cell office:value-type="float" office:value="1812">
            <text:p>1812</text:p>
          </table:table-cell>
          <table:table-cell office:value-type="float" office:value="627">
            <text:p>627</text:p>
          </table:table-cell>
          <table:table-cell office:value-type="float" office:value="1705">
            <text:p>1705</text:p>
          </table:table-cell>
          <table:table-cell office:value-type="float" office:value="721">
            <text:p>721</text:p>
          </table:table-cell>
          <table:table-cell office:value-type="float" office:value="1609">
            <text:p>1609</text:p>
          </table:table-cell>
          <table:table-cell office:value-type="float" office:value="801">
            <text:p>801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8">
            <text:p>758</text:p>
          </table:table-cell>
          <table:table-cell office:value-type="float" office:value="1623">
            <text:p>1623</text:p>
          </table:table-cell>
          <table:table-cell office:value-type="float" office:value="712">
            <text:p>712</text:p>
          </table:table-cell>
          <table:table-cell office:value-type="float" office:value="1718">
            <text:p>1718</text:p>
          </table:table-cell>
          <table:table-cell office:value-type="float" office:value="610">
            <text:p>610</text:p>
          </table:table-cell>
          <table:table-cell office:value-type="float" office:value="1809">
            <text:p>1809</text:p>
          </table:table-cell>
          <table:table-cell office:value-type="float" office:value="500">
            <text:p>500</text:p>
          </table:table-cell>
          <table:table-cell office:value-type="float" office:value="1901">
            <text:p>1901</text:p>
          </table:table-cell>
          <table:table-cell office:value-type="float" office:value="405">
            <text:p>405</text:p>
          </table:table-cell>
          <table:table-cell office:value-type="float" office:value="1949">
            <text:p>1949</text:p>
          </table:table-cell>
          <table:table-cell office:value-type="float" office:value="343">
            <text:p>343</text:p>
          </table:table-cell>
          <table:table-cell office:value-type="float" office:value="2020">
            <text:p>2020</text:p>
          </table:table-cell>
          <table:table-cell office:value-type="float" office:value="404">
            <text:p>404</text:p>
          </table:table-cell>
          <table:table-cell office:value-type="float" office:value="2009">
            <text:p>2009</text:p>
          </table:table-cell>
          <table:table-cell office:value-type="float" office:value="449">
            <text:p>449</text:p>
          </table:table-cell>
          <table:table-cell office:value-type="float" office:value="1918">
            <text:p>1918</text:p>
          </table:table-cell>
          <table:table-cell office:value-type="float" office:value="539">
            <text:p>539</text:p>
          </table:table-cell>
          <table:table-cell office:value-type="float" office:value="1810">
            <text:p>1810</text:p>
          </table:table-cell>
          <table:table-cell office:value-type="float" office:value="628">
            <text:p>628</text:p>
          </table:table-cell>
          <table:table-cell office:value-type="float" office:value="1702">
            <text:p>1702</text:p>
          </table:table-cell>
          <table:table-cell office:value-type="float" office:value="722">
            <text:p>722</text:p>
          </table:table-cell>
          <table:table-cell office:value-type="float" office:value="1608">
            <text:p>1608</text:p>
          </table:table-cell>
          <table:table-cell office:value-type="float" office:value="801">
            <text:p>801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7">
            <text:p>757</text:p>
          </table:table-cell>
          <table:table-cell office:value-type="float" office:value="1625">
            <text:p>1625</text:p>
          </table:table-cell>
          <table:table-cell office:value-type="float" office:value="710">
            <text:p>710</text:p>
          </table:table-cell>
          <table:table-cell office:value-type="float" office:value="1720">
            <text:p>1720</text:p>
          </table:table-cell>
          <table:table-cell office:value-type="float" office:value="607">
            <text:p>607</text:p>
          </table:table-cell>
          <table:table-cell office:value-type="float" office:value="1811">
            <text:p>1811</text:p>
          </table:table-cell>
          <table:table-cell office:value-type="float" office:value="458">
            <text:p>458</text:p>
          </table:table-cell>
          <table:table-cell office:value-type="float" office:value="1903">
            <text:p>1903</text:p>
          </table:table-cell>
          <table:table-cell office:value-type="float" office:value="404">
            <text:p>404</text:p>
          </table:table-cell>
          <table:table-cell office:value-type="float" office:value="1951">
            <text:p>1951</text:p>
          </table:table-cell>
          <table:table-cell office:value-type="float" office:value="343">
            <text:p>343</text:p>
          </table:table-cell>
          <table:table-cell office:value-type="float" office:value="2021">
            <text:p>2021</text:p>
          </table:table-cell>
          <table:table-cell office:value-type="float" office:value="405">
            <text:p>405</text:p>
          </table:table-cell>
          <table:table-cell office:value-type="float" office:value="2008">
            <text:p>2008</text:p>
          </table:table-cell>
          <table:table-cell office:value-type="float" office:value="451">
            <text:p>451</text:p>
          </table:table-cell>
          <table:table-cell office:value-type="float" office:value="1916">
            <text:p>1916</text:p>
          </table:table-cell>
          <table:table-cell office:value-type="float" office:value="540">
            <text:p>540</text:p>
          </table:table-cell>
          <table:table-cell office:value-type="float" office:value="1807">
            <text:p>1807</text:p>
          </table:table-cell>
          <table:table-cell office:value-type="float" office:value="630">
            <text:p>630</text:p>
          </table:table-cell>
          <table:table-cell office:value-type="float" office:value="1700">
            <text:p>1700</text:p>
          </table:table-cell>
          <table:table-cell office:value-type="float" office:value="724">
            <text:p>724</text:p>
          </table:table-cell>
          <table:table-cell office:value-type="float" office:value="1607">
            <text:p>1607</text:p>
          </table:table-cell>
          <table:table-cell office:value-type="float" office:value="802">
            <text:p>802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6">
            <text:p>756</text:p>
          </table:table-cell>
          <table:table-cell office:value-type="float" office:value="1626">
            <text:p>1626</text:p>
          </table:table-cell>
          <table:table-cell office:value-type="float" office:value="708">
            <text:p>708</text:p>
          </table:table-cell>
          <table:table-cell office:value-type="float" office:value="1722">
            <text:p>1722</text:p>
          </table:table-cell>
          <table:table-cell office:value-type="float" office:value="605">
            <text:p>605</text:p>
          </table:table-cell>
          <table:table-cell office:value-type="float" office:value="1812">
            <text:p>1812</text:p>
          </table:table-cell>
          <table:table-cell office:value-type="float" office:value="456">
            <text:p>456</text:p>
          </table:table-cell>
          <table:table-cell office:value-type="float" office:value="1904">
            <text:p>1904</text:p>
          </table:table-cell>
          <table:table-cell office:value-type="float" office:value="403">
            <text:p>403</text:p>
          </table:table-cell>
          <table:table-cell office:value-type="float" office:value="1952">
            <text:p>1952</text:p>
          </table:table-cell>
          <table:table-cell office:value-type="float" office:value="343">
            <text:p>343</text:p>
          </table:table-cell>
          <table:table-cell office:value-type="float" office:value="2021">
            <text:p>2021</text:p>
          </table:table-cell>
          <table:table-cell office:value-type="float" office:value="406">
            <text:p>406</text:p>
          </table:table-cell>
          <table:table-cell office:value-type="float" office:value="2007">
            <text:p>2007</text:p>
          </table:table-cell>
          <table:table-cell office:value-type="float" office:value="453">
            <text:p>453</text:p>
          </table:table-cell>
          <table:table-cell office:value-type="float" office:value="1914">
            <text:p>1914</text:p>
          </table:table-cell>
          <table:table-cell office:value-type="float" office:value="542">
            <text:p>542</text:p>
          </table:table-cell>
          <table:table-cell office:value-type="float" office:value="1805">
            <text:p>1805</text:p>
          </table:table-cell>
          <table:table-cell office:value-type="float" office:value="632">
            <text:p>632</text:p>
          </table:table-cell>
          <table:table-cell office:value-type="float" office:value="1658">
            <text:p>1658</text:p>
          </table:table-cell>
          <table:table-cell office:value-type="float" office:value="726">
            <text:p>726</text:p>
          </table:table-cell>
          <table:table-cell office:value-type="float" office:value="1606">
            <text:p>1606</text:p>
          </table:table-cell>
          <table:table-cell office:value-type="float" office:value="803">
            <text:p>803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5">
            <text:p>755</text:p>
          </table:table-cell>
          <table:table-cell office:value-type="float" office:value="1628">
            <text:p>1628</text:p>
          </table:table-cell>
          <table:table-cell office:value-type="float" office:value="706">
            <text:p>706</text:p>
          </table:table-cell>
          <table:table-cell office:value-type="float" office:value="1723">
            <text:p>1723</text:p>
          </table:table-cell>
          <table:table-cell office:value-type="float" office:value="603">
            <text:p>603</text:p>
          </table:table-cell>
          <table:table-cell office:value-type="float" office:value="1814">
            <text:p>1814</text:p>
          </table:table-cell>
          <table:table-cell office:value-type="float" office:value="454">
            <text:p>454</text:p>
          </table:table-cell>
          <table:table-cell office:value-type="float" office:value="1906">
            <text:p>1906</text:p>
          </table:table-cell>
          <table:table-cell office:value-type="float" office:value="401">
            <text:p>401</text:p>
          </table:table-cell>
          <table:table-cell office:value-type="float" office:value="1953">
            <text:p>1953</text:p>
          </table:table-cell>
          <table:table-cell office:value-type="float" office:value="343">
            <text:p>343</text:p>
          </table:table-cell>
          <table:table-cell office:value-type="float" office:value="2021">
            <text:p>2021</text:p>
          </table:table-cell>
          <table:table-cell office:value-type="float" office:value="407">
            <text:p>407</text:p>
          </table:table-cell>
          <table:table-cell office:value-type="float" office:value="2005">
            <text:p>2005</text:p>
          </table:table-cell>
          <table:table-cell office:value-type="float" office:value="454">
            <text:p>454</text:p>
          </table:table-cell>
          <table:table-cell office:value-type="float" office:value="1912">
            <text:p>1912</text:p>
          </table:table-cell>
          <table:table-cell office:value-type="float" office:value="544">
            <text:p>544</text:p>
          </table:table-cell>
          <table:table-cell office:value-type="float" office:value="1803">
            <text:p>1803</text:p>
          </table:table-cell>
          <table:table-cell office:value-type="float" office:value="633">
            <text:p>633</text:p>
          </table:table-cell>
          <table:table-cell office:value-type="float" office:value="1656">
            <text:p>1656</text:p>
          </table:table-cell>
          <table:table-cell office:value-type="float" office:value="727">
            <text:p>727</text:p>
          </table:table-cell>
          <table:table-cell office:value-type="float" office:value="1605">
            <text:p>1605</text:p>
          </table:table-cell>
          <table:table-cell office:value-type="float" office:value="803">
            <text:p>803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4">
            <text:p>754</text:p>
          </table:table-cell>
          <table:table-cell office:value-type="float" office:value="1629">
            <text:p>1629</text:p>
          </table:table-cell>
          <table:table-cell office:value-type="float" office:value="704">
            <text:p>704</text:p>
          </table:table-cell>
          <table:table-cell office:value-type="float" office:value="1725">
            <text:p>1725</text:p>
          </table:table-cell>
          <table:table-cell office:value-type="float" office:value="600">
            <text:p>600</text:p>
          </table:table-cell>
          <table:table-cell office:value-type="float" office:value="1816">
            <text:p>1816</text:p>
          </table:table-cell>
          <table:table-cell office:value-type="float" office:value="452">
            <text:p>452</text:p>
          </table:table-cell>
          <table:table-cell office:value-type="float" office:value="1908">
            <text:p>1908</text:p>
          </table:table-cell>
          <table:table-cell office:value-type="float" office:value="400">
            <text:p>400</text:p>
          </table:table-cell>
          <table:table-cell office:value-type="float" office:value="1955">
            <text:p>1955</text:p>
          </table:table-cell>
          <table:table-cell office:value-type="float" office:value="343">
            <text:p>343</text:p>
          </table:table-cell>
          <table:table-cell office:value-type="float" office:value="2021">
            <text:p>2021</text:p>
          </table:table-cell>
          <table:table-cell office:value-type="float" office:value="409">
            <text:p>409</text:p>
          </table:table-cell>
          <table:table-cell office:value-type="float" office:value="2004">
            <text:p>2004</text:p>
          </table:table-cell>
          <table:table-cell office:value-type="float" office:value="456">
            <text:p>456</text:p>
          </table:table-cell>
          <table:table-cell office:value-type="float" office:value="1910">
            <text:p>1910</text:p>
          </table:table-cell>
          <table:table-cell office:value-type="float" office:value="545">
            <text:p>545</text:p>
          </table:table-cell>
          <table:table-cell office:value-type="float" office:value="1801">
            <text:p>1801</text:p>
          </table:table-cell>
          <table:table-cell office:value-type="float" office:value="635">
            <text:p>635</text:p>
          </table:table-cell>
          <table:table-cell office:value-type="float" office:value="1654">
            <text:p>1654</text:p>
          </table:table-cell>
          <table:table-cell office:value-type="float" office:value="729">
            <text:p>729</text:p>
          </table:table-cell>
          <table:table-cell office:value-type="float" office:value="1603">
            <text:p>1603</text:p>
          </table:table-cell>
          <table:table-cell office:value-type="float" office:value="804">
            <text:p>804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3">
            <text:p>753</text:p>
          </table:table-cell>
          <table:table-cell office:value-type="float" office:value="1631">
            <text:p>1631</text:p>
          </table:table-cell>
          <table:table-cell office:value-type="float" office:value="702">
            <text:p>702</text:p>
          </table:table-cell>
          <table:table-cell office:value-type="float" office:value="1727">
            <text:p>1727</text:p>
          </table:table-cell>
          <table:table-cell office:value-type="float" office:value="558">
            <text:p>558</text:p>
          </table:table-cell>
          <table:table-cell office:value-type="float" office:value="1817">
            <text:p>1817</text:p>
          </table:table-cell>
          <table:table-cell office:value-type="float" office:value="450">
            <text:p>450</text:p>
          </table:table-cell>
          <table:table-cell office:value-type="float" office:value="1909">
            <text:p>1909</text:p>
          </table:table-cell>
          <table:table-cell office:value-type="float" office:value="359">
            <text:p>359</text:p>
          </table:table-cell>
          <table:table-cell office:value-type="float" office:value="1956">
            <text:p>1956</text:p>
          </table:table-cell>
          <table:table-cell office:value-type="float" office:value="343">
            <text:p>343</text:p>
          </table:table-cell>
          <table:table-cell office:value-type="float" office:value="2022">
            <text:p>2022</text:p>
          </table:table-cell>
          <table:table-cell office:value-type="float" office:value="410">
            <text:p>410</text:p>
          </table:table-cell>
          <table:table-cell office:value-type="float" office:value="2003">
            <text:p>2003</text:p>
          </table:table-cell>
          <table:table-cell office:value-type="float" office:value="457">
            <text:p>457</text:p>
          </table:table-cell>
          <table:table-cell office:value-type="float" office:value="1908">
            <text:p>1908</text:p>
          </table:table-cell>
          <table:table-cell office:value-type="float" office:value="547">
            <text:p>547</text:p>
          </table:table-cell>
          <table:table-cell office:value-type="float" office:value="1758">
            <text:p>1758</text:p>
          </table:table-cell>
          <table:table-cell office:value-type="float" office:value="637">
            <text:p>637</text:p>
          </table:table-cell>
          <table:table-cell office:value-type="float" office:value="1652">
            <text:p>1652</text:p>
          </table:table-cell>
          <table:table-cell office:value-type="float" office:value="731">
            <text:p>731</text:p>
          </table:table-cell>
          <table:table-cell office:value-type="float" office:value="1602">
            <text:p>1602</text:p>
          </table:table-cell>
          <table:table-cell office:value-type="float" office:value="804">
            <text:p>804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2">
            <text:p>752</text:p>
          </table:table-cell>
          <table:table-cell office:value-type="float" office:value="1633">
            <text:p>1633</text:p>
          </table:table-cell>
          <table:table-cell office:value-type="float" office:value="700">
            <text:p>700</text:p>
          </table:table-cell>
          <table:table-cell office:value-type="float" office:value="1729">
            <text:p>1729</text:p>
          </table:table-cell>
          <table:table-cell office:value-type="float" office:value="556">
            <text:p>556</text:p>
          </table:table-cell>
          <table:table-cell office:value-type="float" office:value="1819">
            <text:p>1819</text:p>
          </table:table-cell>
          <table:table-cell office:value-type="float" office:value="448">
            <text:p>448</text:p>
          </table:table-cell>
          <table:table-cell office:value-type="float" office:value="1911">
            <text:p>1911</text:p>
          </table:table-cell>
          <table:table-cell office:value-type="float" office:value="358">
            <text:p>358</text:p>
          </table:table-cell>
          <table:table-cell office:value-type="float" office:value="1958">
            <text:p>1958</text:p>
          </table:table-cell>
          <table:table-cell office:value-type="float" office:value="344">
            <text:p>344</text:p>
          </table:table-cell>
          <table:table-cell office:value-type="float" office:value="2022">
            <text:p>2022</text:p>
          </table:table-cell>
          <table:table-cell office:value-type="float" office:value="411">
            <text:p>411</text:p>
          </table:table-cell>
          <table:table-cell office:value-type="float" office:value="2001">
            <text:p>2001</text:p>
          </table:table-cell>
          <table:table-cell office:value-type="float" office:value="459">
            <text:p>459</text:p>
          </table:table-cell>
          <table:table-cell office:value-type="float" office:value="1906">
            <text:p>1906</text:p>
          </table:table-cell>
          <table:table-cell office:value-type="float" office:value="548">
            <text:p>548</text:p>
          </table:table-cell>
          <table:table-cell office:value-type="float" office:value="1756">
            <text:p>1756</text:p>
          </table:table-cell>
          <table:table-cell office:value-type="float" office:value="639">
            <text:p>639</text:p>
          </table:table-cell>
          <table:table-cell office:value-type="float" office:value="1650">
            <text:p>1650</text:p>
          </table:table-cell>
          <table:table-cell office:value-type="float" office:value="732">
            <text:p>732</text:p>
          </table:table-cell>
          <table:table-cell office:value-type="float" office:value="1601">
            <text:p>1601</text:p>
          </table:table-cell>
          <table:table-cell office:value-type="float" office:value="805">
            <text:p>805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1">
            <text:p>751</text:p>
          </table:table-cell>
          <table:table-cell office:value-type="float" office:value="1635">
            <text:p>1635</text:p>
          </table:table-cell>
          <table:table-cell office:value-type="float" office:value="658">
            <text:p>658</text:p>
          </table:table-cell>
          <table:table-cell office:value-type="float" office:value="1731">
            <text:p>1731</text:p>
          </table:table-cell>
          <table:table-cell office:value-type="float" office:value="554">
            <text:p>554</text:p>
          </table:table-cell>
          <table:table-cell office:value-type="float" office:value="1821">
            <text:p>1821</text:p>
          </table:table-cell>
          <table:table-cell office:value-type="float" office:value="446">
            <text:p>446</text:p>
          </table:table-cell>
          <table:table-cell office:value-type="float" office:value="1913">
            <text:p>1913</text:p>
          </table:table-cell>
          <table:table-cell office:value-type="float" office:value="357">
            <text:p>357</text:p>
          </table:table-cell>
          <table:table-cell office:value-type="float" office:value="1959">
            <text:p>1959</text:p>
          </table:table-cell>
          <table:table-cell office:value-type="float" office:value="344">
            <text:p>344</text:p>
          </table:table-cell>
          <table:table-cell office:value-type="float" office:value="2022">
            <text:p>2022</text:p>
          </table:table-cell>
          <table:table-cell office:value-type="float" office:value="413">
            <text:p>413</text:p>
          </table:table-cell>
          <table:table-cell office:value-type="float" office:value="2000">
            <text:p>2000</text:p>
          </table:table-cell>
          <table:table-cell office:value-type="float" office:value="501">
            <text:p>501</text:p>
          </table:table-cell>
          <table:table-cell office:value-type="float" office:value="1904">
            <text:p>1904</text:p>
          </table:table-cell>
          <table:table-cell office:value-type="float" office:value="550">
            <text:p>550</text:p>
          </table:table-cell>
          <table:table-cell office:value-type="float" office:value="1754">
            <text:p>1754</text:p>
          </table:table-cell>
          <table:table-cell office:value-type="float" office:value="640">
            <text:p>640</text:p>
          </table:table-cell>
          <table:table-cell office:value-type="float" office:value="1648">
            <text:p>1648</text:p>
          </table:table-cell>
          <table:table-cell office:value-type="float" office:value="734">
            <text:p>734</text:p>
          </table:table-cell>
          <table:table-cell office:value-type="float" office:value="1600">
            <text:p>1600</text:p>
          </table:table-cell>
          <table:table-cell office:value-type="float" office:value="805">
            <text:p>805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0">
            <text:p>750</text:p>
          </table:table-cell>
          <table:table-cell office:value-type="float" office:value="1636">
            <text:p>1636</text:p>
          </table:table-cell>
          <table:table-cell office:value-type="float" office:value="656">
            <text:p>656</text:p>
          </table:table-cell>
          <table:table-cell office:value-type="float" office:value="1732">
            <text:p>1732</text:p>
          </table:table-cell>
          <table:table-cell office:value-type="float" office:value="551">
            <text:p>551</text:p>
          </table:table-cell>
          <table:table-cell office:value-type="float" office:value="1822">
            <text:p>1822</text:p>
          </table:table-cell>
          <table:table-cell office:value-type="float" office:value="444">
            <text:p>444</text:p>
          </table:table-cell>
          <table:table-cell office:value-type="float" office:value="1914">
            <text:p>1914</text:p>
          </table:table-cell>
          <table:table-cell office:value-type="float" office:value="355">
            <text:p>355</text:p>
          </table:table-cell>
          <table:table-cell office:value-type="float" office:value="2000">
            <text:p>2000</text:p>
          </table:table-cell>
          <table:table-cell office:value-type="float" office:value="344">
            <text:p>344</text:p>
          </table:table-cell>
          <table:table-cell office:value-type="float" office:value="2022">
            <text:p>2022</text:p>
          </table:table-cell>
          <table:table-cell office:value-type="float" office:value="414">
            <text:p>414</text:p>
          </table:table-cell>
          <table:table-cell office:value-type="float" office:value="1959">
            <text:p>1959</text:p>
          </table:table-cell>
          <table:table-cell office:value-type="float" office:value="502">
            <text:p>502</text:p>
          </table:table-cell>
          <table:table-cell office:value-type="float" office:value="1902">
            <text:p>1902</text:p>
          </table:table-cell>
          <table:table-cell office:value-type="float" office:value="552">
            <text:p>552</text:p>
          </table:table-cell>
          <table:table-cell office:value-type="float" office:value="1751">
            <text:p>1751</text:p>
          </table:table-cell>
          <table:table-cell office:value-type="float" office:value="642">
            <text:p>642</text:p>
          </table:table-cell>
          <table:table-cell office:value-type="float" office:value="1646">
            <text:p>1646</text:p>
          </table:table-cell>
          <table:table-cell office:value-type="float" office:value="735">
            <text:p>735</text:p>
          </table:table-cell>
          <table:table-cell office:value-type="float" office:value="1559">
            <text:p>1559</text:p>
          </table:table-cell>
          <table:table-cell office:value-type="float" office:value="805">
            <text:p>805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8">
            <text:p>748</text:p>
          </table:table-cell>
          <table:table-cell office:value-type="float" office:value="1638">
            <text:p>1638</text:p>
          </table:table-cell>
          <table:table-cell office:value-type="float" office:value="654">
            <text:p>654</text:p>
          </table:table-cell>
          <table:table-cell office:value-type="float" office:value="1734">
            <text:p>1734</text:p>
          </table:table-cell>
          <table:table-cell office:value-type="float" office:value="549">
            <text:p>549</text:p>
          </table:table-cell>
          <table:table-cell office:value-type="float" office:value="1824">
            <text:p>1824</text:p>
          </table:table-cell>
          <table:table-cell office:value-type="float" office:value="442">
            <text:p>442</text:p>
          </table:table-cell>
          <table:table-cell office:value-type="float" office:value="1916">
            <text:p>1916</text:p>
          </table:table-cell>
          <table:table-cell office:value-type="float" office:value="354">
            <text:p>354</text:p>
          </table:table-cell>
          <table:table-cell office:value-type="float" office:value="2001">
            <text:p>2001</text:p>
          </table:table-cell>
          <table:table-cell office:value-type="float" office:value="345">
            <text:p>345</text:p>
          </table:table-cell>
          <table:table-cell office:value-type="float" office:value="2022">
            <text:p>2022</text:p>
          </table:table-cell>
          <table:table-cell office:value-type="float" office:value="416">
            <text:p>416</text:p>
          </table:table-cell>
          <table:table-cell office:value-type="float" office:value="1957">
            <text:p>1957</text:p>
          </table:table-cell>
          <table:table-cell office:value-type="float" office:value="504">
            <text:p>504</text:p>
          </table:table-cell>
          <table:table-cell office:value-type="float" office:value="1859">
            <text:p>1859</text:p>
          </table:table-cell>
          <table:table-cell office:value-type="float" office:value="553">
            <text:p>553</text:p>
          </table:table-cell>
          <table:table-cell office:value-type="float" office:value="1749">
            <text:p>1749</text:p>
          </table:table-cell>
          <table:table-cell office:value-type="float" office:value="644">
            <text:p>644</text:p>
          </table:table-cell>
          <table:table-cell office:value-type="float" office:value="1644">
            <text:p>1644</text:p>
          </table:table-cell>
          <table:table-cell office:value-type="float" office:value="737">
            <text:p>737</text:p>
          </table:table-cell>
          <table:table-cell office:value-type="float" office:value="1559">
            <text:p>1559</text:p>
          </table:table-cell>
          <table:table-cell office:value-type="float" office:value="806">
            <text:p>806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47">
            <text:p>747</text:p>
          </table:table-cell>
          <table:table-cell office:value-type="float" office:value="1640">
            <text:p>1640</text:p>
          </table:table-cell>
          <table:table-cell office:value-type="float" office:value="652">
            <text:p>652</text:p>
          </table:table-cell>
          <table:table-cell office:value-type="float" office:value="1736">
            <text:p>1736</text:p>
          </table:table-cell>
          <table:table-cell office:value-type="float" office:value="547">
            <text:p>547</text:p>
          </table:table-cell>
          <table:table-cell office:value-type="float" office:value="1826">
            <text:p>1826</text:p>
          </table:table-cell>
          <table:table-cell office:value-type="float" office:value="440">
            <text:p>440</text:p>
          </table:table-cell>
          <table:table-cell office:value-type="float" office:value="1918">
            <text:p>1918</text:p>
          </table:table-cell>
          <table:table-cell office:value-type="float" office:value="353">
            <text:p>353</text:p>
          </table:table-cell>
          <table:table-cell office:value-type="float" office:value="2003">
            <text:p>2003</text:p>
          </table:table-cell>
          <table:table-cell office:value-type="float" office:value="345">
            <text:p>345</text:p>
          </table:table-cell>
          <table:table-cell office:value-type="float" office:value="2022">
            <text:p>2022</text:p>
          </table:table-cell>
          <table:table-cell office:value-type="float" office:value="417">
            <text:p>417</text:p>
          </table:table-cell>
          <table:table-cell office:value-type="float" office:value="1956">
            <text:p>1956</text:p>
          </table:table-cell>
          <table:table-cell office:value-type="float" office:value="505">
            <text:p>505</text:p>
          </table:table-cell>
          <table:table-cell office:value-type="float" office:value="1857">
            <text:p>1857</text:p>
          </table:table-cell>
          <table:table-cell office:value-type="float" office:value="555">
            <text:p>555</text:p>
          </table:table-cell>
          <table:table-cell office:value-type="float" office:value="1747">
            <text:p>1747</text:p>
          </table:table-cell>
          <table:table-cell office:value-type="float" office:value="646">
            <text:p>646</text:p>
          </table:table-cell>
          <table:table-cell office:value-type="float" office:value="1642">
            <text:p>1642</text:p>
          </table:table-cell>
          <table:table-cell office:value-type="float" office:value="738">
            <text:p>738</text:p>
          </table:table-cell>
          <table:table-cell office:value-type="float" office:value="1558">
            <text:p>1558</text:p>
          </table:table-cell>
          <table:table-cell office:value-type="float" office:value="806">
            <text:p>806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6">
            <text:p>746</text:p>
          </table:table-cell>
          <table:table-cell office:value-type="float" office:value="1642">
            <text:p>1642</text:p>
          </table:table-cell>
          <table:table-cell office:value-type="float" office:value="649">
            <text:p>649</text:p>
          </table:table-cell>
          <table:table-cell office:value-type="float" office:value="1738">
            <text:p>1738</text:p>
          </table:table-cell>
          <table:table-cell office:value-type="float" office:value="544">
            <text:p>544</text:p>
          </table:table-cell>
          <table:table-cell office:value-type="float" office:value="1827">
            <text:p>1827</text:p>
          </table:table-cell>
          <table:table-cell office:value-type="float" office:value="438">
            <text:p>438</text:p>
          </table:table-cell>
          <table:table-cell office:value-type="float" office:value="1919">
            <text:p>1919</text:p>
          </table:table-cell>
          <table:table-cell office:value-type="float" office:value="352">
            <text:p>352</text:p>
          </table:table-cell>
          <table:table-cell office:value-type="float" office:value="2004">
            <text:p>2004</text:p>
          </table:table-cell>
          <table:table-cell office:value-type="float" office:value="346">
            <text:p>346</text:p>
          </table:table-cell>
          <table:table-cell office:value-type="float" office:value="2021">
            <text:p>2021</text:p>
          </table:table-cell>
          <table:table-cell office:value-type="float" office:value="419">
            <text:p>419</text:p>
          </table:table-cell>
          <table:table-cell office:value-type="float" office:value="1954">
            <text:p>1954</text:p>
          </table:table-cell>
          <table:table-cell office:value-type="float" office:value="507">
            <text:p>507</text:p>
          </table:table-cell>
          <table:table-cell office:value-type="float" office:value="1855">
            <text:p>1855</text:p>
          </table:table-cell>
          <table:table-cell office:value-type="float" office:value="557">
            <text:p>557</text:p>
          </table:table-cell>
          <table:table-cell office:value-type="float" office:value="1745">
            <text:p>1745</text:p>
          </table:table-cell>
          <table:table-cell office:value-type="float" office:value="647">
            <text:p>647</text:p>
          </table:table-cell>
          <table:table-cell office:value-type="float" office:value="1640">
            <text:p>1640</text:p>
          </table:table-cell>
          <table:table-cell office:value-type="float" office:value="740">
            <text:p>740</text:p>
          </table:table-cell>
          <table:table-cell office:value-type="float" office:value="1557">
            <text:p>1557</text:p>
          </table:table-cell>
          <table:table-cell office:value-type="float" office:value="806">
            <text:p>806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44">
            <text:p>744</text:p>
          </table:table-cell>
          <table:table-cell office:value-type="float" office:value="1643">
            <text:p>1643</text:p>
          </table:table-cell>
          <table:table-cell office:value-type="float" office:value="647">
            <text:p>647</text:p>
          </table:table-cell>
          <table:table-cell office:value-type="float" office:value="1739">
            <text:p>1739</text:p>
          </table:table-cell>
          <table:table-cell office:value-type="float" office:value="542">
            <text:p>542</text:p>
          </table:table-cell>
          <table:table-cell office:value-type="float" office:value="1829">
            <text:p>1829</text:p>
          </table:table-cell>
          <table:table-cell office:value-type="float" office:value="436">
            <text:p>436</text:p>
          </table:table-cell>
          <table:table-cell office:value-type="float" office:value="1921">
            <text:p>1921</text:p>
          </table:table-cell>
          <table:table-cell office:value-type="float" office:value="351">
            <text:p>351</text:p>
          </table:table-cell>
          <table:table-cell office:value-type="float" office:value="2005">
            <text:p>2005</text:p>
          </table:table-cell>
          <table:table-cell office:value-type="float" office:value="347">
            <text:p>347</text:p>
          </table:table-cell>
          <table:table-cell office:value-type="float" office:value="2021">
            <text:p>2021</text:p>
          </table:table-cell>
          <table:table-cell office:value-type="float" office:value="420">
            <text:p>420</text:p>
          </table:table-cell>
          <table:table-cell office:value-type="float" office:value="1953">
            <text:p>1953</text:p>
          </table:table-cell>
          <table:table-cell office:value-type="float" office:value="509">
            <text:p>509</text:p>
          </table:table-cell>
          <table:table-cell office:value-type="float" office:value="1853">
            <text:p>1853</text:p>
          </table:table-cell>
          <table:table-cell office:value-type="float" office:value="558">
            <text:p>558</text:p>
          </table:table-cell>
          <table:table-cell office:value-type="float" office:value="1742">
            <text:p>1742</text:p>
          </table:table-cell>
          <table:table-cell office:value-type="float" office:value="649">
            <text:p>649</text:p>
          </table:table-cell>
          <table:table-cell office:value-type="float" office:value="1639">
            <text:p>1639</text:p>
          </table:table-cell>
          <table:table-cell office:value-type="float" office:value="741">
            <text:p>741</text:p>
          </table:table-cell>
          <table:table-cell office:value-type="float" office:value="1556">
            <text:p>1556</text:p>
          </table:table-cell>
          <table:table-cell office:value-type="float" office:value="806">
            <text:p>806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43">
            <text:p>743</text:p>
          </table:table-cell>
          <table:table-cell office:value-type="float" office:value="1645">
            <text:p>1645</text:p>
          </table:table-cell>
          <table:table-cell table:number-columns-repeated="2"/>
          <table:table-cell office:value-type="float" office:value="540">
            <text:p>540</text:p>
          </table:table-cell>
          <table:table-cell office:value-type="float" office:value="1831">
            <text:p>1831</text:p>
          </table:table-cell>
          <table:table-cell office:value-type="float" office:value="434">
            <text:p>434</text:p>
          </table:table-cell>
          <table:table-cell office:value-type="float" office:value="1922">
            <text:p>1922</text:p>
          </table:table-cell>
          <table:table-cell office:value-type="float" office:value="351">
            <text:p>351</text:p>
          </table:table-cell>
          <table:table-cell office:value-type="float" office:value="2006">
            <text:p>2006</text:p>
          </table:table-cell>
          <table:table-cell office:value-type="float" office:value="347">
            <text:p>347</text:p>
          </table:table-cell>
          <table:table-cell office:value-type="float" office:value="2021">
            <text:p>2021</text:p>
          </table:table-cell>
          <table:table-cell office:value-type="float" office:value="422">
            <text:p>422</text:p>
          </table:table-cell>
          <table:table-cell office:value-type="float" office:value="1951">
            <text:p>1951</text:p>
          </table:table-cell>
          <table:table-cell office:value-type="float" office:value="510">
            <text:p>510</text:p>
          </table:table-cell>
          <table:table-cell office:value-type="float" office:value="1851">
            <text:p>1851</text:p>
          </table:table-cell>
          <table:table-cell office:value-type="float" office:value="600">
            <text:p>600</text:p>
          </table:table-cell>
          <table:table-cell office:value-type="float" office:value="1740">
            <text:p>1740</text:p>
          </table:table-cell>
          <table:table-cell office:value-type="float" office:value="651">
            <text:p>651</text:p>
          </table:table-cell>
          <table:table-cell office:value-type="float" office:value="1637">
            <text:p>1637</text:p>
          </table:table-cell>
          <table:table-cell office:value-type="float" office:value="743">
            <text:p>743</text:p>
          </table:table-cell>
          <table:table-cell office:value-type="float" office:value="1555">
            <text:p>1555</text:p>
          </table:table-cell>
          <table:table-cell office:value-type="float" office:value="806">
            <text:p>806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41">
            <text:p>741</text:p>
          </table:table-cell>
          <table:table-cell office:value-type="float" office:value="1647">
            <text:p>1647</text:p>
          </table:table-cell>
          <table:table-cell table:number-columns-repeated="2"/>
          <table:table-cell office:value-type="float" office:value="538">
            <text:p>538</text:p>
          </table:table-cell>
          <table:table-cell office:value-type="float" office:value="1833">
            <text:p>1833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float" office:value="2007">
            <text:p>2007</text:p>
          </table:table-cell>
          <table:table-cell table:number-columns-repeated="2"/>
          <table:table-cell office:value-type="float" office:value="423">
            <text:p>423</text:p>
          </table:table-cell>
          <table:table-cell office:value-type="float" office:value="1950">
            <text:p>1950</text:p>
          </table:table-cell>
          <table:table-cell office:value-type="float" office:value="512">
            <text:p>512</text:p>
          </table:table-cell>
          <table:table-cell office:value-type="float" office:value="1848">
            <text:p>1848</text:p>
          </table:table-cell>
          <table:table-cell table:number-columns-repeated="2"/>
          <table:table-cell office:value-type="float" office:value="653">
            <text:p>653</text:p>
          </table:table-cell>
          <table:table-cell office:value-type="float" office:value="1635">
            <text:p>1635</text:p>
          </table:table-cell>
          <table:table-cell table:number-columns-repeated="2"/>
          <table:table-cell office:value-type="float" office:value="806">
            <text:p>806</text:p>
          </table:table-cell>
          <table:table-cell office:value-type="float" office:value="1601">
            <text:p>16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1/12/2016</text:date>, <text:time>17:5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12-11T17:51:44</dc:date>
    <dc:creator>Pete Restall</dc:creator>
    <meta:editing-duration>P4DT22H44M41S</meta:editing-duration>
    <meta:editing-cycles>420</meta:editing-cycles>
    <meta:generator>OpenOffice.org/3.3$Unix OpenOffice.org_project/330m20$Build-9567</meta:generator>
    <meta:document-statistic meta:table-count="10" meta:cell-count="20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3cm" svg:height="11.208cm" xlink:href=".." xlink:type="simple" chart:class="chart:scatter" chart:style-name="ch1">
        <chart:title svg:x="8.021cm" svg:y="0.36cm" chart:style-name="ch2">
          <text:p>Sunrise and Sunset</text:p>
        </chart:title>
        <chart:legend chart:legend-position="end" svg:x="17.623cm" svg:y="4.634cm" chart:style-name="ch3"/>
        <chart:plot-area chart:style-name="ch4" table:cell-range-address="SunriseSunset.A65:SunriseSunset.A76 SunriseSunset.A22:SunriseSunset.A33 SunriseSunset.J22:SunriseSunset.K33 SunriseSunset.M65:SunriseSunset.N76" chart:data-source-has-labels="column" svg:x="1.41cm" svg:y="1.811cm" svg:width="15.415cm" svg:height="8.192cm">
          <chartooo:coordinate-region svg:x="2.137cm" svg:y="2.01cm" svg:width="14.501cm" svg:height="7.346cm"/>
          <chart:axis chart:dimension="x" chart:name="primary-x" chart:style-name="ch5">
            <chart:title svg:x="8.623cm" svg:y="10.227cm" chart:style-name="ch6">
              <text:p>Month</text:p>
            </chart:title>
            <chart:categories table:cell-range-address="SunriseSunset.A65:SunriseSunset.A76"/>
          </chart:axis>
          <chart:axis chart:dimension="y" chart:name="primary-y" chart:style-name="ch5">
            <chart:title svg:x="0.451cm" svg:y="7.539cm" chart:style-name="ch7">
              <text:p>Minutes past Midnight</text:p>
            </chart:title>
            <chart:grid chart:style-name="ch8" chart:class="major"/>
          </chart:axis>
          <chart:series chart:style-name="ch9" chart:values-cell-range-address="SunriseSunset.J22:SunriseSunset.J33" chart:class="chart:scatter">
            <chart:domain table:cell-range-address="SunriseSunset.A22:SunriseSunset.A33"/>
            <chart:data-point chart:repeated="12"/>
          </chart:series>
          <chart:series chart:style-name="ch10" chart:values-cell-range-address="SunriseSunset.M65:SunriseSunset.M76" chart:class="chart:scatter">
            <chart:data-point chart:repeated="12"/>
          </chart:series>
          <chart:series chart:style-name="ch11" chart:values-cell-range-address="SunriseSunset.N65:SunriseSunset.N76" chart:class="chart:scatter">
            <chart:data-point chart:repeated="12"/>
          </chart:series>
          <chart:series chart:style-name="ch12" chart:values-cell-range-address="SunriseSunset.K22:SunriseSunset.K3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unriseSunset.A65:SunriseSunset.A76</svg:desc>
                </draw:g>
              </table:table-cell>
              <table:table-cell office:value-type="float" office:value="NaN">
                <text:p>NaN</text:p>
                <draw:g>
                  <svg:desc>SunriseSunset.A22:SunriseSunset.A33</svg:desc>
                </draw:g>
              </table:table-cell>
              <table:table-cell office:value-type="float" office:value="0.3375">
                <text:p>0.3375</text:p>
                <draw:g>
                  <svg:desc>SunriseSunset.J22:SunriseSunset.J33</svg:desc>
                </draw:g>
              </table:table-cell>
              <table:table-cell office:value-type="float" office:value="0.297934825798689">
                <text:p>0.297934825798689</text:p>
                <draw:g>
                  <svg:desc>SunriseSunset.M65:SunriseSunset.M76</svg:desc>
                </draw:g>
              </table:table-cell>
              <table:table-cell office:value-type="float" office:value="0.707767685505542">
                <text:p>0.707767685505542</text:p>
                <draw:g>
                  <svg:desc>SunriseSunset.N65:SunriseSunset.N76</svg:desc>
                </draw:g>
              </table:table-cell>
              <table:table-cell office:value-type="float" office:value="0.668055555555556">
                <text:p>0.668055555555556</text:p>
                <draw:g>
                  <svg:desc>SunriseSunset.K22:SunriseSunset.K3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NaN">
                <text:p>NaN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282624792073778">
                <text:p>0.282624792073778</text:p>
              </table:table-cell>
              <table:table-cell office:value-type="float" office:value="0.737385551315276">
                <text:p>0.737385551315276</text:p>
              </table:table-cell>
              <table:table-cell office:value-type="float" office:value="0.700694444444444">
                <text:p>0.7006944444444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NaN">
                <text:p>NaN</text:p>
              </table:table-cell>
              <table:table-cell office:value-type="float" office:value="0.28125">
                <text:p>0.28125</text:p>
              </table:table-cell>
              <table:table-cell office:value-type="float" office:value="0.246849686949641">
                <text:p>0.246849686949641</text:p>
              </table:table-cell>
              <table:table-cell office:value-type="float" office:value="0.771418875821111">
                <text:p>0.771418875821111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NaN">
                <text:p>NaN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197522461568809">
                <text:p>0.197522461568809</text:p>
              </table:table-cell>
              <table:table-cell office:value-type="float" office:value="0.809076557417851">
                <text:p>0.809076557417851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NaN">
                <text:p>NaN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48564931780937">
                <text:p>0.148564931780937</text:p>
              </table:table-cell>
              <table:table-cell office:value-type="float" office:value="0.848918735476472">
                <text:p>0.848918735476472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NaN">
                <text:p>NaN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0.110453593862222">
                <text:p>0.110453593862222</text:p>
              </table:table-cell>
              <table:table-cell office:value-type="float" office:value="0.888023672325055">
                <text:p>0.888023672325055</text:p>
              </table:table-cell>
              <table:table-cell office:value-type="float" office:value="0.838888888888889">
                <text:p>0.83888888888888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NaN">
                <text:p>NaN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08295973895351">
                <text:p>0.108295973895351</text:p>
              </table:table-cell>
              <table:table-cell office:value-type="float" office:value="0.897481862428323">
                <text:p>0.897481862428323</text:p>
              </table:table-cell>
              <table:table-cell office:value-type="float" office:value="0.847916666666667">
                <text:p>0.84791666666666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NaN">
                <text:p>NaN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142113646835655">
                <text:p>0.142113646835655</text:p>
              </table:table-cell>
              <table:table-cell office:value-type="float" office:value="0.866246074451355">
                <text:p>0.86624607445135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NaN">
                <text:p>NaN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182519260676062">
                <text:p>0.182519260676062</text:p>
              </table:table-cell>
              <table:table-cell office:value-type="float" office:value="0.816812939045909">
                <text:p>0.816812939045909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NaN">
                <text:p>NaN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217919539044393">
                <text:p>0.217919539044393</text:p>
              </table:table-cell>
              <table:table-cell office:value-type="float" office:value="0.767260765011439">
                <text:p>0.767260765011439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NaN">
                <text:p>NaN</text:p>
              </table:table-cell>
              <table:table-cell office:value-type="float" office:value="0.2875">
                <text:p>0.2875</text:p>
              </table:table-cell>
              <table:table-cell office:value-type="float" office:value="0.253011272636158">
                <text:p>0.253011272636158</text:p>
              </table:table-cell>
              <table:table-cell office:value-type="float" office:value="0.724302989662759">
                <text:p>0.724302989662759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NaN">
                <text:p>NaN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283867765597865">
                <text:p>0.283867765597865</text:p>
              </table:table-cell>
              <table:table-cell office:value-type="float" office:value="0.701784245034677">
                <text:p>0.701784245034677</text:p>
              </table:table-cell>
              <table:table-cell office:value-type="float" office:value="0.663194444444444">
                <text:p>0.66319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